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Deja Vu Sans Mono', 'Bitstream Vera Sans Mono', monospace"/>
    <style:font-face style:name="goudy old style" svg:font-family="'goudy old style', 'minion pro', 'bell mt', Georgia, 'Hiragino Mincho Pro'"/>
    <style:font-face style:name="monospace" svg:font-family="monospace, serif"/>
    <style:font-face style:name="roboto" svg:font-family="roboto"/>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P1" style:family="paragraph" style:parent-style-name="Standard">
      <style:text-properties officeooo:paragraph-rsid="000d2729"/>
    </style:style>
    <style:style style:name="P2" style:family="paragraph" style:parent-style-name="Standard">
      <style:text-properties fo:font-variant="normal" fo:text-transform="none" fo:color="#000000" style:font-name="sans-serif" fo:font-size="9pt" fo:letter-spacing="normal" fo:font-style="normal" fo:font-weight="normal" officeooo:rsid="00251c3a" officeooo:paragraph-rsid="00259f76" style:font-name-asian="Ubuntu" style:font-size-asian="9pt" style:font-weight-asian="normal" style:font-size-complex="9pt" style:font-weight-complex="normal"/>
    </style:style>
    <style:style style:name="P3" style:family="paragraph" style:parent-style-name="Standard">
      <style:text-properties fo:font-variant="normal" fo:text-transform="none" fo:color="#000000" style:font-name="Ubuntu" fo:font-size="10.5pt" fo:letter-spacing="normal" fo:font-weight="normal" officeooo:rsid="0012bb71" officeooo:paragraph-rsid="0012bb71" style:font-name-asian="Ubuntu" style:font-size-asian="10.5pt" style:font-weight-asian="normal" style:font-size-complex="10.5pt" style:font-weight-complex="normal"/>
    </style:style>
    <style:style style:name="P4" style:family="paragraph" style:parent-style-name="Standard">
      <style:text-properties fo:font-variant="normal" fo:text-transform="none" fo:color="#000000" style:font-name="Ubuntu" fo:font-size="10.5pt" fo:letter-spacing="normal" fo:font-weight="normal" officeooo:rsid="0012cbd3" officeooo:paragraph-rsid="0012cbd3" style:font-name-asian="Ubuntu" style:font-size-asian="10.5pt" style:font-weight-asian="normal" style:font-size-complex="10.5pt" style:font-weight-complex="normal"/>
    </style:style>
    <style:style style:name="P5" style:family="paragraph" style:parent-style-name="Standard">
      <style:text-properties fo:font-variant="normal" fo:text-transform="none" fo:color="#000000" style:font-name="Ubuntu" fo:font-size="10.5pt" fo:letter-spacing="normal" fo:font-weight="normal" officeooo:rsid="0012cbd3" officeooo:paragraph-rsid="0012cbd3" style:font-name-asian="Ubuntu" style:font-size-asian="10.5pt" style:font-style-asian="normal" style:font-weight-asian="normal" style:font-size-complex="10.5pt" style:font-weight-complex="normal"/>
    </style:style>
    <style:style style:name="P6" style:family="paragraph" style:parent-style-name="Standard">
      <style:text-properties fo:font-variant="normal" fo:text-transform="none" fo:color="#000000" style:font-name="Ubuntu" fo:font-size="10.5pt" fo:letter-spacing="normal" fo:font-style="normal" fo:font-weight="normal" officeooo:rsid="00169a86" officeooo:paragraph-rsid="00169a86" style:font-name-asian="Ubuntu" style:font-size-asian="10.5pt" style:font-weight-asian="normal" style:font-size-complex="10.5pt" style:font-weight-complex="normal"/>
    </style:style>
    <style:style style:name="P7" style:family="paragraph" style:parent-style-name="Standard">
      <style:text-properties fo:font-variant="normal" fo:text-transform="none" fo:color="#000000" style:font-name="Ubuntu" fo:font-size="10.5pt" fo:letter-spacing="normal" fo:font-style="normal" fo:font-weight="normal" officeooo:rsid="0019a13b" officeooo:paragraph-rsid="0019a13b" style:font-name-asian="Ubuntu" style:font-size-asian="10.5pt" style:font-weight-asian="normal" style:font-size-complex="10.5pt" style:font-weight-complex="normal"/>
    </style:style>
    <style:style style:name="P8" style:family="paragraph" style:parent-style-name="Standard">
      <style:text-properties fo:font-variant="normal" fo:text-transform="none" fo:color="#000000" style:font-name="Ubuntu" fo:font-size="10.5pt" fo:letter-spacing="normal" fo:font-style="normal" fo:font-weight="normal" officeooo:rsid="001d76a0" officeooo:paragraph-rsid="0019a13b" style:font-name-asian="Ubuntu" style:font-size-asian="10.5pt" style:font-weight-asian="normal" style:font-size-complex="10.5pt" style:font-weight-complex="normal"/>
    </style:style>
    <style:style style:name="P9" style:family="paragraph" style:parent-style-name="Standard">
      <style:text-properties fo:font-variant="normal" fo:text-transform="none" fo:color="#000000" style:font-name="Ubuntu" fo:font-size="10.5pt" fo:letter-spacing="normal" fo:font-style="normal" fo:font-weight="normal" officeooo:rsid="001d76a0" officeooo:paragraph-rsid="001d76a0" style:font-name-asian="Ubuntu" style:font-size-asian="10.5pt" style:font-weight-asian="normal" style:font-size-complex="10.5pt" style:font-weight-complex="normal"/>
    </style:style>
    <style:style style:name="P10" style:family="paragraph" style:parent-style-name="Standard">
      <style:text-properties fo:font-variant="normal" fo:text-transform="none" fo:color="#000000" style:font-name="Ubuntu" fo:font-size="10.5pt" fo:letter-spacing="normal" fo:font-style="normal" fo:font-weight="normal" officeooo:rsid="0020aa21" officeooo:paragraph-rsid="0020aa21" style:font-name-asian="Ubuntu" style:font-size-asian="10.5pt" style:font-weight-asian="normal" style:font-size-complex="10.5pt" style:font-weight-complex="normal"/>
    </style:style>
    <style:style style:name="P11" style:family="paragraph" style:parent-style-name="Standard">
      <style:text-properties fo:font-variant="normal" fo:text-transform="none" fo:color="#000000" style:font-name="Ubuntu" fo:font-size="10.5pt" fo:letter-spacing="normal" fo:font-style="normal" fo:font-weight="normal" officeooo:rsid="0021db76" officeooo:paragraph-rsid="0021db76" style:font-name-asian="Ubuntu" style:font-size-asian="10.5pt" style:font-weight-asian="normal" style:font-size-complex="10.5pt" style:font-weight-complex="normal"/>
    </style:style>
    <style:style style:name="P12" style:family="paragraph" style:parent-style-name="Standard">
      <style:text-properties fo:font-variant="normal" fo:text-transform="none" fo:color="#000000" style:font-name="Ubuntu" fo:font-size="10.5pt" fo:letter-spacing="normal" fo:font-style="normal" fo:font-weight="normal" officeooo:rsid="0022a0b6" officeooo:paragraph-rsid="0022a0b6" style:font-name-asian="Ubuntu" style:font-size-asian="10.5pt" style:font-weight-asian="normal" style:font-size-complex="10.5pt" style:font-weight-complex="normal"/>
    </style:style>
    <style:style style:name="P13" style:family="paragraph" style:parent-style-name="Standard">
      <style:text-properties fo:font-variant="normal" fo:text-transform="none" fo:color="#000000" style:font-name="Ubuntu" fo:font-size="10.5pt" fo:letter-spacing="normal" fo:font-style="normal" fo:font-weight="normal" officeooo:rsid="00251c3a" officeooo:paragraph-rsid="00251c3a" style:font-name-asian="Ubuntu" style:font-size-asian="10.5pt" style:font-weight-asian="normal" style:font-size-complex="10.5pt" style:font-weight-complex="normal"/>
    </style:style>
    <style:style style:name="P14" style:family="paragraph" style:parent-style-name="Standard">
      <style:text-properties fo:font-variant="normal" fo:text-transform="none" fo:color="#000000" style:font-name="Ubuntu" fo:font-size="10.5pt" fo:letter-spacing="normal" fo:font-style="normal" fo:font-weight="bold" officeooo:rsid="00169a86" officeooo:paragraph-rsid="00169a86" style:font-name-asian="Ubuntu" style:font-size-asian="10.5pt" style:font-weight-asian="bold" style:font-size-complex="10.5pt" style:font-weight-complex="bold"/>
    </style:style>
    <style:style style:name="P15" style:family="paragraph" style:parent-style-name="Standard">
      <style:text-properties fo:font-variant="normal" fo:text-transform="none" fo:color="#000000" style:font-name="Ubuntu" fo:font-size="10.5pt" fo:letter-spacing="normal" fo:font-style="normal" fo:font-weight="bold" officeooo:rsid="0019a13b" officeooo:paragraph-rsid="0019a13b" style:font-name-asian="Ubuntu" style:font-size-asian="10.5pt" style:font-weight-asian="bold" style:font-size-complex="10.5pt" style:font-weight-complex="bold"/>
    </style:style>
    <style:style style:name="P16" style:family="paragraph" style:parent-style-name="Standard">
      <style:text-properties fo:font-variant="normal" fo:text-transform="none" fo:color="#3e4349" style:font-name="goudy old style" fo:font-size="12.75pt" fo:letter-spacing="normal" fo:font-style="normal" fo:font-weight="normal" officeooo:rsid="00259f76" officeooo:paragraph-rsid="00259f76"/>
    </style:style>
    <style:style style:name="P17" style:family="paragraph" style:parent-style-name="Standard">
      <style:text-properties fo:font-variant="normal" fo:text-transform="none" fo:color="#3e4349" style:font-name="goudy old style" fo:font-size="12.75pt" fo:letter-spacing="normal" fo:font-style="normal" fo:font-weight="normal" officeooo:rsid="0026b439" officeooo:paragraph-rsid="0026b439" style:font-name-asian="Ubuntu" style:font-size-asian="10.5pt" style:font-size-complex="10.5pt"/>
    </style:style>
    <style:style style:name="P18" style:family="paragraph" style:parent-style-name="Standard">
      <style:text-properties fo:font-variant="normal" fo:text-transform="none" fo:color="#3e4349" style:font-name="goudy old style" fo:font-size="12.75pt" fo:letter-spacing="normal" fo:font-style="normal" fo:font-weight="normal" officeooo:rsid="0028a702" officeooo:paragraph-rsid="0028a702" style:font-name-asian="Ubuntu" style:font-size-asian="10.5pt" style:font-size-complex="10.5pt"/>
    </style:style>
    <style:style style:name="P19" style:family="paragraph" style:parent-style-name="Standard">
      <style:text-properties fo:font-variant="normal" fo:text-transform="none" fo:color="#3e4349" style:font-name="Ubuntu" fo:font-size="10.5pt" fo:letter-spacing="normal" fo:font-style="normal" fo:font-weight="normal" officeooo:rsid="00259f76" officeooo:paragraph-rsid="00259f76" style:font-name-asian="Ubuntu" style:font-size-asian="10.5pt" style:font-size-complex="10.5pt"/>
    </style:style>
    <style:style style:name="P20" style:family="paragraph" style:parent-style-name="Standard">
      <style:text-properties fo:font-variant="normal" fo:text-transform="none" fo:color="#3e4349" style:font-name="Ubuntu" fo:font-size="10.5pt" fo:letter-spacing="normal" fo:font-style="normal" fo:font-weight="normal" officeooo:rsid="0026b439" officeooo:paragraph-rsid="0026b439" style:font-name-asian="Ubuntu" style:font-size-asian="10.5pt" style:font-size-complex="10.5pt"/>
    </style:style>
    <style:style style:name="P21" style:family="paragraph" style:parent-style-name="Standard">
      <style:text-properties fo:font-variant="normal" fo:text-transform="none" fo:color="#3e4349" style:font-name="Ubuntu" fo:font-size="10.5pt" fo:letter-spacing="normal" fo:font-style="normal" fo:font-weight="normal" officeooo:rsid="0028a702" officeooo:paragraph-rsid="0028a702" style:font-name-asian="Ubuntu" style:font-size-asian="10.5pt" style:font-size-complex="10.5pt"/>
    </style:style>
    <style:style style:name="P22" style:family="paragraph" style:parent-style-name="Standard">
      <style:text-properties fo:font-variant="normal" fo:text-transform="none" fo:color="#3e4349" style:font-name="Ubuntu" fo:font-size="10.5pt" fo:letter-spacing="normal" fo:font-style="normal" fo:font-weight="normal" officeooo:rsid="00251c3a" officeooo:paragraph-rsid="00251c3a" style:font-name-asian="Ubuntu" style:font-size-asian="10.5pt" style:font-weight-asian="normal" style:font-size-complex="10.5pt" style:font-weight-complex="normal"/>
    </style:style>
    <style:style style:name="P23" style:family="paragraph" style:parent-style-name="Standard">
      <style:text-properties fo:font-variant="normal" fo:text-transform="none" fo:color="#444444" style:font-name="Ubuntu" fo:font-size="10.5pt" fo:letter-spacing="normal" fo:font-style="normal" fo:font-weight="normal" officeooo:rsid="001046aa" officeooo:paragraph-rsid="001046aa" style:font-name-asian="Ubuntu" style:font-size-asian="10.5pt" style:font-weight-asian="normal" style:font-size-complex="10.5pt" style:font-weight-complex="normal"/>
    </style:style>
    <style:style style:name="P24" style:family="paragraph" style:parent-style-name="Standard">
      <style:text-properties fo:font-variant="normal" fo:text-transform="none" fo:color="#444444" style:font-name="Ubuntu" fo:font-size="10.5pt" fo:letter-spacing="normal" fo:font-weight="normal" officeooo:rsid="000bf5e9" officeooo:paragraph-rsid="000bf5e9" style:font-name-asian="Ubuntu" style:font-size-asian="10.5pt" style:font-style-asian="normal" style:font-weight-asian="normal" style:font-size-complex="10.5pt" style:font-weight-complex="normal"/>
    </style:style>
    <style:style style:name="P25" style:family="paragraph" style:parent-style-name="Standard">
      <style:text-properties fo:font-variant="normal" fo:text-transform="none" fo:color="#004586" style:font-name="Ubuntu" fo:font-size="10.5pt" fo:letter-spacing="normal" fo:font-style="normal" fo:font-weight="bold" officeooo:rsid="00183f34" officeooo:paragraph-rsid="00183f34" style:font-name-asian="Ubuntu" style:font-size-asian="10.5pt" style:font-weight-asian="bold" style:font-size-complex="10.5pt" style:font-weight-complex="bold"/>
    </style:style>
    <style:style style:name="P26" style:family="paragraph" style:parent-style-name="Standard">
      <style:text-properties fo:font-variant="normal" fo:text-transform="none" fo:color="#004586" style:font-name="Ubuntu" fo:font-size="10.5pt" fo:letter-spacing="normal" fo:font-style="normal" fo:font-weight="normal" officeooo:rsid="00183f34" officeooo:paragraph-rsid="00183f34" style:font-name-asian="Ubuntu" style:font-size-asian="10.5pt" style:font-weight-asian="normal" style:font-size-complex="10.5pt" style:font-weight-complex="normal"/>
    </style:style>
    <style:style style:name="P27" style:family="paragraph" style:parent-style-name="Standard">
      <style:text-properties fo:font-variant="normal" fo:text-transform="none" fo:color="#004586" style:font-name="Ubuntu" fo:font-size="10.5pt" fo:letter-spacing="normal" fo:font-style="normal" fo:font-weight="normal" officeooo:rsid="0019a13b" officeooo:paragraph-rsid="0019a13b" style:font-name-asian="Ubuntu" style:font-size-asian="10.5pt" style:font-weight-asian="normal" style:font-size-complex="10.5pt" style:font-weight-complex="normal"/>
    </style:style>
    <style:style style:name="P28" style:family="paragraph" style:parent-style-name="Standard">
      <style:text-properties fo:font-variant="normal" fo:text-transform="none" fo:color="#004586" style:font-name="Ubuntu" fo:font-size="10.5pt" fo:letter-spacing="normal" fo:font-style="normal" fo:font-weight="normal" officeooo:rsid="001bd38c" officeooo:paragraph-rsid="001bd38c" style:font-name-asian="Ubuntu" style:font-size-asian="10.5pt" style:font-weight-asian="normal" style:font-size-complex="10.5pt" style:font-weight-complex="normal"/>
    </style:style>
    <style:style style:name="P29" style:family="paragraph" style:parent-style-name="Standard">
      <style:text-properties fo:font-variant="normal" fo:text-transform="none" fo:color="#004586" style:font-name="Ubuntu" fo:font-size="10.5pt" fo:letter-spacing="normal" fo:font-style="normal" fo:font-weight="normal" officeooo:rsid="001c8ac5" officeooo:paragraph-rsid="001c8ac5" style:font-name-asian="Ubuntu" style:font-size-asian="10.5pt" style:font-weight-asian="normal" style:font-size-complex="10.5pt" style:font-weight-complex="normal"/>
    </style:style>
    <style:style style:name="P30" style:family="paragraph" style:parent-style-name="Standard">
      <style:text-properties fo:font-variant="normal" fo:text-transform="none" style:use-window-font-color="true" style:font-name="Ubuntu" fo:font-size="10.5pt" fo:letter-spacing="normal" fo:font-style="normal" fo:font-weight="normal" officeooo:rsid="001c8ac5" officeooo:paragraph-rsid="001c8ac5" style:font-name-asian="Ubuntu" style:font-size-asian="10.5pt" style:font-weight-asian="normal" style:font-size-complex="10.5pt" style:font-weight-complex="normal"/>
    </style:style>
    <style:style style:name="P31" style:family="paragraph" style:parent-style-name="Standard">
      <style:text-properties fo:font-variant="normal" fo:text-transform="none" fo:color="#545454" style:font-name="Ubuntu" fo:font-size="10.5pt" fo:letter-spacing="normal" fo:font-style="normal" fo:font-weight="normal" officeooo:rsid="0022a0b6" officeooo:paragraph-rsid="002353bd" style:font-name-asian="Ubuntu" style:font-size-asian="10.5pt" style:font-weight-asian="normal" style:font-size-complex="10.5pt" style:font-weight-complex="normal"/>
    </style:style>
    <style:style style:name="P32" style:family="paragraph" style:parent-style-name="Standard">
      <style:text-properties fo:font-variant="normal" fo:text-transform="none" fo:color="#463e2f" style:font-name="roboto" fo:font-size="12.75pt" fo:letter-spacing="normal" fo:font-style="normal" fo:font-weight="normal" officeooo:rsid="00391a34" officeooo:paragraph-rsid="00391a34" style:font-name-asian="Ubuntu" style:font-size-asian="10.5pt" style:font-size-complex="10.5pt"/>
    </style:style>
    <style:style style:name="P33" style:family="paragraph" style:parent-style-name="Standard">
      <style:text-properties officeooo:paragraph-rsid="00251c3a"/>
    </style:style>
    <style:style style:name="P34" style:family="paragraph" style:parent-style-name="Standard">
      <style:text-properties officeooo:rsid="00259f76" officeooo:paragraph-rsid="00259f76"/>
    </style:style>
    <style:style style:name="P35" style:family="paragraph" style:parent-style-name="Standard">
      <style:text-properties style:font-name="Ubuntu" fo:font-size="10.5pt" fo:font-weight="bold" style:font-name-asian="Ubuntu" style:font-size-asian="10.5pt" style:font-weight-asian="bold" style:font-size-complex="10.5pt" style:font-weight-complex="bold"/>
    </style:style>
    <style:style style:name="P36" style:family="paragraph" style:parent-style-name="Standard">
      <style:text-properties style:font-name="Ubuntu" fo:font-size="10.5pt" fo:font-weight="bold" officeooo:rsid="00169a86" officeooo:paragraph-rsid="00169a86" style:font-name-asian="Ubuntu" style:font-size-asian="10.5pt" style:font-weight-asian="bold" style:font-size-complex="10.5pt" style:font-weight-complex="bold"/>
    </style:style>
    <style:style style:name="P37" style:family="paragraph" style:parent-style-name="Standard">
      <style:text-properties style:font-name="Ubuntu" fo:font-size="10.5pt" fo:font-weight="bold" officeooo:rsid="00259f76" officeooo:paragraph-rsid="00259f76" style:font-name-asian="Ubuntu" style:font-size-asian="10.5pt" style:font-weight-asian="bold" style:font-size-complex="10.5pt" style:font-weight-complex="bold"/>
    </style:style>
    <style:style style:name="P38" style:family="paragraph" style:parent-style-name="Standard">
      <style:text-properties style:font-name="Ubuntu" fo:font-size="10.5pt" fo:font-weight="bold" officeooo:rsid="002f3fb1" officeooo:paragraph-rsid="002f3fb1" style:font-name-asian="Ubuntu" style:font-size-asian="10.5pt" style:font-weight-asian="bold" style:font-size-complex="10.5pt" style:font-weight-complex="bold"/>
    </style:style>
    <style:style style:name="P39" style:family="paragraph" style:parent-style-name="Standard">
      <style:text-properties style:font-name="Ubuntu" fo:font-size="10.5pt" fo:font-weight="bold" officeooo:rsid="00323ff4" officeooo:paragraph-rsid="00323ff4" style:font-name-asian="Ubuntu" style:font-size-asian="10.5pt" style:font-weight-asian="bold" style:font-size-complex="10.5pt" style:font-weight-complex="bold"/>
    </style:style>
    <style:style style:name="P40" style:family="paragraph" style:parent-style-name="Standard">
      <style:text-properties style:font-name="Ubuntu" fo:font-size="10.5pt" fo:font-weight="bold" officeooo:rsid="00348232" officeooo:paragraph-rsid="00348232" style:font-name-asian="Ubuntu" style:font-size-asian="10.5pt" style:font-weight-asian="bold" style:font-size-complex="10.5pt" style:font-weight-complex="bold"/>
    </style:style>
    <style:style style:name="P41" style:family="paragraph" style:parent-style-name="Standard">
      <style:text-properties style:font-name="Ubuntu" fo:font-size="10.5pt" fo:font-weight="bold" officeooo:rsid="0036286d" officeooo:paragraph-rsid="0036286d" style:font-name-asian="Ubuntu" style:font-size-asian="10.5pt" style:font-weight-asian="bold" style:font-size-complex="10.5pt" style:font-weight-complex="bold"/>
    </style:style>
    <style:style style:name="P42" style:family="paragraph" style:parent-style-name="Standard">
      <style:text-properties style:font-name="Ubuntu" fo:font-size="10.5pt" fo:font-weight="bold" officeooo:rsid="00365ac7" officeooo:paragraph-rsid="00365ac7" style:font-name-asian="Ubuntu" style:font-size-asian="10.5pt" style:font-weight-asian="bold" style:font-size-complex="10.5pt" style:font-weight-complex="bold"/>
    </style:style>
    <style:style style:name="P43" style:family="paragraph" style:parent-style-name="Standard">
      <style:text-properties style:font-name="Ubuntu" fo:font-size="10.5pt" fo:font-weight="bold" officeooo:rsid="0036a618" officeooo:paragraph-rsid="0036a618" style:font-name-asian="Ubuntu" style:font-size-asian="10.5pt" style:font-weight-asian="bold" style:font-size-complex="10.5pt" style:font-weight-complex="bold"/>
    </style:style>
    <style:style style:name="P44" style:family="paragraph" style:parent-style-name="Standard">
      <style:text-properties style:font-name="Ubuntu" fo:font-size="10.5pt" fo:font-weight="bold" officeooo:rsid="0049a8b0" officeooo:paragraph-rsid="00483614" style:font-name-asian="Ubuntu" style:font-size-asian="10.5pt" style:font-weight-asian="bold" style:font-size-complex="10.5pt" style:font-weight-complex="bold"/>
    </style:style>
    <style:style style:name="P45" style:family="paragraph" style:parent-style-name="Standard">
      <style:text-properties style:font-name="Ubuntu" fo:font-size="10.5pt" fo:font-weight="bold" officeooo:rsid="0049a8b0" officeooo:paragraph-rsid="004f680d" style:font-name-asian="Ubuntu" style:font-size-asian="10.5pt" style:font-weight-asian="bold" style:font-size-complex="10.5pt" style:font-weight-complex="bold"/>
    </style:style>
    <style:style style:name="P46" style:family="paragraph" style:parent-style-name="Standard">
      <style:text-properties style:font-name="Ubuntu" fo:font-size="10.5pt" fo:font-weight="bold" officeooo:rsid="005ab759" officeooo:paragraph-rsid="005ab759" style:font-name-asian="Ubuntu" style:font-size-asian="10.5pt" style:font-weight-asian="bold" style:font-size-complex="10.5pt" style:font-weight-complex="bold"/>
    </style:style>
    <style:style style:name="P47" style:family="paragraph" style:parent-style-name="Standard">
      <style:text-properties style:font-name="Ubuntu" fo:font-size="10.5pt" fo:font-weight="bold" officeooo:rsid="006247ce" officeooo:paragraph-rsid="006247ce" style:font-name-asian="Ubuntu" style:font-size-asian="10.5pt" style:font-weight-asian="bold" style:font-size-complex="10.5pt" style:font-weight-complex="bold"/>
    </style:style>
    <style:style style:name="P48" style:family="paragraph" style:parent-style-name="Standard">
      <style:text-properties style:font-name="Ubuntu" fo:font-size="10.5pt" fo:font-weight="normal" officeooo:rsid="00081bc4" officeooo:paragraph-rsid="00081bc4" style:font-name-asian="Ubuntu" style:font-size-asian="10.5pt" style:font-weight-asian="normal" style:font-size-complex="10.5pt" style:font-weight-complex="normal"/>
    </style:style>
    <style:style style:name="P49" style:family="paragraph" style:parent-style-name="Standard">
      <style:text-properties style:font-name="Ubuntu" fo:font-size="10.5pt" fo:font-weight="normal" officeooo:rsid="000a9e50" officeooo:paragraph-rsid="000a9e50" style:font-name-asian="Ubuntu" style:font-size-asian="10.5pt" style:font-weight-asian="normal" style:font-size-complex="10.5pt" style:font-weight-complex="normal"/>
    </style:style>
    <style:style style:name="P50" style:family="paragraph" style:parent-style-name="Standard">
      <style:text-properties style:font-name="Ubuntu" fo:font-size="10.5pt" fo:font-weight="normal" officeooo:rsid="000a9e50" officeooo:paragraph-rsid="0013b189" style:font-name-asian="Ubuntu" style:font-size-asian="10.5pt" style:font-weight-asian="normal" style:font-size-complex="10.5pt" style:font-weight-complex="normal"/>
    </style:style>
    <style:style style:name="P51" style:family="paragraph" style:parent-style-name="Standard">
      <style:text-properties style:font-name="Ubuntu" fo:font-size="10.5pt" fo:font-weight="normal" officeooo:rsid="000bf5e9" officeooo:paragraph-rsid="000bf5e9" style:font-name-asian="Ubuntu" style:font-size-asian="10.5pt" style:font-weight-asian="normal" style:font-size-complex="10.5pt" style:font-weight-complex="normal"/>
    </style:style>
    <style:style style:name="P52" style:family="paragraph" style:parent-style-name="Standard">
      <style:text-properties style:font-name="Ubuntu" fo:font-size="10.5pt" fo:font-weight="normal" officeooo:rsid="000d2729" officeooo:paragraph-rsid="000d2729" style:font-name-asian="Ubuntu" style:font-size-asian="10.5pt" style:font-weight-asian="normal" style:font-size-complex="10.5pt" style:font-weight-complex="normal"/>
    </style:style>
    <style:style style:name="P53" style:family="paragraph" style:parent-style-name="Standard">
      <style:text-properties style:font-name="Ubuntu" fo:font-size="10.5pt" fo:font-weight="normal" officeooo:rsid="001046aa" officeooo:paragraph-rsid="001046aa" style:font-name-asian="Ubuntu" style:font-size-asian="10.5pt" style:font-weight-asian="normal" style:font-size-complex="10.5pt" style:font-weight-complex="normal"/>
    </style:style>
    <style:style style:name="P54" style:family="paragraph" style:parent-style-name="Standard">
      <style:text-properties style:font-name="Ubuntu" fo:font-size="10.5pt" fo:font-weight="normal" officeooo:rsid="0012bb71" officeooo:paragraph-rsid="0012bb71" style:font-name-asian="Ubuntu" style:font-size-asian="10.5pt" style:font-weight-asian="normal" style:font-size-complex="10.5pt" style:font-weight-complex="normal"/>
    </style:style>
    <style:style style:name="P55" style:family="paragraph" style:parent-style-name="Standard">
      <style:text-properties style:font-name="Ubuntu" fo:font-size="10.5pt" fo:font-weight="normal" officeooo:rsid="00154962" officeooo:paragraph-rsid="00154962" style:font-name-asian="Ubuntu" style:font-size-asian="10.5pt" style:font-weight-asian="normal" style:font-size-complex="10.5pt" style:font-weight-complex="normal"/>
    </style:style>
    <style:style style:name="P56" style:family="paragraph" style:parent-style-name="Standard">
      <style:text-properties style:font-name="Ubuntu" fo:font-size="10.5pt" fo:font-weight="normal" officeooo:rsid="0013b189" officeooo:paragraph-rsid="0013b189" style:font-name-asian="Ubuntu" style:font-size-asian="10.5pt" style:font-weight-asian="normal" style:font-size-complex="10.5pt" style:font-weight-complex="normal"/>
    </style:style>
    <style:style style:name="P57" style:family="paragraph" style:parent-style-name="Standard">
      <style:text-properties style:font-name="Ubuntu" fo:font-size="10.5pt" fo:font-weight="normal" officeooo:rsid="001602d8" officeooo:paragraph-rsid="001602d8" style:font-name-asian="Ubuntu" style:font-size-asian="10.5pt" style:font-weight-asian="normal" style:font-size-complex="10.5pt" style:font-weight-complex="normal"/>
    </style:style>
    <style:style style:name="P58" style:family="paragraph" style:parent-style-name="Standard">
      <style:text-properties style:font-name="Ubuntu" fo:font-size="10.5pt" fo:font-weight="normal" officeooo:rsid="001602d8" officeooo:paragraph-rsid="00154962" style:font-name-asian="Ubuntu" style:font-size-asian="10.5pt" style:font-weight-asian="normal" style:font-size-complex="10.5pt" style:font-weight-complex="normal"/>
    </style:style>
    <style:style style:name="P59" style:family="paragraph" style:parent-style-name="Standard">
      <style:text-properties style:font-name="Ubuntu" fo:font-size="10.5pt" fo:font-weight="normal" officeooo:rsid="005ab759" officeooo:paragraph-rsid="005ab759" style:font-name-asian="Ubuntu" style:font-size-asian="10.5pt" style:font-weight-asian="normal" style:font-size-complex="10.5pt" style:font-weight-complex="normal"/>
    </style:style>
    <style:style style:name="P60" style:family="paragraph" style:parent-style-name="Standard">
      <style:text-properties style:font-name="Ubuntu" fo:font-size="10.5pt" fo:font-weight="normal" officeooo:rsid="005b722d" officeooo:paragraph-rsid="005ab759" style:font-name-asian="Ubuntu" style:font-size-asian="10.5pt" style:font-weight-asian="normal" style:font-size-complex="10.5pt" style:font-weight-complex="normal"/>
    </style:style>
    <style:style style:name="P61" style:family="paragraph" style:parent-style-name="Standard">
      <style:text-properties style:font-name="Ubuntu" fo:font-size="10.5pt" fo:font-weight="normal" officeooo:rsid="005b722d" officeooo:paragraph-rsid="005b722d" style:font-name-asian="Ubuntu" style:font-size-asian="10.5pt" style:font-weight-asian="normal" style:font-size-complex="10.5pt" style:font-weight-complex="normal"/>
    </style:style>
    <style:style style:name="P62" style:family="paragraph" style:parent-style-name="Standard">
      <style:text-properties style:font-name="Ubuntu" fo:font-size="10.5pt" fo:font-weight="normal" officeooo:rsid="005e53c5" officeooo:paragraph-rsid="005e53c5" style:font-name-asian="Ubuntu" style:font-size-asian="10.5pt" style:font-weight-asian="normal" style:font-size-complex="10.5pt" style:font-weight-complex="normal"/>
    </style:style>
    <style:style style:name="P63" style:family="paragraph" style:parent-style-name="Standard">
      <style:text-properties style:font-name="Ubuntu" fo:font-size="10.5pt" officeooo:paragraph-rsid="00251c3a" style:font-name-asian="Ubuntu" style:font-size-asian="10.5pt" style:font-size-complex="10.5pt"/>
    </style:style>
    <style:style style:name="P64" style:family="paragraph" style:parent-style-name="Standard">
      <style:text-properties style:font-name="Ubuntu" fo:font-size="10.5pt" officeooo:rsid="00251c3a" officeooo:paragraph-rsid="00251c3a" style:font-name-asian="Ubuntu" style:font-size-asian="10.5pt" style:font-size-complex="10.5pt"/>
    </style:style>
    <style:style style:name="P65" style:family="paragraph" style:parent-style-name="Standard">
      <style:text-properties style:font-name="Ubuntu" fo:font-size="10.5pt" officeooo:rsid="00251c3a" officeooo:paragraph-rsid="0026b439" style:font-name-asian="Ubuntu" style:font-size-asian="10.5pt" style:font-size-complex="10.5pt"/>
    </style:style>
    <style:style style:name="P66" style:family="paragraph" style:parent-style-name="Standard">
      <style:text-properties style:font-name="Ubuntu" fo:font-size="10.5pt" officeooo:paragraph-rsid="00259f76" style:font-name-asian="Ubuntu" style:font-size-asian="10.5pt" style:font-size-complex="10.5pt"/>
    </style:style>
    <style:style style:name="P67" style:family="paragraph" style:parent-style-name="Standard">
      <style:text-properties style:font-name="Ubuntu" fo:font-size="10.5pt" officeooo:rsid="00259f76" officeooo:paragraph-rsid="00259f76" style:font-name-asian="Ubuntu" style:font-size-asian="10.5pt" style:font-size-complex="10.5pt"/>
    </style:style>
    <style:style style:name="P68" style:family="paragraph" style:parent-style-name="Standard">
      <style:text-properties style:font-name="Ubuntu" fo:font-size="10.5pt" officeooo:rsid="0028a702" officeooo:paragraph-rsid="0028a702" style:font-name-asian="Ubuntu" style:font-size-asian="10.5pt" style:font-size-complex="10.5pt"/>
    </style:style>
    <style:style style:name="P69" style:family="paragraph" style:parent-style-name="Standard">
      <style:text-properties style:font-name="Ubuntu" fo:font-size="10.5pt" officeooo:rsid="002f3fb1" officeooo:paragraph-rsid="002f3fb1" style:font-name-asian="Ubuntu" style:font-size-asian="10.5pt" style:font-size-complex="10.5pt"/>
    </style:style>
    <style:style style:name="P70" style:family="paragraph" style:parent-style-name="Standard">
      <style:text-properties style:font-name="Ubuntu" fo:font-size="10.5pt" officeooo:rsid="0030a5c5" officeooo:paragraph-rsid="0030a5c5" style:font-name-asian="Ubuntu" style:font-size-asian="10.5pt" style:font-size-complex="10.5pt"/>
    </style:style>
    <style:style style:name="P71" style:family="paragraph" style:parent-style-name="Standard">
      <style:text-properties style:font-name="Ubuntu" fo:font-size="10.5pt" officeooo:rsid="00323ff4" officeooo:paragraph-rsid="00323ff4" style:font-name-asian="Ubuntu" style:font-size-asian="10.5pt" style:font-size-complex="10.5pt"/>
    </style:style>
    <style:style style:name="P72" style:family="paragraph" style:parent-style-name="Standard">
      <style:text-properties style:font-name="Ubuntu" fo:font-size="10.5pt" officeooo:rsid="00331ddc" officeooo:paragraph-rsid="00331ddc" style:font-name-asian="Ubuntu" style:font-size-asian="10.5pt" style:font-size-complex="10.5pt"/>
    </style:style>
    <style:style style:name="P73" style:family="paragraph" style:parent-style-name="Standard">
      <style:text-properties style:font-name="Ubuntu" fo:font-size="10.5pt" officeooo:rsid="0036286d" officeooo:paragraph-rsid="0036286d" style:font-name-asian="Ubuntu" style:font-size-asian="10.5pt" style:font-size-complex="10.5pt"/>
    </style:style>
    <style:style style:name="P74" style:family="paragraph" style:parent-style-name="Standard">
      <style:text-properties style:font-name="Ubuntu" fo:font-size="10.5pt" officeooo:rsid="00365ac7" officeooo:paragraph-rsid="00365ac7" style:font-name-asian="Ubuntu" style:font-size-asian="10.5pt" style:font-size-complex="10.5pt"/>
    </style:style>
    <style:style style:name="P75" style:family="paragraph" style:parent-style-name="Standard">
      <style:text-properties style:font-name="Ubuntu" fo:font-size="10.5pt" officeooo:rsid="0036a618" officeooo:paragraph-rsid="0036a618" style:font-name-asian="Ubuntu" style:font-size-asian="10.5pt" style:font-size-complex="10.5pt"/>
    </style:style>
    <style:style style:name="P76" style:family="paragraph" style:parent-style-name="Standard">
      <style:text-properties style:font-name="Ubuntu" fo:font-size="10.5pt" officeooo:rsid="00391a34" officeooo:paragraph-rsid="00391a34" style:font-name-asian="Ubuntu" style:font-size-asian="10.5pt" style:font-size-complex="10.5pt"/>
    </style:style>
    <style:style style:name="P77" style:family="paragraph" style:parent-style-name="Standard">
      <style:text-properties style:font-name="Ubuntu" fo:font-size="10.5pt" officeooo:rsid="00391a34" officeooo:paragraph-rsid="003a0986" style:font-name-asian="Ubuntu" style:font-size-asian="10.5pt" style:font-size-complex="10.5pt"/>
    </style:style>
    <style:style style:name="P78" style:family="paragraph" style:parent-style-name="Standard">
      <style:text-properties style:font-name="Ubuntu" fo:font-size="10.5pt" officeooo:rsid="0039502a" officeooo:paragraph-rsid="0039502a" style:font-name-asian="Ubuntu" style:font-size-asian="10.5pt" style:font-size-complex="10.5pt"/>
    </style:style>
    <style:style style:name="P79" style:family="paragraph" style:parent-style-name="Standard">
      <style:text-properties style:font-name="Ubuntu" fo:font-size="10.5pt" officeooo:rsid="003ad299" officeooo:paragraph-rsid="00251c3a" style:font-name-asian="Ubuntu" style:font-size-asian="10.5pt" style:font-size-complex="10.5pt"/>
    </style:style>
    <style:style style:name="P80" style:family="paragraph" style:parent-style-name="Standard">
      <style:text-properties style:font-name="Ubuntu" fo:font-size="10.5pt" officeooo:rsid="003ad299" officeooo:paragraph-rsid="00520cfa" style:font-name-asian="Ubuntu" style:font-size-asian="10.5pt" style:font-size-complex="10.5pt"/>
    </style:style>
    <style:style style:name="P81" style:family="paragraph" style:parent-style-name="Standard">
      <style:text-properties style:font-name="Ubuntu" fo:font-size="10.5pt" officeooo:rsid="003da703" officeooo:paragraph-rsid="003da703" style:font-name-asian="Ubuntu" style:font-size-asian="10.5pt" style:font-size-complex="10.5pt"/>
    </style:style>
    <style:style style:name="P82" style:family="paragraph" style:parent-style-name="Standard">
      <style:text-properties style:font-name="Ubuntu" fo:font-size="10.5pt" officeooo:rsid="003e98c3" officeooo:paragraph-rsid="003e98c3" style:font-name-asian="Ubuntu" style:font-size-asian="10.5pt" style:font-size-complex="10.5pt"/>
    </style:style>
    <style:style style:name="P83" style:family="paragraph" style:parent-style-name="Standard">
      <style:text-properties style:font-name="Ubuntu" fo:font-size="10.5pt" officeooo:rsid="003fc32d" officeooo:paragraph-rsid="00251c3a" style:font-name-asian="Ubuntu" style:font-size-asian="10.5pt" style:font-size-complex="10.5pt"/>
    </style:style>
    <style:style style:name="P84" style:family="paragraph" style:parent-style-name="Standard">
      <style:text-properties style:font-name="Ubuntu" fo:font-size="10.5pt" officeooo:rsid="003fc32d" officeooo:paragraph-rsid="0050893a" style:font-name-asian="Ubuntu" style:font-size-asian="10.5pt" style:font-size-complex="10.5pt"/>
    </style:style>
    <style:style style:name="P85" style:family="paragraph" style:parent-style-name="Standard">
      <style:text-properties style:font-name="Ubuntu" fo:font-size="10.5pt" officeooo:rsid="00422eff" officeooo:paragraph-rsid="00422eff" style:font-name-asian="Ubuntu" style:font-size-asian="10.5pt" style:font-size-complex="10.5pt"/>
    </style:style>
    <style:style style:name="P86" style:family="paragraph" style:parent-style-name="Standard">
      <style:text-properties style:font-name="Ubuntu" fo:font-size="10.5pt" officeooo:rsid="00465b78" officeooo:paragraph-rsid="00465b78" style:font-name-asian="Ubuntu" style:font-size-asian="10.5pt" style:font-size-complex="10.5pt"/>
    </style:style>
    <style:style style:name="P87" style:family="paragraph" style:parent-style-name="Standard">
      <style:text-properties style:font-name="Ubuntu" fo:font-size="10.5pt" officeooo:rsid="00483614" officeooo:paragraph-rsid="00483614" style:font-name-asian="Ubuntu" style:font-size-asian="10.5pt" style:font-size-complex="10.5pt"/>
    </style:style>
    <style:style style:name="P88" style:family="paragraph" style:parent-style-name="Standard">
      <style:text-properties style:font-name="Ubuntu" fo:font-size="10.5pt" officeooo:rsid="0049a8b0" officeooo:paragraph-rsid="004f680d" style:font-name-asian="Ubuntu" style:font-size-asian="10.5pt" style:font-size-complex="10.5pt"/>
    </style:style>
    <style:style style:name="P89" style:family="paragraph" style:parent-style-name="Standard">
      <style:text-properties style:font-name="Ubuntu" fo:font-size="10.5pt" officeooo:rsid="004ab9bd" officeooo:paragraph-rsid="004ab9bd" style:font-name-asian="Ubuntu" style:font-size-asian="10.5pt" style:font-size-complex="10.5pt"/>
    </style:style>
    <style:style style:name="P90" style:family="paragraph" style:parent-style-name="Standard">
      <style:text-properties style:font-name="Ubuntu" fo:font-size="10.5pt" officeooo:rsid="004cb308" officeooo:paragraph-rsid="004cb308" style:font-name-asian="Ubuntu" style:font-size-asian="10.5pt" style:font-size-complex="10.5pt"/>
    </style:style>
    <style:style style:name="P91" style:family="paragraph" style:parent-style-name="Standard">
      <style:text-properties style:font-name="Ubuntu" fo:font-size="10.5pt" officeooo:rsid="005ab759" officeooo:paragraph-rsid="005ab759" style:font-name-asian="Ubuntu" style:font-size-asian="10.5pt" style:font-size-complex="10.5pt"/>
    </style:style>
    <style:style style:name="P92" style:family="paragraph" style:parent-style-name="Standard">
      <style:text-properties style:font-name="Ubuntu" fo:font-size="10.5pt" officeooo:rsid="005efe42" officeooo:paragraph-rsid="005efe42" style:font-name-asian="Ubuntu" style:font-size-asian="10.5pt" style:font-size-complex="10.5pt"/>
    </style:style>
    <style:style style:name="P93" style:family="paragraph" style:parent-style-name="Standard">
      <style:text-properties style:font-name="Ubuntu" fo:font-size="10.5pt" officeooo:rsid="0060a43b" officeooo:paragraph-rsid="0060a43b" style:font-name-asian="Ubuntu" style:font-size-asian="10.5pt" style:font-size-complex="10.5pt"/>
    </style:style>
    <style:style style:name="P94" style:family="paragraph" style:parent-style-name="Standard">
      <style:text-properties style:font-name="Ubuntu" fo:font-size="10.5pt" officeooo:rsid="006247ce" officeooo:paragraph-rsid="006247ce" style:font-name-asian="Ubuntu" style:font-size-asian="10.5pt" style:font-size-complex="10.5pt"/>
    </style:style>
    <style:style style:name="P95" style:family="paragraph" style:parent-style-name="Standard">
      <style:text-properties style:font-name="Ubuntu" fo:font-size="10.5pt" officeooo:rsid="006314c1" officeooo:paragraph-rsid="006314c1" style:font-name-asian="Ubuntu" style:font-size-asian="10.5pt" style:font-size-complex="10.5pt"/>
    </style:style>
    <style:style style:name="P96" style:family="paragraph" style:parent-style-name="Standard">
      <style:text-properties style:font-name="Ubuntu" fo:font-size="10pt" officeooo:rsid="00365ac7" officeooo:paragraph-rsid="00365ac7" style:font-name-asian="Ubuntu" style:font-size-asian="10pt" style:font-size-complex="10pt"/>
    </style:style>
    <style:style style:name="P97" style:family="paragraph" style:parent-style-name="Standard">
      <style:text-properties style:font-name="Ubuntu" fo:font-size="10pt" officeooo:rsid="002f3fb1" officeooo:paragraph-rsid="002f3fb1" style:font-name-asian="Ubuntu" style:font-size-asian="10pt" style:font-size-complex="10pt"/>
    </style:style>
    <style:style style:name="P98" style:family="paragraph" style:parent-style-name="Standard">
      <style:text-properties style:font-name="Ubuntu" fo:font-size="10pt" officeooo:rsid="00251c3a" officeooo:paragraph-rsid="00251c3a" style:font-name-asian="Ubuntu" style:font-size-asian="10pt" style:font-size-complex="10pt"/>
    </style:style>
    <style:style style:name="P99" style:family="paragraph" style:parent-style-name="Standard">
      <style:text-properties style:font-name="Ubuntu" fo:font-size="10pt" officeooo:rsid="0030a5c5" officeooo:paragraph-rsid="0030a5c5" style:font-name-asian="Ubuntu" style:font-size-asian="10pt" style:font-size-complex="10pt"/>
    </style:style>
    <style:style style:name="P100" style:family="paragraph" style:parent-style-name="Standard">
      <style:text-properties style:font-name="Ubuntu" fo:font-size="10pt" fo:font-weight="normal" officeooo:rsid="0030a5c5" officeooo:paragraph-rsid="0030a5c5" style:font-name-asian="Ubuntu" style:font-size-asian="10pt" style:font-weight-asian="normal" style:font-size-complex="10pt" style:font-weight-complex="normal"/>
    </style:style>
    <style:style style:name="P101" style:family="paragraph" style:parent-style-name="Standard">
      <style:text-properties style:font-name="Ubuntu" fo:font-size="10pt" fo:font-weight="bold" officeooo:rsid="0030a5c5" officeooo:paragraph-rsid="0030a5c5" style:font-name-asian="Ubuntu" style:font-size-asian="10pt" style:font-weight-asian="bold" style:font-size-complex="10pt" style:font-weight-complex="bold"/>
    </style:style>
    <style:style style:name="P102" style:family="paragraph" style:parent-style-name="Standard">
      <style:text-properties fo:color="#ff0066" style:font-name="Ubuntu" fo:font-size="10.5pt" fo:font-weight="bold" officeooo:rsid="00081bc4" officeooo:paragraph-rsid="00081bc4" style:font-name-asian="Ubuntu" style:font-size-asian="10.5pt" style:font-weight-asian="bold" style:font-size-complex="10.5pt" style:font-weight-complex="bold"/>
    </style:style>
    <style:style style:name="P103" style:family="paragraph" style:parent-style-name="Standard">
      <style:text-properties fo:color="#ff0066" style:font-name="Ubuntu" fo:font-size="10.5pt" officeooo:rsid="0030a5c5" officeooo:paragraph-rsid="0030a5c5" style:font-name-asian="Ubuntu" style:font-size-asian="10.5pt" style:font-size-complex="10.5pt"/>
    </style:style>
    <style:style style:name="P104" style:family="paragraph" style:parent-style-name="Standard">
      <style:text-properties fo:color="#ff0066" style:font-name="Ubuntu" fo:font-size="10.5pt" officeooo:rsid="00323ff4" officeooo:paragraph-rsid="00323ff4" style:font-name-asian="Ubuntu" style:font-size-asian="10.5pt" style:font-size-complex="10.5pt"/>
    </style:style>
    <style:style style:name="P105" style:family="paragraph" style:parent-style-name="Standard">
      <style:text-properties fo:color="#ff0066" style:font-name="Ubuntu" fo:font-size="10.5pt" officeooo:rsid="00331ddc" officeooo:paragraph-rsid="00331ddc" style:font-name-asian="Ubuntu" style:font-size-asian="10.5pt" style:font-size-complex="10.5pt"/>
    </style:style>
    <style:style style:name="P106" style:family="paragraph" style:parent-style-name="Standard">
      <style:text-properties fo:color="#ff0066" style:font-name="Ubuntu" fo:font-size="10pt" officeooo:rsid="0033ff08" officeooo:paragraph-rsid="0033ff08" style:font-name-asian="Ubuntu" style:font-size-asian="10pt" style:font-size-complex="10pt"/>
    </style:style>
    <style:style style:name="P107" style:family="paragraph" style:parent-style-name="Standard">
      <style:text-properties style:use-window-font-color="true" style:font-name="Ubuntu" fo:font-size="10.5pt" officeooo:rsid="00331ddc" officeooo:paragraph-rsid="00331ddc" style:font-name-asian="Ubuntu" style:font-size-asian="10.5pt" style:font-size-complex="10.5pt"/>
    </style:style>
    <style:style style:name="P108" style:family="paragraph" style:parent-style-name="Standard">
      <style:text-properties fo:color="#ff00cc" style:font-name="Ubuntu" fo:font-size="10.5pt" officeooo:rsid="00251c3a" officeooo:paragraph-rsid="00251c3a" style:font-name-asian="Ubuntu" style:font-size-asian="10.5pt" style:font-size-complex="10.5pt"/>
    </style:style>
    <style:style style:name="P109" style:family="paragraph" style:parent-style-name="Standard">
      <style:text-properties fo:color="#ff00cc" style:font-name="Ubuntu" fo:font-size="10.5pt" officeooo:rsid="0036a618" officeooo:paragraph-rsid="0036a618" style:font-name-asian="Ubuntu" style:font-size-asian="10.5pt" style:font-size-complex="10.5pt"/>
    </style:style>
    <style:style style:name="P110" style:family="paragraph" style:parent-style-name="Standard">
      <style:text-properties fo:color="#ff00cc" style:font-name="Ubuntu" fo:font-size="10.5pt" officeooo:rsid="00465b78" officeooo:paragraph-rsid="00465b78" style:font-name-asian="Ubuntu" style:font-size-asian="10.5pt" style:font-size-complex="10.5pt"/>
    </style:style>
    <style:style style:name="P111" style:family="paragraph" style:parent-style-name="Standard">
      <style:text-properties fo:color="#ff00cc" style:font-name="Ubuntu" fo:font-size="10.5pt" fo:font-weight="bold" officeooo:rsid="0036a618" officeooo:paragraph-rsid="0036a618" style:font-name-asian="Ubuntu" style:font-size-asian="10.5pt" style:font-weight-asian="bold" style:font-size-complex="10.5pt" style:font-weight-complex="bold"/>
    </style:style>
    <style:style style:name="P112" style:family="paragraph" style:parent-style-name="Standard">
      <style:text-properties fo:color="#ff00cc" style:font-name="Ubuntu" fo:font-size="10.5pt" fo:font-weight="bold" officeooo:rsid="0039502a" officeooo:paragraph-rsid="0039502a" style:font-name-asian="Ubuntu" style:font-size-asian="10.5pt" style:font-weight-asian="bold" style:font-size-complex="10.5pt" style:font-weight-complex="bold"/>
    </style:style>
    <style:style style:name="P113" style:family="paragraph" style:parent-style-name="Standard">
      <style:text-properties fo:color="#ff00cc" style:font-name="Ubuntu" fo:font-size="10.5pt" fo:font-weight="bold" officeooo:rsid="003bc331" officeooo:paragraph-rsid="003bc331" style:font-name-asian="Ubuntu" style:font-size-asian="10.5pt" style:font-weight-asian="bold" style:font-size-complex="10.5pt" style:font-weight-complex="bold"/>
    </style:style>
    <style:style style:name="P114" style:family="paragraph" style:parent-style-name="Standard">
      <style:text-properties fo:color="#ff00cc" style:font-name="Ubuntu" fo:font-size="10.5pt" fo:font-weight="bold" officeooo:rsid="005efe42" officeooo:paragraph-rsid="005efe42" style:font-name-asian="Ubuntu" style:font-size-asian="10.5pt" style:font-weight-asian="bold" style:font-size-complex="10.5pt" style:font-weight-complex="bold"/>
    </style:style>
    <style:style style:name="P115" style:family="paragraph" style:parent-style-name="Standard">
      <style:text-properties fo:color="#ff00cc" style:font-name="Ubuntu" fo:font-size="10.5pt" fo:font-weight="bold" officeooo:rsid="00391a34" officeooo:paragraph-rsid="00391a34" fo:background-color="#ccccff" style:font-name-asian="Ubuntu" style:font-size-asian="10.5pt" style:font-weight-asian="bold" style:font-size-complex="10.5pt" style:font-weight-complex="bold"/>
    </style:style>
    <style:style style:name="P116" style:family="paragraph" style:parent-style-name="Standard">
      <style:text-properties fo:color="#ff00cc" style:font-name="Ubuntu" fo:font-size="10.5pt" fo:font-weight="bold" officeooo:rsid="00422eff" officeooo:paragraph-rsid="00422eff" fo:background-color="#ccccff" style:font-name-asian="Ubuntu" style:font-size-asian="10.5pt" style:font-weight-asian="bold" style:font-size-complex="10.5pt" style:font-weight-complex="bold"/>
    </style:style>
    <style:style style:name="P117" style:family="paragraph" style:parent-style-name="Standard">
      <style:text-properties fo:color="#ff00cc" style:font-name="Ubuntu" fo:font-size="10.5pt" fo:font-weight="bold" officeooo:rsid="004ab9bd" officeooo:paragraph-rsid="004ab9bd" fo:background-color="#ccccff" style:font-name-asian="Ubuntu" style:font-size-asian="10.5pt" style:font-weight-asian="bold" style:font-size-complex="10.5pt" style:font-weight-complex="bold"/>
    </style:style>
    <style:style style:name="P118" style:family="paragraph" style:parent-style-name="Standard">
      <style:text-properties fo:color="#ff00cc" style:font-name="Ubuntu" fo:font-size="10.5pt" fo:font-weight="bold" officeooo:rsid="00251c3a" officeooo:paragraph-rsid="00251c3a" fo:background-color="#ccccff" style:font-name-asian="Ubuntu" style:font-size-asian="10.5pt" style:font-weight-asian="bold" style:font-size-complex="10.5pt" style:font-weight-complex="bold"/>
    </style:style>
    <style:style style:name="P119" style:family="paragraph" style:parent-style-name="Text_20_body">
      <style:text-properties style:font-name="Ubuntu" fo:font-weight="bold" style:font-name-asian="Ubuntu" style:font-weight-asian="bold" style:font-weight-complex="bold"/>
    </style:style>
    <style:style style:name="P120" style:family="paragraph" style:parent-style-name="Text_20_body">
      <style:text-properties style:font-name="Ubuntu" fo:font-size="10.5pt" fo:font-weight="normal" officeooo:rsid="005b722d" officeooo:paragraph-rsid="005b722d" style:font-name-asian="Ubuntu" style:font-size-asian="10.5pt" style:font-weight-asian="normal" style:font-size-complex="10.5pt" style:font-weight-complex="normal"/>
    </style:style>
    <style:style style:name="P121" style:family="paragraph" style:parent-style-name="Text_20_body">
      <style:text-properties fo:font-variant="normal" fo:text-transform="none" fo:color="#000000" style:font-name="Ubuntu" fo:font-size="10.5pt" fo:letter-spacing="normal" fo:font-style="normal" fo:font-weight="normal" style:font-name-asian="Ubuntu" style:font-size-asian="10.5pt" style:font-weight-asian="bold" style:font-size-complex="10.5pt" style:font-weight-complex="bold"/>
    </style:style>
    <style:style style:name="P122" style:family="paragraph" style:parent-style-name="Text_20_body">
      <style:text-properties fo:font-variant="normal" fo:text-transform="none" fo:color="#000000" style:font-name="Ubuntu" fo:font-size="10.5pt" fo:letter-spacing="normal" fo:font-weight="normal" officeooo:rsid="00081bc4" officeooo:paragraph-rsid="00081bc4" style:font-name-asian="Ubuntu" style:font-size-asian="10.5pt" style:font-weight-asian="normal" style:font-size-complex="10.5pt" style:font-weight-complex="normal"/>
    </style:style>
    <style:style style:name="P123" style:family="paragraph" style:parent-style-name="Text_20_body">
      <style:text-properties fo:font-variant="normal" fo:text-transform="none" fo:color="#3e4349" style:font-name="Ubuntu" fo:font-size="10.5pt" fo:letter-spacing="normal" fo:font-style="normal" fo:font-weight="normal" officeooo:rsid="0026b439" officeooo:paragraph-rsid="0026b439" style:font-name-asian="Ubuntu" style:font-size-asian="10.5pt" style:font-size-complex="10.5pt"/>
    </style:style>
    <style:style style:name="P124" style:family="paragraph" style:parent-style-name="Text_20_body">
      <style:text-properties fo:font-variant="normal" fo:text-transform="none" fo:color="#222222" style:font-name="Ubuntu" fo:font-size="10.5pt" fo:letter-spacing="normal" fo:font-style="normal" fo:font-weight="normal" style:font-name-asian="Ubuntu" style:font-size-asian="10.5pt" style:font-weight-asian="bold" style:font-size-complex="10.5pt" style:font-weight-complex="bold"/>
    </style:style>
    <style:style style:name="P125" style:family="paragraph" style:parent-style-name="Text_20_body">
      <style:text-properties fo:font-variant="normal" fo:text-transform="none" fo:color="#222222" style:font-name="Ubuntu" fo:font-size="10.5pt" fo:letter-spacing="normal" fo:font-style="normal" fo:font-weight="normal" officeooo:rsid="0019a13b" officeooo:paragraph-rsid="0019a13b" style:font-name-asian="Ubuntu" style:font-size-asian="10.5pt" style:font-weight-asian="normal" style:font-size-complex="10.5pt" style:font-weight-complex="normal"/>
    </style:style>
    <style:style style:name="P126" style:family="paragraph" style:parent-style-name="Text_20_body">
      <style:text-properties fo:font-variant="normal" fo:text-transform="none" style:font-name="roboto" fo:font-size="12.75pt" fo:letter-spacing="normal" fo:font-style="normal" fo:font-weight="normal" officeooo:rsid="00251c3a" officeooo:paragraph-rsid="00251c3a" style:font-name-asian="Ubuntu" style:font-size-asian="10.5pt" style:font-size-complex="10.5pt"/>
    </style:style>
    <style:style style:name="P127" style:family="paragraph" style:parent-style-name="Text_20_body">
      <style:text-properties fo:font-variant="normal" fo:text-transform="none" fo:color="#463e2f" style:font-name="roboto" fo:font-size="12.75pt" fo:letter-spacing="normal" fo:font-style="normal" fo:font-weight="normal" officeooo:rsid="00391a34" officeooo:paragraph-rsid="00391a34" style:font-name-asian="Ubuntu" style:font-size-asian="10.5pt" style:font-size-complex="10.5pt"/>
    </style:style>
    <style:style style:name="P128" style:family="paragraph" style:parent-style-name="Text_20_body">
      <style:text-properties officeooo:paragraph-rsid="00251c3a"/>
    </style:style>
    <style:style style:name="P129" style:family="paragraph" style:parent-style-name="Text_20_body">
      <style:paragraph-properties fo:margin-left="0cm" fo:margin-right="0cm" style:line-height-at-least="0.423cm" fo:widows="1" fo:text-indent="0cm" style:auto-text-indent="false"/>
      <style:text-properties fo:font-variant="normal" fo:text-transform="none" fo:color="#000000" style:font-name="Ubuntu" fo:letter-spacing="normal" style:font-name-asian="Ubuntu"/>
    </style:style>
    <style:style style:name="P130" style:family="paragraph" style:parent-style-name="Text_20_body">
      <style:paragraph-properties fo:margin-left="0cm" fo:margin-right="0cm" style:line-height-at-least="0.423cm" fo:widows="1" fo:text-indent="0cm" style:auto-text-indent="false"/>
      <style:text-properties fo:font-variant="normal" fo:text-transform="none" fo:color="#000000" style:font-name="Ubuntu" fo:font-size="10.5pt" fo:letter-spacing="normal" style:font-name-asian="Ubuntu" style:font-size-asian="10.5pt" style:font-size-complex="10.5pt"/>
    </style:style>
    <style:style style:name="P131" style:family="paragraph" style:parent-style-name="Text_20_body">
      <style:paragraph-properties fo:margin-left="0cm" fo:margin-right="0cm" fo:widows="1" fo:text-indent="0cm" style:auto-text-indent="false"/>
      <style:text-properties fo:font-variant="normal" fo:text-transform="none" fo:color="#000000" style:font-name="Ubuntu" fo:font-size="10.5pt" fo:letter-spacing="normal" fo:font-style="normal" fo:font-weight="normal" style:font-name-asian="Ubuntu" style:font-size-asian="10.5pt" style:font-size-complex="10.5pt"/>
    </style:style>
    <style:style style:name="P132" style:family="paragraph" style:parent-style-name="Text_20_body">
      <style:paragraph-properties fo:margin-left="0cm" fo:margin-right="0cm" fo:widows="1" fo:text-indent="0cm" style:auto-text-indent="false"/>
      <style:text-properties fo:font-variant="normal" fo:text-transform="none" fo:color="#463e2f" style:font-name="roboto" fo:font-size="12.75pt" fo:letter-spacing="normal" fo:font-style="normal" fo:font-weight="normal"/>
    </style:style>
    <style:style style:name="P133" style:family="paragraph" style:parent-style-name="Text_20_body">
      <style:paragraph-properties fo:margin-left="0cm" fo:margin-right="0cm" style:line-height-at-least="0.423cm" fo:widows="1" fo:text-indent="0cm" style:auto-text-indent="false"/>
    </style:style>
    <style:style style:name="P134" style:family="paragraph" style:parent-style-name="Text_20_body">
      <style:paragraph-properties fo:margin-left="0cm" fo:margin-right="0cm" fo:widows="1" fo:text-indent="0cm" style:auto-text-indent="false"/>
    </style:style>
    <style:style style:name="P135" style:family="paragraph" style:parent-style-name="Text_20_body">
      <style:paragraph-properties fo:margin-left="0cm" fo:margin-right="0cm" fo:margin-top="0cm" fo:margin-bottom="0cm" style:contextual-spacing="false" style:line-height-at-least="0.344cm" fo:text-align="start" style:justify-single-word="false" fo:widows="1" fo:text-indent="0cm" style:auto-text-indent="false" fo:padding="0cm" fo:border="none"/>
    </style:style>
    <style:style style:name="P136" style:family="paragraph" style:parent-style-name="Text_20_body">
      <style:paragraph-properties fo:margin-left="0cm" fo:margin-right="0cm" fo:margin-top="0cm" fo:margin-bottom="0cm" style:contextual-spacing="false" style:line-height-at-least="0.344cm" fo:text-align="start" style:justify-single-word="false" fo:widows="1" fo:text-indent="0cm" style:auto-text-indent="false" fo:padding="0cm" fo:border="none"/>
      <style:text-properties fo:font-variant="normal" fo:text-transform="none" fo:color="#222222" style:font-name="Ubuntu" fo:font-size="10.5pt" fo:letter-spacing="normal" fo:font-style="normal" fo:font-weight="normal" style:font-name-asian="Ubuntu" style:font-size-asian="10.5pt" style:font-size-complex="10.5pt"/>
    </style:style>
    <style:style style:name="P137" style:family="paragraph" style:parent-style-name="Preformatted_20_Text">
      <style:paragraph-properties fo:margin-left="0cm" fo:margin-right="0cm" fo:margin-top="0cm" fo:margin-bottom="0cm" style:contextual-spacing="false" fo:text-align="start" style:justify-single-word="false" fo:widows="1" fo:text-indent="0cm" style:auto-text-indent="false" fo:padding="0cm" fo:border="none"/>
    </style:style>
    <style:style style:name="P138"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000000" style:font-name="Ubuntu" fo:font-size="10.5pt" fo:letter-spacing="normal" fo:font-style="normal" fo:font-weight="normal" style:font-name-asian="Ubuntu" style:font-size-asian="10.5pt" style:font-size-complex="10.5pt"/>
    </style:style>
    <style:style style:name="P139" style:family="paragraph" style:parent-style-name="Text_20_body">
      <style:paragraph-properties fo:margin-left="0cm" fo:margin-right="0cm" style:line-height-at-least="0.423cm" fo:widows="1" fo:text-indent="0cm" style:auto-text-indent="false" fo:padding="0.074cm" fo:border-left="none" fo:border-right="none" fo:border-top="none" fo:border-bottom="0.99pt solid #000000" style:join-border="false"/>
      <style:text-properties fo:font-variant="normal" fo:text-transform="none" fo:color="#000000" style:font-name="Ubuntu" fo:font-size="10.5pt" fo:letter-spacing="normal" fo:font-style="normal" fo:font-weight="normal" style:font-name-asian="Ubuntu" style:font-size-asian="10.5pt" style:font-style-asian="normal" style:font-weight-asian="normal" style:font-size-complex="10.5pt"/>
    </style:style>
    <style:style style:name="P140" style:family="paragraph" style:parent-style-name="Preformatted_20_Text">
      <style:paragraph-properties fo:margin-left="0cm" fo:margin-right="0cm" style:line-height-at-least="0.423cm" fo:widows="1" fo:text-indent="0cm" style:auto-text-indent="false"/>
      <style:text-properties fo:font-variant="normal" fo:text-transform="none" fo:color="#000000" style:font-name="Ubuntu" fo:font-size="10.5pt" fo:letter-spacing="normal" fo:font-style="normal" fo:font-weight="normal" style:font-name-asian="Ubuntu" style:font-size-asian="10.5pt" style:font-size-complex="10.5pt"/>
    </style:style>
    <style:style style:name="P141" style:family="paragraph" style:parent-style-name="Preformatted_20_Text">
      <style:paragraph-properties fo:margin-left="0cm" fo:margin-right="0cm" fo:margin-top="0.397cm" fo:margin-bottom="0.397cm" style:contextual-spacing="false" fo:widows="1" fo:text-indent="0cm" style:auto-text-indent="false" fo:background-color="#eeeeee" fo:padding="0cm" fo:border="none">
        <style:background-image/>
      </style:paragraph-properties>
      <style:text-properties fo:font-variant="normal" fo:text-transform="none" fo:color="#3e4349" style:font-name="Ubuntu" fo:font-size="10.5pt" fo:letter-spacing="normal" fo:font-style="normal" fo:font-weight="normal" fo:background-color="#ffffff" style:font-name-asian="Ubuntu" style:font-size-asian="10.5pt" style:font-size-complex="10.5pt"/>
    </style:style>
    <style:style style:name="P142" style:family="paragraph" style:parent-style-name="Preformatted_20_Text">
      <style:paragraph-properties fo:margin-left="0cm" fo:margin-right="0cm" fo:margin-top="0cm" fo:margin-bottom="0.265cm" style:contextual-spacing="false" style:line-height-at-least="0.423cm" fo:widows="1" fo:text-indent="0cm" style:auto-text-indent="false" fo:padding="0.132cm" fo:border="0.06pt solid #d6d6d6"/>
      <style:text-properties fo:font-variant="normal" fo:text-transform="none" fo:color="#880000" style:font-name="Ubuntu" fo:font-size="10.5pt" fo:letter-spacing="normal" fo:font-style="normal" fo:font-weight="normal" style:font-name-asian="Ubuntu" style:font-size-asian="10.5pt" style:font-size-complex="10.5pt"/>
    </style:style>
    <style:style style:name="P143" style:family="paragraph" style:parent-style-name="Preformatted_20_Text">
      <style:paragraph-properties fo:margin-left="0cm" fo:margin-right="0cm" fo:margin-top="0cm" fo:margin-bottom="0.265cm" style:contextual-spacing="false" style:line-height-at-least="0.423cm" fo:widows="1" fo:text-indent="0cm" style:auto-text-indent="false" fo:padding="0.132cm" fo:border="0.06pt solid #d6d6d6"/>
      <style:text-properties fo:font-variant="normal" fo:text-transform="none" fo:color="#313131" style:font-name="Ubuntu" fo:font-size="10.5pt" fo:letter-spacing="normal" fo:font-style="normal" fo:font-weight="normal" style:font-name-asian="Ubuntu" style:font-size-asian="10.5pt" style:font-size-complex="10.5pt"/>
    </style:style>
    <style:style style:name="P144" style:family="paragraph" style:parent-style-name="Heading_20_3">
      <style:paragraph-properties fo:margin-left="0cm" fo:margin-right="0cm" fo:widows="1" fo:text-indent="0cm" style:auto-text-indent="false"/>
      <style:text-properties fo:font-variant="normal" fo:text-transform="none" fo:color="#000000" style:font-name="Ubuntu" fo:font-size="10.5pt" fo:letter-spacing="normal" style:font-name-asian="Ubuntu" style:font-size-asian="10.5pt" style:font-style-asian="normal" style:font-weight-asian="bold" style:font-size-complex="10.5pt"/>
    </style:style>
    <style:style style:name="P145" style:family="paragraph" style:parent-style-name="List_20_Heading">
      <style:paragraph-properties fo:margin-left="0cm" fo:margin-right="0cm" fo:widows="1" fo:text-indent="0cm" style:auto-text-indent="false"/>
      <style:text-properties fo:font-variant="normal" fo:text-transform="none" fo:color="#ff00cc" style:font-name="roboto" fo:font-size="12.75pt" fo:letter-spacing="normal" fo:font-style="normal" fo:font-weight="normal"/>
    </style:style>
    <style:style style:name="P146" style:family="paragraph" style:parent-style-name="Preformatted_20_Text">
      <style:paragraph-properties fo:margin-top="0cm" fo:margin-bottom="0cm" style:contextual-spacing="false" fo:text-align="start" style:justify-single-word="false" fo:widows="1" fo:padding="0cm" fo:border="none"/>
    </style:style>
    <style:style style:name="P147" style:family="paragraph" style:parent-style-name="Preformatted_20_Text">
      <style:paragraph-properties fo:margin-top="0cm" fo:margin-bottom="0cm" style:contextual-spacing="false" fo:text-align="start" style:justify-single-word="false" fo:widows="1" fo:padding="0cm" fo:border="none"/>
      <style:text-properties style:font-name="Ubuntu" fo:font-size="10.5pt" style:font-name-asian="Ubuntu" style:font-size-asian="10.5pt" style:font-size-complex="10.5pt"/>
    </style:style>
    <style:style style:name="P148" style:family="paragraph" style:parent-style-name="Preformatted_20_Text">
      <style:text-properties fo:font-variant="normal" fo:text-transform="none" fo:color="#000000" style:font-name="sans-serif" fo:font-size="12pt" fo:letter-spacing="normal" fo:font-style="normal" fo:font-weight="normal" officeooo:rsid="0019a13b" officeooo:paragraph-rsid="0019a13b" style:font-name-asian="Ubuntu" style:font-size-asian="10.5pt" style:font-weight-asian="normal" style:font-size-complex="10.5pt" style:font-weight-complex="normal"/>
    </style:style>
    <style:style style:name="P149" style:family="paragraph" style:parent-style-name="Preformatted_20_Text">
      <style:text-properties fo:font-variant="normal" fo:text-transform="none" fo:color="#000000" style:font-name="sans-serif" fo:font-size="9pt" fo:letter-spacing="normal" fo:font-style="normal" fo:font-weight="normal" officeooo:rsid="001d76a0" officeooo:paragraph-rsid="001d76a0" style:font-name-asian="Ubuntu" style:font-size-asian="9pt" style:font-weight-asian="normal" style:font-size-complex="9pt" style:font-weight-complex="normal"/>
    </style:style>
    <style:style style:name="P150" style:family="paragraph" style:parent-style-name="Preformatted_20_Text">
      <style:text-properties fo:font-variant="normal" fo:text-transform="none" fo:color="#3e4349" style:font-name="Consolas" fo:font-size="10.5pt" fo:letter-spacing="normal" fo:font-style="normal" fo:font-weight="normal" officeooo:rsid="00251c3a" officeooo:paragraph-rsid="00251c3a" style:font-name-asian="Ubuntu" style:font-size-asian="10.5pt" style:font-size-complex="10.5pt"/>
    </style:style>
    <style:style style:name="P151" style:family="paragraph" style:parent-style-name="Preformatted_20_Text">
      <style:text-properties fo:font-variant="normal" fo:text-transform="none" fo:color="#333333" style:font-name="Ubuntu" fo:font-size="10.5pt" fo:letter-spacing="normal" fo:font-style="normal" fo:font-weight="normal" officeooo:rsid="001bd38c" officeooo:paragraph-rsid="001bd38c" style:font-name-asian="Ubuntu" style:font-size-asian="10.5pt" style:font-weight-asian="normal" style:font-size-complex="10.5pt" style:font-weight-complex="normal"/>
    </style:style>
    <style:style style:name="P152" style:family="paragraph" style:parent-style-name="Preformatted_20_Text">
      <style:text-properties fo:font-variant="normal" fo:text-transform="none" fo:color="#333333" style:font-name="Ubuntu" fo:font-size="10.5pt" fo:letter-spacing="normal" fo:font-style="normal" fo:font-weight="normal" officeooo:rsid="001c8ac5" officeooo:paragraph-rsid="001c8ac5" style:font-name-asian="Ubuntu" style:font-size-asian="10.5pt" style:font-weight-asian="normal" style:font-size-complex="10.5pt" style:font-weight-complex="normal"/>
    </style:style>
    <style:style style:name="P153" style:family="paragraph" style:parent-style-name="Preformatted_20_Text">
      <style:text-properties fo:font-variant="normal" fo:text-transform="none" fo:color="#333333" style:font-name="Ubuntu" fo:font-size="10.5pt" fo:letter-spacing="normal" fo:font-style="normal" fo:font-weight="normal" officeooo:rsid="001d76a0" officeooo:paragraph-rsid="001d76a0" style:font-name-asian="Ubuntu" style:font-size-asian="10.5pt" style:font-weight-asian="normal" style:font-size-complex="10.5pt" style:font-weight-complex="normal"/>
    </style:style>
    <style:style style:name="P154" style:family="paragraph" style:parent-style-name="Preformatted_20_Text">
      <style:text-properties fo:font-variant="normal" fo:text-transform="none" fo:color="#999988" style:font-name="Ubuntu" fo:font-size="10.5pt" fo:letter-spacing="normal" fo:font-style="italic" fo:font-weight="normal" officeooo:rsid="001c8ac5" officeooo:paragraph-rsid="001c8ac5" style:font-name-asian="Ubuntu" style:font-size-asian="10.5pt" style:font-weight-asian="normal" style:font-size-complex="10.5pt" style:font-weight-complex="normal"/>
    </style:style>
    <style:style style:name="P155" style:family="paragraph" style:parent-style-name="Preformatted_20_Text">
      <style:text-properties fo:font-variant="normal" fo:text-transform="none" fo:color="#999988" style:font-name="Ubuntu" fo:font-size="10.5pt" fo:letter-spacing="normal" fo:font-style="italic" fo:font-weight="normal" officeooo:rsid="002335af" officeooo:paragraph-rsid="002335af" style:font-name-asian="Ubuntu" style:font-size-asian="10.5pt" style:font-weight-asian="normal" style:font-size-complex="10.5pt" style:font-weight-complex="normal"/>
    </style:style>
    <style:style style:name="P156" style:family="paragraph" style:parent-style-name="Preformatted_20_Text">
      <style:paragraph-properties fo:widows="1"/>
      <style:text-properties fo:font-variant="normal" fo:text-transform="none" fo:color="#463e2f" style:font-name="monospace" fo:font-size="10pt" fo:letter-spacing="normal" fo:font-style="normal" fo:font-weight="normal" style:font-size-asian="10pt" style:font-size-complex="10pt"/>
    </style:style>
    <style:style style:name="P157" style:family="paragraph" style:parent-style-name="Preformatted_20_Text">
      <style:text-properties fo:font-variant="normal" fo:text-transform="none" fo:color="#463e2f" style:font-name="Ubuntu" fo:font-size="10pt" fo:letter-spacing="normal" fo:font-style="normal" fo:font-weight="normal" officeooo:rsid="0030a5c5" officeooo:paragraph-rsid="0030a5c5" style:font-name-asian="Ubuntu" style:font-size-asian="10pt" style:font-size-complex="10pt"/>
    </style:style>
    <style:style style:name="P158" style:family="paragraph" style:parent-style-name="Preformatted_20_Text">
      <style:paragraph-properties fo:widows="1"/>
      <style:text-properties fo:font-variant="normal" fo:text-transform="none" fo:color="#463e2f" style:font-name="Ubuntu" fo:font-size="10pt" fo:letter-spacing="normal" fo:font-style="normal" fo:font-weight="normal" style:font-size-asian="10pt" style:font-size-complex="10pt"/>
    </style:style>
    <style:style style:name="P159" style:family="paragraph" style:parent-style-name="Preformatted_20_Text">
      <style:text-properties fo:font-variant="normal" fo:text-transform="none" fo:color="#8f5902" style:font-name="monospace" fo:font-size="10pt" fo:letter-spacing="normal" fo:font-style="italic" fo:font-weight="normal" officeooo:rsid="00331ddc" officeooo:paragraph-rsid="00331ddc" style:font-name-asian="Ubuntu" style:font-size-asian="10pt" style:font-size-complex="10pt"/>
    </style:style>
    <style:style style:name="P160" style:family="paragraph" style:parent-style-name="Preformatted_20_Text">
      <style:paragraph-properties fo:widows="1"/>
      <style:text-properties fo:font-variant="normal" fo:text-transform="none" fo:color="#8f5902" style:font-name="monospace" fo:font-size="10pt" fo:letter-spacing="normal" fo:font-style="italic" fo:font-weight="normal" style:font-size-asian="10pt" style:font-size-complex="10pt"/>
    </style:style>
    <style:style style:name="P161" style:family="paragraph" style:parent-style-name="Preformatted_20_Text">
      <style:text-properties fo:color="#999988" style:font-name="Ubuntu" fo:font-size="10.5pt" fo:font-style="italic" fo:font-weight="normal" officeooo:rsid="000d2729" officeooo:paragraph-rsid="000d2729" style:font-name-asian="Ubuntu" style:font-size-asian="10.5pt" style:font-weight-asian="normal" style:font-size-complex="10.5pt" style:font-weight-complex="normal"/>
    </style:style>
    <style:style style:name="P162" style:family="paragraph" style:parent-style-name="Preformatted_20_Text">
      <style:text-properties fo:color="#333333" style:font-name="Ubuntu" fo:font-size="10.5pt" fo:font-weight="normal" officeooo:rsid="000d2729" officeooo:paragraph-rsid="000d2729" style:font-name-asian="Ubuntu" style:font-size-asian="10.5pt" style:font-weight-asian="normal" style:font-size-complex="10.5pt" style:font-weight-complex="normal"/>
    </style:style>
    <style:style style:name="P163" style:family="paragraph" style:parent-style-name="Preformatted_20_Text">
      <style:paragraph-properties fo:widows="1"/>
      <style:text-properties fo:font-size="10pt" style:font-size-asian="10pt" style:font-size-complex="10pt"/>
    </style:style>
    <style:style style:name="P164" style:family="paragraph" style:parent-style-name="List_20_Heading">
      <style:text-properties style:font-name="Ubuntu" fo:font-size="10.5pt" fo:font-weight="normal" officeooo:rsid="000a9e50" officeooo:paragraph-rsid="0013b189" style:font-name-asian="Ubuntu" style:font-size-asian="10.5pt" style:font-weight-asian="normal" style:font-size-complex="10.5pt" style:font-weight-complex="normal"/>
    </style:style>
    <style:style style:name="P165" style:family="paragraph" style:parent-style-name="List_20_Heading">
      <style:text-properties fo:font-variant="normal" fo:text-transform="none" fo:color="#ff00cc" style:font-name="roboto" fo:font-size="12.75pt" fo:letter-spacing="normal" fo:font-style="normal" fo:font-weight="normal" officeooo:rsid="00348232" officeooo:paragraph-rsid="00348232" style:font-name-asian="Ubuntu" style:font-size-asian="10pt" style:font-size-complex="10pt"/>
    </style:style>
    <style:style style:name="P166" style:family="paragraph" style:parent-style-name="List_20_Heading">
      <style:text-properties fo:font-variant="normal" fo:text-transform="none" fo:color="#ff00cc" style:font-name="roboto" fo:font-size="12.75pt" fo:letter-spacing="normal" fo:font-style="normal" fo:font-weight="normal" officeooo:rsid="00348232" officeooo:paragraph-rsid="00348232" style:font-name-asian="Ubuntu" style:font-size-asian="10.5pt" style:font-size-complex="10.5pt"/>
    </style:style>
    <style:style style:name="P167" style:family="paragraph" style:parent-style-name="Standard">
      <style:paragraph-properties fo:padding="0.074cm" fo:border-left="none" fo:border-right="none" fo:border-top="none" fo:border-bottom="0.06pt solid #000000" style:join-border="false"/>
      <style:text-properties fo:font-variant="normal" fo:text-transform="none" fo:color="#000000" style:font-name="Ubuntu" fo:font-size="10.5pt" fo:letter-spacing="normal" fo:font-weight="normal" officeooo:rsid="0012cbd3" officeooo:paragraph-rsid="0012cbd3" style:font-name-asian="Ubuntu" style:font-size-asian="10.5pt" style:font-style-asian="normal" style:font-weight-asian="normal" style:font-size-complex="10.5pt" style:font-weight-complex="normal"/>
    </style:style>
    <style:style style:name="P168" style:family="paragraph" style:parent-style-name="Standard">
      <style:paragraph-properties fo:padding="0.074cm" fo:border-left="none" fo:border-right="none" fo:border-top="none" fo:border-bottom="0.06pt solid #000000" style:join-border="false"/>
      <style:text-properties fo:font-variant="normal" fo:text-transform="none" fo:color="#000000" style:font-name="Ubuntu" fo:font-size="10.5pt" fo:letter-spacing="normal" fo:font-style="normal" fo:font-weight="normal" officeooo:rsid="00169a86" officeooo:paragraph-rsid="00169a86" style:font-name-asian="Ubuntu" style:font-size-asian="10.5pt" style:font-weight-asian="normal" style:font-size-complex="10.5pt" style:font-weight-complex="normal"/>
    </style:style>
    <style:style style:name="P169" style:family="paragraph" style:parent-style-name="Standard">
      <style:paragraph-properties fo:padding="0.074cm" fo:border-left="none" fo:border-right="none" fo:border-top="none" fo:border-bottom="0.06pt solid #000000" style:join-border="false"/>
      <style:text-properties fo:font-variant="normal" fo:text-transform="none" fo:color="#000000" style:font-name="Ubuntu" fo:font-size="10.5pt" fo:letter-spacing="normal" fo:font-style="normal" fo:font-weight="normal" officeooo:rsid="0019a13b" officeooo:paragraph-rsid="0019a13b" style:font-name-asian="Ubuntu" style:font-size-asian="10.5pt" style:font-weight-asian="normal" style:font-size-complex="10.5pt" style:font-weight-complex="normal"/>
    </style:style>
    <style:style style:name="P170" style:family="paragraph" style:parent-style-name="Standard">
      <style:paragraph-properties fo:padding="0.074cm" fo:border-left="none" fo:border-right="none" fo:border-top="none" fo:border-bottom="0.06pt solid #000000" style:join-border="false"/>
      <style:text-properties fo:font-variant="normal" fo:text-transform="none" fo:color="#000000" style:font-name="Ubuntu" fo:font-size="10.5pt" fo:letter-spacing="normal" fo:font-style="normal" fo:font-weight="normal" officeooo:rsid="001d76a0" officeooo:paragraph-rsid="001d76a0" style:font-name-asian="Ubuntu" style:font-size-asian="10.5pt" style:font-weight-asian="normal" style:font-size-complex="10.5pt" style:font-weight-complex="normal"/>
    </style:style>
    <style:style style:name="P171" style:family="paragraph" style:parent-style-name="Standard">
      <style:paragraph-properties fo:padding="0.074cm" fo:border-left="none" fo:border-right="none" fo:border-top="none" fo:border-bottom="0.06pt solid #000000" style:join-border="false"/>
      <style:text-properties fo:font-variant="normal" fo:text-transform="none" fo:color="#000000" style:font-name="Ubuntu" fo:font-size="10.5pt" fo:letter-spacing="normal" fo:font-style="normal" fo:font-weight="normal" officeooo:rsid="002335af" officeooo:paragraph-rsid="002335af" style:font-name-asian="Ubuntu" style:font-size-asian="10.5pt" style:font-weight-asian="normal" style:font-size-complex="10.5pt" style:font-weight-complex="normal"/>
    </style:style>
    <style:style style:name="P172" style:family="paragraph" style:parent-style-name="Standard">
      <style:paragraph-properties fo:padding="0.074cm" fo:border-left="none" fo:border-right="none" fo:border-top="none" fo:border-bottom="0.06pt solid #000000" style:join-border="false"/>
      <style:text-properties fo:font-variant="normal" fo:text-transform="none" fo:color="#444444" style:font-name="Ubuntu" fo:font-size="10.5pt" fo:letter-spacing="normal" fo:font-style="normal" fo:font-weight="normal" officeooo:rsid="001046aa" officeooo:paragraph-rsid="001046aa" style:font-name-asian="Ubuntu" style:font-size-asian="10.5pt" style:font-weight-asian="normal" style:font-size-complex="10.5pt" style:font-weight-complex="normal"/>
    </style:style>
    <style:style style:name="P173" style:family="paragraph" style:parent-style-name="Standard">
      <style:paragraph-properties fo:padding="0.074cm" fo:border-left="none" fo:border-right="none" fo:border-top="none" fo:border-bottom="0.06pt solid #000000" style:join-border="false"/>
      <style:text-properties fo:font-variant="normal" fo:text-transform="none" fo:color="#004586" style:font-name="Ubuntu" fo:font-size="10.5pt" fo:letter-spacing="normal" fo:font-style="normal" fo:font-weight="normal" officeooo:rsid="001c8ac5" officeooo:paragraph-rsid="001c8ac5" style:font-name-asian="Ubuntu" style:font-size-asian="10.5pt" style:font-weight-asian="normal" style:font-size-complex="10.5pt" style:font-weight-complex="normal"/>
    </style:style>
    <style:style style:name="P174" style:family="paragraph" style:parent-style-name="Standard">
      <style:paragraph-properties fo:padding="0.074cm" fo:border-left="none" fo:border-right="none" fo:border-top="none" fo:border-bottom="0.06pt solid #000000" style:join-border="false"/>
      <style:text-properties style:font-name="Ubuntu" fo:font-size="10.5pt" fo:font-weight="bold" style:font-name-asian="Ubuntu" style:font-size-asian="10.5pt" style:font-weight-asian="bold" style:font-size-complex="10.5pt" style:font-weight-complex="bold"/>
    </style:style>
    <style:style style:name="P175" style:family="paragraph" style:parent-style-name="Standard">
      <style:paragraph-properties fo:padding="0.074cm" fo:border-left="none" fo:border-right="none" fo:border-top="none" fo:border-bottom="0.06pt solid #000000" style:join-border="false"/>
      <style:text-properties style:font-name="Ubuntu" fo:font-size="10.5pt" fo:font-weight="normal" officeooo:rsid="000d2729" officeooo:paragraph-rsid="000d2729" style:font-name-asian="Ubuntu" style:font-size-asian="10.5pt" style:font-weight-asian="normal" style:font-size-complex="10.5pt" style:font-weight-complex="normal"/>
    </style:style>
    <style:style style:name="P176" style:family="paragraph" style:parent-style-name="Standard">
      <style:paragraph-properties fo:padding="0.074cm" fo:border-left="none" fo:border-right="none" fo:border-top="none" fo:border-bottom="0.06pt solid #000000" style:join-border="false"/>
      <style:text-properties style:font-name="Ubuntu" fo:font-size="10.5pt" fo:font-weight="normal" officeooo:rsid="005b722d" officeooo:paragraph-rsid="005b722d" style:font-name-asian="Ubuntu" style:font-size-asian="10.5pt" style:font-weight-asian="normal" style:font-size-complex="10.5pt" style:font-weight-complex="normal"/>
    </style:style>
    <style:style style:name="P177" style:family="paragraph" style:parent-style-name="Standard">
      <style:paragraph-properties fo:padding="0.074cm" fo:border-left="none" fo:border-right="none" fo:border-top="none" fo:border-bottom="0.06pt solid #000000" style:join-border="false"/>
      <style:text-properties style:font-name="Ubuntu" fo:font-size="10.5pt" fo:font-weight="normal" officeooo:rsid="005ab759" officeooo:paragraph-rsid="005ab759" style:font-name-asian="Ubuntu" style:font-size-asian="10.5pt" style:font-weight-asian="normal" style:font-size-complex="10.5pt" style:font-weight-complex="normal"/>
    </style:style>
    <style:style style:name="P178" style:family="paragraph" style:parent-style-name="Standard">
      <style:paragraph-properties fo:padding="0.074cm" fo:border-left="none" fo:border-right="none" fo:border-top="none" fo:border-bottom="0.06pt solid #000000" style:join-border="false"/>
      <style:text-properties style:font-name="Ubuntu" fo:font-size="10.5pt" officeooo:rsid="00251c3a" officeooo:paragraph-rsid="0026b439" style:font-name-asian="Ubuntu" style:font-size-asian="10.5pt" style:font-size-complex="10.5pt"/>
    </style:style>
    <style:style style:name="P179" style:family="paragraph" style:parent-style-name="Standard">
      <style:paragraph-properties fo:padding="0.074cm" fo:border-left="none" fo:border-right="none" fo:border-top="none" fo:border-bottom="0.06pt solid #000000" style:join-border="false"/>
      <style:text-properties style:font-name="Ubuntu" fo:font-size="10.5pt" officeooo:rsid="00251c3a" officeooo:paragraph-rsid="00251c3a" style:font-name-asian="Ubuntu" style:font-size-asian="10.5pt" style:font-size-complex="10.5pt"/>
    </style:style>
    <style:style style:name="P180" style:family="paragraph" style:parent-style-name="Text_20_body">
      <style:paragraph-properties fo:widows="1" fo:padding="0.074cm" fo:border-left="none" fo:border-right="none" fo:border-top="none" fo:border-bottom="0.06pt solid #000000" style:join-border="false"/>
      <style:text-properties fo:font-variant="normal" fo:text-transform="none" fo:color="#000000" style:font-name="Ubuntu" fo:font-size="10.5pt" fo:letter-spacing="normal" fo:font-style="normal" fo:font-weight="normal" style:font-name-asian="Ubuntu" style:font-size-asian="10.5pt" style:font-size-complex="10.5pt"/>
    </style:style>
    <style:style style:name="P181" style:family="paragraph" style:parent-style-name="Standard">
      <style:paragraph-properties fo:padding="0.074cm" fo:border-left="none" fo:border-right="none" fo:border-top="none" fo:border-bottom="0.99pt solid #000000" style:join-border="false"/>
      <style:text-properties style:font-name="Ubuntu" fo:font-size="10.5pt" fo:font-weight="bold" style:font-name-asian="Ubuntu" style:font-size-asian="10.5pt" style:font-weight-asian="bold" style:font-size-complex="10.5pt" style:font-weight-complex="bold"/>
    </style:style>
    <style:style style:name="P182" style:family="paragraph" style:parent-style-name="Standard">
      <style:paragraph-properties fo:padding="0.074cm" fo:border-left="none" fo:border-right="none" fo:border-top="none" fo:border-bottom="0.99pt solid #000000" style:join-border="false"/>
      <style:text-properties style:font-name="Ubuntu" fo:font-size="10.5pt" fo:font-weight="normal" officeooo:rsid="000a9e50" officeooo:paragraph-rsid="000a9e50" style:font-name-asian="Ubuntu" style:font-size-asian="10.5pt" style:font-weight-asian="normal" style:font-size-complex="10.5pt" style:font-weight-complex="normal"/>
    </style:style>
    <style:style style:name="P183" style:family="paragraph" style:parent-style-name="Text_20_body">
      <style:paragraph-properties fo:margin-left="0.794cm" fo:margin-right="0cm" fo:margin-top="0cm" fo:margin-bottom="0.247cm" style:contextual-spacing="false" fo:text-indent="0cm" style:auto-text-indent="false"/>
      <style:text-properties style:font-name="Ubuntu" fo:font-size="10.5pt" style:font-name-asian="Ubuntu" style:font-size-asian="10.5pt" style:font-size-complex="10.5pt"/>
    </style:style>
    <style:style style:name="P184" style:family="paragraph" style:parent-style-name="Preformatted_20_Text">
      <style:paragraph-properties fo:margin-top="0cm" fo:margin-bottom="0.499cm" style:contextual-spacing="false" fo:background-color="#ffffff">
        <style:background-image/>
      </style:paragraph-properties>
      <style:text-properties fo:color="#333333" style:font-name="Ubuntu" fo:font-size="10.5pt" style:font-name-asian="Ubuntu" style:font-size-asian="10.5pt" style:font-size-complex="10.5pt"/>
    </style:style>
    <style:style style:name="P185" style:family="paragraph" style:parent-style-name="Preformatted_20_Text">
      <style:paragraph-properties fo:margin-top="0cm" fo:margin-bottom="0.499cm" style:contextual-spacing="false" fo:background-color="#ffffff">
        <style:background-image/>
      </style:paragraph-properties>
      <style:text-properties fo:color="#999988" style:font-name="Ubuntu" fo:font-size="10.5pt" fo:font-style="italic" style:font-name-asian="Ubuntu" style:font-size-asian="10.5pt" style:font-size-complex="10.5pt"/>
    </style:style>
    <style:style style:name="P186" style:family="paragraph" style:parent-style-name="Preformatted_20_Text">
      <style:paragraph-properties fo:margin-top="0cm" fo:margin-bottom="0.499cm" style:contextual-spacing="false" fo:widows="1"/>
      <style:text-properties fo:font-variant="normal" fo:text-transform="none" fo:color="#463e2f" style:font-name="monospace" fo:font-size="10pt" fo:letter-spacing="normal" fo:font-style="normal" fo:font-weight="normal" style:font-size-asian="10pt" style:font-size-complex="10pt"/>
    </style:style>
    <style:style style:name="P187" style:family="paragraph" style:parent-style-name="Preformatted_20_Text">
      <style:paragraph-properties fo:margin-top="0cm" fo:margin-bottom="0.499cm" style:contextual-spacing="false" fo:widows="1"/>
      <style:text-properties style:font-name="Ubuntu" fo:font-size="10pt" style:font-size-asian="10pt" style:font-size-complex="10pt"/>
    </style:style>
    <style:style style:name="P188" style:family="paragraph" style:parent-style-name="Preformatted_20_Text">
      <style:paragraph-properties fo:margin-top="0.397cm" fo:margin-bottom="0.397cm" style:contextual-spacing="false" fo:widows="1" fo:background-color="#eeeeee" fo:padding="0cm" fo:border="none">
        <style:background-image/>
      </style:paragraph-properties>
      <style:text-properties fo:font-variant="normal" fo:text-transform="none" fo:color="#3e4349" style:font-name="Ubuntu" fo:font-size="10.5pt" fo:letter-spacing="normal" fo:font-style="normal" fo:font-weight="normal" fo:background-color="#ffffff" style:font-name-asian="Ubuntu" style:font-size-asian="10.5pt" style:font-size-complex="10.5pt"/>
    </style:style>
    <style:style style:name="P189" style:family="paragraph" style:parent-style-name="Preformatted_20_Text">
      <style:paragraph-properties fo:margin-top="0.397cm" fo:margin-bottom="0.397cm" style:contextual-spacing="false" fo:widows="1" fo:padding="0cm" fo:border="none"/>
      <style:text-properties fo:font-variant="normal" fo:text-transform="none" fo:color="#3e4349" style:font-name="Consolas" fo:letter-spacing="normal" fo:font-style="normal" fo:font-weight="normal"/>
    </style:style>
    <style:style style:name="P190" style:family="paragraph" style:parent-style-name="Preformatted_20_Text">
      <style:paragraph-properties fo:margin-top="0.397cm" fo:margin-bottom="0.397cm" style:contextual-spacing="false" fo:widows="1" fo:padding="0cm" fo:border="none"/>
    </style:style>
    <style:style style:name="P191"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880000" style:font-name="Ubuntu" fo:font-size="10.5pt" fo:letter-spacing="normal" fo:font-style="normal" fo:font-weight="normal" style:font-name-asian="Ubuntu" style:font-size-asian="10.5pt" style:font-size-complex="10.5pt"/>
    </style:style>
    <style:style style:name="P192"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Ubuntu" fo:font-size="10.5pt" fo:letter-spacing="normal" fo:font-style="normal" fo:font-weight="normal" style:font-name-asian="Ubuntu" style:font-size-asian="10.5pt" style:font-size-complex="10.5pt"/>
    </style:style>
    <style:style style:name="P193"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Ubuntu" fo:font-size="10.5pt" fo:letter-spacing="normal" style:font-name-asian="Ubuntu" style:font-size-asian="10.5pt" style:font-size-complex="10.5pt"/>
    </style:style>
    <style:style style:name="P194"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006666" style:font-name="Ubuntu" fo:font-size="10.5pt" fo:letter-spacing="normal" fo:font-style="normal" fo:font-weight="normal" style:font-name-asian="Ubuntu" style:font-size-asian="10.5pt" style:font-size-complex="10.5pt"/>
    </style:style>
    <style:style style:name="P195" style:family="paragraph" style:parent-style-name="Preformatted_20_Text">
      <style:paragraph-properties fo:margin-top="0cm" fo:margin-bottom="0.265cm" style:contextual-spacing="false" style:line-height-at-least="0.423cm" fo:widows="1" fo:padding="0.132cm" fo:border="0.06pt solid #d6d6d6"/>
      <style:text-properties style:font-name="Ubuntu" fo:font-size="10.5pt" style:font-name-asian="Ubuntu" style:font-size-asian="10.5pt" style:font-size-complex="10.5pt"/>
    </style:style>
    <style:style style:name="P196" style:family="paragraph" style:parent-style-name="Preformatted_20_Text">
      <style:paragraph-properties fo:margin-left="0.397cm" fo:margin-right="0.397cm" fo:margin-top="0.397cm" fo:margin-bottom="0.397cm" style:contextual-spacing="false" style:line-height-at-least="0.529cm" fo:widows="1"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style:font-name="Ubuntu" fo:font-size="10.5pt" fo:letter-spacing="normal" fo:font-style="normal" fo:font-weight="normal" style:font-name-asian="Ubuntu" style:font-size-asian="10.5pt" style:font-size-complex="10.5pt"/>
    </style:style>
    <style:style style:name="P197" style:family="paragraph" style:parent-style-name="Preformatted_20_Text">
      <style:paragraph-properties fo:margin-left="0.397cm" fo:margin-right="0.397cm" fo:margin-top="0.397cm" fo:margin-bottom="0.397cm" style:contextual-spacing="false" style:line-height-at-least="0.529cm" fo:widows="1"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0000" style:font-name="Ubuntu" fo:font-size="10.5pt" fo:letter-spacing="normal" fo:font-style="normal" fo:font-weight="normal" style:font-name-asian="Ubuntu" style:font-size-asian="10.5pt" style:font-size-complex="10.5pt"/>
    </style:style>
    <style:style style:name="P198" style:family="paragraph" style:parent-style-name="Preformatted_20_Text">
      <style:paragraph-properties fo:margin-left="0.397cm" fo:margin-right="0.397cm" fo:margin-top="0.397cm" fo:margin-bottom="0.397cm" style:contextual-spacing="false" style:line-height-at-least="0.529cm" fo:widows="1"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0000" style:font-name="Ubuntu" fo:font-size="10.5pt" fo:letter-spacing="normal" style:font-name-asian="Ubuntu" style:font-size-asian="10.5pt" style:font-size-complex="10.5pt"/>
    </style:style>
    <style:style style:name="P199" style:family="paragraph" style:parent-style-name="Preformatted_20_Text">
      <style:paragraph-properties fo:margin-left="0.397cm" fo:margin-right="0.397cm" fo:margin-top="0.397cm" fo:margin-bottom="0.397cm" style:contextual-spacing="false" style:line-height-at-least="0.529cm" fo:widows="1" fo:text-indent="0cm" style:auto-text-indent="false" fo:padding-left="0.397cm" fo:padding-right="0.397cm" fo:padding-top="0.265cm" fo:padding-bottom="0.265cm" fo:border-left="3pt solid #dddddd" fo:border-right="0.74pt solid #dddddd" fo:border-top="0.74pt solid #dddddd" fo:border-bottom="0.74pt solid #dddddd"/>
      <style:text-properties style:font-name="Ubuntu" fo:font-size="10.5pt" style:font-name-asian="Ubuntu" style:font-size-asian="10.5pt" style:font-size-complex="10.5pt"/>
    </style:style>
    <style:style style:name="P200" style:family="paragraph" style:parent-style-name="Preformatted_20_Text">
      <style:paragraph-properties fo:background-color="#ffffff">
        <style:background-image/>
      </style:paragraph-properties>
      <style:text-properties fo:color="#333333" style:font-name="Ubuntu" fo:font-size="10.5pt" style:font-name-asian="Ubuntu" style:font-size-asian="10.5pt" style:font-size-complex="10.5pt"/>
    </style:style>
    <style:style style:name="P201" style:family="paragraph" style:parent-style-name="Heading_20_3">
      <style:text-properties fo:font-variant="normal" fo:text-transform="none" fo:color="#000000" style:font-name="Ubuntu" fo:font-size="10.5pt" fo:letter-spacing="normal" fo:font-weight="normal" officeooo:rsid="00081bc4" officeooo:paragraph-rsid="00081bc4" style:font-name-asian="Ubuntu" style:font-size-asian="10.5pt" style:font-style-asian="normal" style:font-weight-asian="bold" style:font-size-complex="10.5pt" style:font-weight-complex="normal"/>
    </style:style>
    <style:style style:name="P202" style:family="paragraph" style:parent-style-name="Heading_20_2">
      <style:text-properties fo:font-variant="normal" fo:text-transform="none" fo:color="#000000" style:font-name="Ubuntu" fo:font-size="10.5pt" fo:letter-spacing="normal" fo:font-weight="normal" officeooo:rsid="000d2729" officeooo:paragraph-rsid="000d2729" style:font-name-asian="Ubuntu" style:font-size-asian="10.5pt" style:font-style-asian="normal" style:font-weight-asian="bold" style:font-size-complex="10.5pt" style:font-weight-complex="normal"/>
    </style:style>
    <style:style style:name="P203" style:family="paragraph" style:parent-style-name="List_20_Contents">
      <style:paragraph-properties fo:margin-left="2.058cm" fo:margin-right="0cm" fo:margin-top="0cm" fo:margin-bottom="0cm" style:contextual-spacing="false" fo:widows="1" fo:text-indent="0cm" style:auto-text-indent="false"/>
      <style:text-properties fo:font-variant="normal" fo:text-transform="none" fo:color="#ff00cc" style:font-name="roboto" fo:font-size="12.75pt" fo:letter-spacing="normal" fo:font-style="normal" fo:font-weight="normal"/>
    </style:style>
    <style:style style:name="P204" style:family="paragraph" style:parent-style-name="Table_20_Contents">
      <style:text-properties style:font-name="Ubuntu" fo:font-size="10.5pt" officeooo:rsid="004cb308" officeooo:paragraph-rsid="004cb308" style:font-name-asian="Ubuntu" style:font-size-asian="10.5pt" style:font-size-complex="10.5pt"/>
    </style:style>
    <style:style style:name="P205" style:family="paragraph" style:parent-style-name="Table_20_Contents">
      <style:text-properties style:font-name="Ubuntu" fo:font-size="10.5pt" officeooo:rsid="0060a43b" officeooo:paragraph-rsid="0060a43b" style:font-name-asian="Ubuntu" style:font-size-asian="10.5pt" style:font-size-complex="10.5pt"/>
    </style:style>
    <style:style style:name="P206" style:family="paragraph" style:parent-style-name="Table_20_Contents">
      <style:text-properties style:font-name="Ubuntu" fo:font-size="10.5pt" fo:font-weight="bold" officeooo:rsid="004cb308" officeooo:paragraph-rsid="004cb308" style:font-name-asian="Ubuntu" style:font-size-asian="10.5pt" style:font-weight-asian="bold" style:font-size-complex="10.5pt" style:font-weight-complex="bold"/>
    </style:style>
    <style:style style:name="P207" style:family="paragraph" style:parent-style-name="Table_20_Contents">
      <style:text-properties fo:color="#666666" style:font-name="Ubuntu" fo:font-size="10.5pt" officeooo:rsid="004cb308" officeooo:paragraph-rsid="004cb308" style:font-name-asian="Ubuntu" style:font-size-asian="10.5pt" style:font-size-complex="10.5pt"/>
    </style:style>
    <style:style style:name="P208" style:family="paragraph" style:parent-style-name="Standard">
      <style:text-properties style:use-window-font-color="true" style:font-name="Ubuntu" fo:font-size="10pt" fo:font-weight="normal" officeooo:rsid="0030a5c5" officeooo:paragraph-rsid="0030a5c5" style:font-name-asian="Ubuntu" style:font-size-asian="10pt" style:font-weight-asian="normal" style:font-size-complex="10pt" style:font-weight-complex="normal"/>
    </style:style>
    <style:style style:name="P209" style:family="paragraph" style:parent-style-name="Standard">
      <style:text-properties style:font-name="Ubuntu" fo:font-size="10pt" fo:font-weight="bold" officeooo:rsid="0030a5c5" officeooo:paragraph-rsid="0030a5c5" style:font-name-asian="Ubuntu" style:font-size-asian="10pt" style:font-weight-asian="bold" style:font-size-complex="10pt" style:font-weight-complex="bold"/>
    </style:style>
    <style:style style:name="P210" style:family="paragraph" style:parent-style-name="Standard">
      <style:text-properties style:font-name="Ubuntu" fo:font-size="10.5pt" fo:font-weight="normal" officeooo:rsid="00483614" officeooo:paragraph-rsid="004f680d" style:font-name-asian="Ubuntu" style:font-size-asian="10.5pt" style:font-weight-asian="normal" style:font-size-complex="10.5pt" style:font-weight-complex="normal"/>
    </style:style>
    <style:style style:name="P211" style:family="paragraph" style:parent-style-name="Standard">
      <style:text-properties style:font-name="Ubuntu" fo:font-size="10.5pt" fo:font-weight="normal" officeooo:rsid="0049a8b0" officeooo:paragraph-rsid="004f680d" style:font-name-asian="Ubuntu" style:font-size-asian="10.5pt" style:font-weight-asian="normal" style:font-size-complex="10.5pt" style:font-weight-complex="normal"/>
    </style:style>
    <style:style style:name="P212" style:family="paragraph" style:parent-style-name="Standard">
      <style:text-properties fo:font-variant="normal" fo:text-transform="none" fo:color="#463e2f" style:font-name="roboto" fo:font-size="12.75pt" fo:letter-spacing="normal" fo:font-style="normal" fo:font-weight="normal" officeooo:rsid="00323ff4" officeooo:paragraph-rsid="00323ff4" style:font-name-asian="Ubuntu" style:font-size-asian="10.5pt" style:font-size-complex="10.5pt"/>
    </style:style>
    <style:style style:name="P213" style:family="paragraph" style:parent-style-name="Standard">
      <style:text-properties fo:font-variant="normal" fo:text-transform="none" fo:color="#ff00cc" style:font-name="roboto" fo:font-size="12.75pt" fo:letter-spacing="normal" fo:font-style="normal" fo:font-weight="normal" officeooo:rsid="00348232" officeooo:paragraph-rsid="00348232" style:font-name-asian="Ubuntu" style:font-size-asian="10pt" style:font-size-complex="10pt"/>
    </style:style>
    <style:style style:name="P214" style:family="paragraph" style:parent-style-name="Standard">
      <style:text-properties fo:font-variant="normal" fo:text-transform="none" fo:color="#3e4349" style:font-name="Ubuntu" fo:font-size="10.5pt" fo:letter-spacing="normal" fo:font-style="normal" fo:font-weight="normal" officeooo:rsid="00251c3a" officeooo:paragraph-rsid="00251c3a" style:font-name-asian="Ubuntu" style:font-size-asian="10.5pt" style:font-weight-asian="normal" style:font-size-complex="10.5pt" style:font-weight-complex="normal"/>
    </style:style>
    <style:style style:name="P215" style:family="paragraph" style:parent-style-name="Standard">
      <style:text-properties fo:font-variant="normal" fo:text-transform="none" fo:color="#3e4349" style:font-name="Ubuntu" fo:font-size="10.5pt" fo:letter-spacing="normal" fo:font-style="normal" fo:font-weight="normal" officeooo:rsid="0067308e" officeooo:paragraph-rsid="0067308e" style:font-name-asian="Ubuntu" style:font-size-asian="10.5pt" style:font-weight-asian="normal" style:font-size-complex="10.5pt" style:font-weight-complex="normal"/>
    </style:style>
    <style:style style:name="P216" style:family="paragraph" style:parent-style-name="Standard">
      <style:text-properties fo:font-variant="normal" fo:text-transform="none" fo:color="#3e4349" style:font-name="Ubuntu" fo:font-size="10.5pt" fo:letter-spacing="normal" fo:font-style="normal" fo:font-weight="normal" officeooo:rsid="00675fa6" officeooo:paragraph-rsid="00675fa6" style:font-name-asian="Ubuntu" style:font-size-asian="10.5pt" style:font-weight-asian="normal" style:font-size-complex="10.5pt" style:font-weight-complex="normal"/>
    </style:style>
    <style:style style:name="P217" style:family="paragraph" style:parent-style-name="Standard">
      <style:text-properties fo:font-variant="normal" fo:text-transform="none" fo:color="#3e4349" style:font-name="Ubuntu" fo:font-size="10.5pt" fo:letter-spacing="normal" fo:font-style="normal" fo:font-weight="normal" officeooo:rsid="00685253" officeooo:paragraph-rsid="00685253" style:font-name-asian="Ubuntu" style:font-size-asian="10.5pt" style:font-weight-asian="normal" style:font-size-complex="10.5pt" style:font-weight-complex="normal"/>
    </style:style>
    <style:style style:name="P218" style:family="paragraph" style:parent-style-name="Standard">
      <style:text-properties fo:font-variant="normal" fo:text-transform="none" fo:color="#3e4349" style:font-name="Ubuntu" fo:font-size="10.5pt" fo:letter-spacing="normal" fo:font-style="normal" fo:font-weight="normal" officeooo:rsid="0068734f" officeooo:paragraph-rsid="0068734f" style:font-name-asian="Ubuntu" style:font-size-asian="10.5pt" style:font-weight-asian="normal" style:font-size-complex="10.5pt" style:font-weight-complex="normal"/>
    </style:style>
    <style:style style:name="P219" style:family="paragraph" style:parent-style-name="Standard">
      <style:text-properties fo:font-variant="normal" fo:text-transform="none" fo:color="#3e4349" style:font-name="Ubuntu" fo:font-size="10.5pt" fo:letter-spacing="normal" fo:font-style="normal" fo:font-weight="normal" officeooo:rsid="00688e80" officeooo:paragraph-rsid="00688e80" style:font-name-asian="Ubuntu" style:font-size-asian="10.5pt" style:font-weight-asian="normal" style:font-size-complex="10.5pt" style:font-weight-complex="normal"/>
    </style:style>
    <style:style style:name="P220" style:family="paragraph" style:parent-style-name="Standard">
      <style:text-properties fo:font-variant="normal" fo:text-transform="none" fo:color="#3e4349" style:font-name="Ubuntu" fo:font-size="10.5pt" fo:letter-spacing="normal" fo:font-style="normal" fo:font-weight="bold" officeooo:rsid="00251c3a" officeooo:paragraph-rsid="00251c3a" style:font-name-asian="Ubuntu" style:font-size-asian="10.5pt" style:font-weight-asian="bold" style:font-size-complex="10.5pt" style:font-weight-complex="bold"/>
    </style:style>
    <style:style style:name="P221" style:family="paragraph" style:parent-style-name="Standard">
      <style:text-properties fo:font-variant="normal" fo:text-transform="none" fo:color="#000000" style:font-name="Ubuntu" fo:font-size="10.5pt" fo:letter-spacing="normal" fo:font-style="normal" fo:font-weight="normal" officeooo:rsid="0067308e" officeooo:paragraph-rsid="0067308e" style:font-name-asian="Ubuntu" style:font-size-asian="10.5pt" style:font-weight-asian="normal" style:font-size-complex="10.5pt" style:font-weight-complex="normal"/>
    </style:style>
    <style:style style:name="P222" style:family="paragraph" style:parent-style-name="Standard">
      <style:text-properties fo:font-variant="normal" fo:text-transform="none" fo:color="#000000" style:font-name="Ubuntu" fo:font-size="10.5pt" fo:letter-spacing="normal" fo:font-style="normal" fo:font-weight="bold" officeooo:rsid="0067308e" officeooo:paragraph-rsid="0067308e" style:font-name-asian="Ubuntu" style:font-size-asian="10.5pt" style:font-weight-asian="bold" style:font-size-complex="10.5pt" style:font-weight-complex="bold"/>
    </style:style>
    <style:style style:name="P223" style:family="paragraph" style:parent-style-name="Standard">
      <style:text-properties fo:font-variant="normal" fo:text-transform="none" fo:color="#000000" style:font-name="Ubuntu" fo:font-size="10.5pt" fo:letter-spacing="normal" fo:font-style="normal" fo:font-weight="bold" officeooo:rsid="00675fa6" officeooo:paragraph-rsid="00675fa6" style:font-name-asian="Ubuntu" style:font-size-asian="10.5pt" style:font-weight-asian="bold" style:font-size-complex="10.5pt" style:font-weight-complex="bold"/>
    </style:style>
    <style:style style:name="P224" style:family="paragraph" style:parent-style-name="Standard">
      <style:text-properties fo:font-variant="normal" fo:text-transform="none" fo:color="#ff3399" style:font-name="Ubuntu" fo:font-size="10.5pt" fo:letter-spacing="normal" fo:font-style="normal" fo:font-weight="bold" officeooo:rsid="0067308e" officeooo:paragraph-rsid="0067308e" style:font-name-asian="Ubuntu" style:font-size-asian="10.5pt" style:font-weight-asian="bold" style:font-size-complex="10.5pt" style:font-weight-complex="bold"/>
    </style:style>
    <style:style style:name="P225" style:family="paragraph" style:parent-style-name="Standard">
      <style:text-properties fo:font-variant="normal" fo:text-transform="none" fo:color="#ff3399" style:font-name="Ubuntu" fo:font-size="10.5pt" fo:letter-spacing="normal" fo:font-style="normal" fo:font-weight="bold" officeooo:rsid="00685253" officeooo:paragraph-rsid="00685253" style:font-name-asian="Ubuntu" style:font-size-asian="10.5pt" style:font-weight-asian="bold" style:font-size-complex="10.5pt" style:font-weight-complex="bold"/>
    </style:style>
    <style:style style:name="P226" style:family="paragraph" style:parent-style-name="Standard">
      <style:paragraph-properties fo:padding="0.074cm" fo:border-left="none" fo:border-right="none" fo:border-top="none" fo:border-bottom="0.06pt solid #000000" style:join-border="false"/>
      <style:text-properties fo:font-variant="normal" fo:text-transform="none" fo:color="#3e4349" style:font-name="Ubuntu" fo:font-size="10.5pt" fo:letter-spacing="normal" fo:font-style="normal" fo:font-weight="normal" officeooo:rsid="00251c3a" officeooo:paragraph-rsid="00251c3a" style:font-name-asian="Ubuntu" style:font-size-asian="10.5pt" style:font-weight-asian="normal" style:font-size-complex="10.5pt" style:font-weight-complex="normal"/>
    </style:style>
    <style:style style:name="P227" style:family="paragraph" style:parent-style-name="Text_20_body" style:list-style-name="L1">
      <style:paragraph-properties fo:widows="1"/>
      <style:text-properties fo:font-variant="normal" fo:text-transform="none" fo:color="#000000" style:font-name="Ubuntu" fo:font-size="10.5pt" fo:letter-spacing="normal" fo:font-style="normal" fo:font-weight="normal" style:font-name-asian="Ubuntu" style:font-size-asian="10.5pt" style:font-size-complex="10.5pt"/>
    </style:style>
    <style:style style:name="P228" style:family="paragraph" style:parent-style-name="Text_20_body" style:list-style-name="L1">
      <style:paragraph-properties fo:margin-top="0cm" fo:margin-bottom="0cm" style:contextual-spacing="false" fo:widows="1"/>
      <style:text-properties fo:font-variant="normal" fo:text-transform="none" fo:color="#000000" style:font-name="Ubuntu" fo:font-size="10.5pt" fo:letter-spacing="normal" fo:font-style="normal" fo:font-weight="normal" style:font-name-asian="Ubuntu" style:font-size-asian="10.5pt" style:font-size-complex="10.5pt"/>
    </style:style>
    <style:style style:name="P229" style:family="paragraph" style:parent-style-name="Text_20_body" style:list-style-name="L3">
      <style:paragraph-properties fo:margin-top="0cm" fo:margin-bottom="0cm" style:contextual-spacing="false" fo:widows="1" fo:padding="0cm" fo:border="none"/>
    </style:style>
    <style:style style:name="P230" style:family="paragraph" style:parent-style-name="Text_20_body" style:list-style-name="L3">
      <style:paragraph-properties fo:margin-top="0cm" fo:margin-bottom="0cm" style:contextual-spacing="false" fo:widows="1" fo:padding="0cm" fo:border="none"/>
      <style:text-properties officeooo:paragraph-rsid="006247ce"/>
    </style:style>
    <style:style style:name="P231" style:family="paragraph" style:parent-style-name="Text_20_body" style:list-style-name="L2">
      <style:paragraph-properties fo:margin-left="0cm" fo:margin-right="0cm" fo:margin-top="0.265cm" fo:margin-bottom="0.265cm" style:contextual-spacing="false" fo:widows="1" fo:text-indent="0cm" style:auto-text-indent="false" fo:padding="0cm" fo:border="none"/>
      <style:text-properties fo:font-variant="normal" fo:text-transform="none" fo:color="#3e4349" style:font-name="Ubuntu" fo:font-size="10.5pt" fo:letter-spacing="normal" fo:font-style="normal" fo:font-weight="normal" style:font-name-asian="Ubuntu" style:font-size-asian="10.5pt" style:font-size-complex="10.5pt"/>
    </style:style>
    <style:style style:name="P232" style:family="paragraph" style:parent-style-name="Text_20_body" style:list-style-name="L2">
      <style:paragraph-properties fo:margin-top="0.265cm" fo:margin-bottom="0.265cm" style:contextual-spacing="false" fo:widows="1" fo:padding="0cm" fo:border="none"/>
      <style:text-properties fo:font-variant="normal" fo:text-transform="none" fo:color="#3e4349" style:font-name="Ubuntu" fo:font-size="10.5pt" fo:letter-spacing="normal" fo:font-style="normal" fo:font-weight="normal" style:font-name-asian="Ubuntu" style:font-size-asian="10.5pt" style:font-size-complex="10.5pt"/>
    </style:style>
    <style:style style:name="P233" style:family="paragraph" style:parent-style-name="Text_20_body" style:list-style-name="L3">
      <style:paragraph-properties fo:widows="1" fo:padding="0cm" fo:border="none"/>
      <style:text-properties fo:font-variant="normal" fo:text-transform="none" style:font-name="roboto" fo:font-size="12.75pt" fo:letter-spacing="normal" fo:font-style="normal" fo:font-weight="normal"/>
    </style:style>
    <style:style style:name="P234" style:family="paragraph" style:parent-style-name="Table_20_Contents">
      <style:text-properties style:font-name="Ubuntu" fo:font-size="10.5pt" fo:font-weight="bold" officeooo:rsid="004cb308" officeooo:paragraph-rsid="004cb308" style:font-name-asian="Ubuntu" style:font-size-asian="10.5pt" style:font-weight-asian="bold" style:font-size-complex="10.5pt" style:font-weight-complex="bold"/>
    </style:style>
    <style:style style:name="P235" style:family="paragraph" style:parent-style-name="List_20_Contents">
      <style:paragraph-properties fo:margin-left="2.058cm" fo:margin-right="0cm" fo:margin-top="0cm" fo:margin-bottom="0cm" style:contextual-spacing="false" fo:widows="1" fo:text-indent="0cm" style:auto-text-indent="false"/>
      <style:text-properties fo:font-variant="normal" fo:text-transform="none" fo:color="#ff00cc" style:font-name="roboto" fo:font-size="12.75pt" fo:letter-spacing="normal" fo:font-style="normal" fo:font-weight="normal"/>
    </style:style>
    <style:style style:name="T1" style:family="text">
      <style:text-properties fo:color="#000088"/>
    </style:style>
    <style:style style:name="T2" style:family="text">
      <style:text-properties fo:color="#000088" fo:font-style="normal" fo:font-weight="normal"/>
    </style:style>
    <style:style style:name="T3" style:family="text">
      <style:text-properties fo:color="#666600"/>
    </style:style>
    <style:style style:name="T4" style:family="text">
      <style:text-properties fo:color="#666600" fo:font-style="normal" fo:font-weight="normal"/>
    </style:style>
    <style:style style:name="T5" style:family="text">
      <style:text-properties fo:font-style="normal"/>
    </style:style>
    <style:style style:name="T6" style:family="text">
      <style:text-properties fo:font-style="normal" fo:font-weight="normal"/>
    </style:style>
    <style:style style:name="T7" style:family="text">
      <style:text-properties fo:color="#008800" fo:font-style="normal" fo:font-weight="normal"/>
    </style:style>
    <style:style style:name="T8" style:family="text">
      <style:text-properties fo:color="#006666"/>
    </style:style>
    <style:style style:name="T9" style:family="text">
      <style:text-properties fo:color="#006666" fo:font-style="normal" fo:font-weight="normal"/>
    </style:style>
    <style:style style:name="T10" style:family="text">
      <style:text-properties fo:color="#7f0055"/>
    </style:style>
    <style:style style:name="T11" style:family="text">
      <style:text-properties fo:font-variant="normal" fo:text-transform="none" fo:color="#000000" style:font-name="Ubuntu" fo:font-size="10.5pt" fo:letter-spacing="normal" fo:font-style="normal" fo:font-weight="normal" style:font-name-asian="Ubuntu" style:font-size-asian="10.5pt" style:font-size-complex="10.5pt"/>
    </style:style>
    <style:style style:name="T12" style:family="text">
      <style:text-properties fo:font-variant="normal" fo:text-transform="none" fo:color="#000000" style:font-name="Ubuntu" fo:font-size="10.5pt" fo:letter-spacing="normal" fo:font-style="normal" fo:font-weight="normal" officeooo:rsid="00251c3a" fo:background-color="transparent" loext:char-shading-value="0" style:font-name-asian="Ubuntu" style:font-size-asian="10.5pt" style:font-weight-asian="normal" style:font-size-complex="10.5pt" style:font-weight-complex="normal"/>
    </style:style>
    <style:style style:name="T13" style:family="text">
      <style:text-properties fo:font-variant="normal" fo:text-transform="none" fo:color="#000000" style:font-name="Ubuntu" fo:font-size="10.5pt" fo:letter-spacing="normal" style:font-name-asian="Ubuntu" style:font-size-asian="10.5pt" style:font-style-asian="normal" style:font-weight-asian="normal" style:font-size-complex="10.5pt"/>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51c3a" style:font-weight-asian="normal" style:font-weight-complex="normal"/>
    </style:style>
    <style:style style:name="T16" style:family="text">
      <style:text-properties fo:font-variant="normal" fo:text-transform="none" fo:color="#000000" style:font-name="Consolas" fo:letter-spacing="normal" fo:font-style="normal" fo:font-weight="normal"/>
    </style:style>
    <style:style style:name="T17" style:family="text">
      <style:text-properties fo:font-variant="normal" fo:text-transform="none" fo:color="#222222" style:font-name="Ubuntu" fo:letter-spacing="normal" fo:font-style="normal" fo:font-weight="bold" fo:background-color="transparent" loext:char-shading-value="0" style:font-name-asian="Ubuntu"/>
    </style:style>
    <style:style style:name="T18" style:family="text">
      <style:text-properties fo:font-variant="normal" fo:text-transform="none" fo:color="#222222" style:font-name="Ubuntu" fo:letter-spacing="normal" fo:font-style="normal" fo:background-color="transparent" loext:char-shading-value="0" style:font-name-asian="Ubuntu"/>
    </style:style>
    <style:style style:name="T19" style:family="text">
      <style:text-properties fo:font-variant="normal" fo:text-transform="none" fo:color="#222222" style:font-name="Ubuntu" fo:font-size="10.5pt" fo:letter-spacing="normal" fo:font-style="normal" fo:font-weight="normal" style:font-name-asian="Ubuntu" style:font-size-asian="10.5pt" style:font-size-complex="10.5pt"/>
    </style:style>
    <style:style style:name="T20" style:family="text">
      <style:text-properties fo:font-variant="normal" fo:text-transform="none" fo:color="#222222" style:font-name="Ubuntu" fo:font-size="10.5pt" fo:letter-spacing="normal" fo:font-style="normal" fo:font-weight="normal" fo:background-color="#eeeeee" loext:char-shading-value="0" style:font-name-asian="Ubuntu" style:font-size-asian="10.5pt" style:font-size-complex="10.5pt" fo:padding="0cm" fo:border="none"/>
    </style:style>
    <style:style style:name="T21" style:family="text">
      <style:text-properties fo:font-variant="normal" fo:text-transform="none" fo:color="#222222" style:font-name="Ubuntu" fo:font-size="10.5pt" fo:letter-spacing="normal" fo:font-style="normal" fo:font-weight="bold" style:font-name-asian="Ubuntu" style:font-size-asian="10.5pt" style:font-size-complex="10.5pt" fo:padding="0cm" fo:border="none"/>
    </style:style>
    <style:style style:name="T22" style:family="text">
      <style:text-properties fo:font-variant="normal" fo:text-transform="none" fo:color="#222222" style:font-name="Ubuntu" fo:font-size="10.5pt" fo:letter-spacing="normal" fo:background-color="#eeeeee" loext:char-shading-value="0" style:font-name-asian="Ubuntu" style:font-size-asian="10.5pt" style:font-size-complex="10.5pt" fo:padding="0cm" fo:border="none"/>
    </style:style>
    <style:style style:name="T23" style:family="text">
      <style:text-properties fo:font-variant="normal" fo:text-transform="none" fo:color="#0c65a5" style:text-line-through-style="none" style:text-line-through-type="none" style:font-name="Ubuntu" fo:font-size="10.5pt" fo:letter-spacing="normal" fo:font-style="normal" style:text-underline-style="none" fo:font-weight="normal" style:text-blinking="false" style:font-name-asian="Ubuntu" style:font-size-asian="10.5pt" style:font-size-complex="10.5pt" fo:padding="0cm" fo:border="none"/>
    </style:style>
    <style:style style:name="T24" style:family="text">
      <style:text-properties fo:font-variant="normal" fo:text-transform="none" fo:color="#800000" style:text-line-through-style="none" style:text-line-through-type="none" style:font-name="Ubuntu" fo:font-size="10.5pt" fo:letter-spacing="normal" fo:font-style="normal" style:text-underline-style="none" fo:font-weight="normal" style:text-blinking="false" style:font-name-asian="Ubuntu" style:font-size-asian="10.5pt" style:font-size-complex="10.5pt"/>
    </style:style>
    <style:style style:name="T25" style:family="text">
      <style:text-properties fo:font-variant="normal" fo:text-transform="none" fo:color="#444444" fo:letter-spacing="normal" fo:font-style="normal"/>
    </style:style>
    <style:style style:name="T26" style:family="text">
      <style:text-properties fo:font-variant="normal" fo:text-transform="none" fo:color="#444444" fo:letter-spacing="normal" style:font-style-asian="normal"/>
    </style:style>
    <style:style style:name="T27" style:family="text">
      <style:text-properties fo:font-variant="normal" fo:text-transform="none" fo:color="#3e4349" fo:letter-spacing="normal" fo:font-style="normal" fo:font-weight="normal"/>
    </style:style>
    <style:style style:name="T28" style:family="text">
      <style:text-properties fo:font-variant="normal" fo:text-transform="none" fo:color="#3e4349" fo:letter-spacing="normal" fo:font-style="normal" fo:font-weight="normal" style:font-weight-asian="normal" style:font-weight-complex="normal"/>
    </style:style>
    <style:style style:name="T29" style:family="text">
      <style:text-properties fo:font-variant="normal" fo:text-transform="none" fo:color="#3e4349" fo:letter-spacing="normal" fo:font-style="normal" fo:font-weight="normal" officeooo:rsid="00251c3a" style:font-weight-asian="normal" style:font-weight-complex="normal"/>
    </style:style>
    <style:style style:name="T30" style:family="text">
      <style:text-properties fo:font-variant="normal" fo:text-transform="none" fo:color="#3e4349" fo:letter-spacing="normal" fo:font-style="normal" fo:font-weight="bold" style:font-weight-asian="bold" style:font-weight-complex="bold"/>
    </style:style>
    <style:style style:name="T31" style:family="text">
      <style:text-properties fo:font-variant="normal" fo:text-transform="none" fo:color="#3e4349" fo:letter-spacing="normal" fo:font-style="normal" fo:font-weight="bold" officeooo:rsid="00251c3a" style:font-weight-asian="bold" style:font-weight-complex="bold"/>
    </style:style>
    <style:style style:name="T32" style:family="text">
      <style:text-properties fo:font-variant="normal" fo:text-transform="none" fo:color="#3e4349" style:font-name="Ubuntu" fo:letter-spacing="normal" fo:font-style="normal" style:font-name-asian="Ubuntu"/>
    </style:style>
    <style:style style:name="T33" style:family="text">
      <style:text-properties fo:font-variant="normal" fo:text-transform="none" fo:color="#3e4349" style:font-name="Ubuntu" fo:font-size="10.5pt" fo:letter-spacing="normal" fo:font-style="normal" fo:font-weight="normal" fo:background-color="transparent" loext:char-shading-value="0" style:font-name-asian="Ubuntu" style:font-size-asian="10.5pt" style:font-size-complex="10.5pt"/>
    </style:style>
    <style:style style:name="T34" style:family="text">
      <style:text-properties fo:font-variant="normal" fo:text-transform="none" fo:color="#3e4349" style:font-name="Ubuntu" fo:font-size="10.5pt" fo:letter-spacing="normal" fo:font-style="normal" fo:font-weight="normal" style:font-name-asian="Ubuntu" style:font-size-asian="10.5pt" style:font-size-complex="10.5pt"/>
    </style:style>
    <style:style style:name="T35" style:family="text">
      <style:text-properties fo:font-variant="normal" fo:text-transform="none" fo:color="#3e4349" style:font-name="Ubuntu" fo:font-size="10.5pt" fo:letter-spacing="normal" fo:font-style="normal" fo:font-weight="bold" fo:background-color="transparent" loext:char-shading-value="0" style:font-name-asian="Ubuntu" style:font-size-asian="10.5pt" style:font-weight-asian="bold" style:font-size-complex="10.5pt" style:font-weight-complex="bold"/>
    </style:style>
    <style:style style:name="T36" style:family="text">
      <style:text-properties fo:font-variant="normal" fo:text-transform="none" fo:color="#3e4349" style:font-name="Ubuntu" fo:font-size="10.5pt" fo:letter-spacing="normal" fo:font-style="normal" fo:background-color="transparent" loext:char-shading-value="0" style:font-name-asian="Ubuntu" style:font-size-asian="10.5pt" style:font-size-complex="10.5pt"/>
    </style:style>
    <style:style style:name="T37" style:family="text">
      <style:text-properties fo:font-variant="normal" fo:text-transform="none" fo:color="#3e4349" style:font-name="Consolas" fo:letter-spacing="normal" fo:font-style="normal" fo:font-weight="normal"/>
    </style:style>
    <style:style style:name="T38" style:family="text">
      <style:text-properties fo:font-variant="normal" fo:text-transform="none" fo:color="#ff3333" style:font-name="Ubuntu" fo:font-size="10.5pt" fo:letter-spacing="normal" fo:font-style="normal" fo:font-weight="bold" style:font-name-asian="Ubuntu" style:font-size-asian="10.5pt" style:font-weight-asian="bold" style:font-size-complex="10.5pt" style:font-weight-complex="bold"/>
    </style:style>
    <style:style style:name="T39" style:family="text">
      <style:text-properties fo:font-variant="normal" fo:text-transform="none" fo:color="#252525" style:font-name="sans-serif" fo:letter-spacing="normal" fo:font-style="normal" fo:font-weight="bold"/>
    </style:style>
    <style:style style:name="T40" style:family="text">
      <style:text-properties fo:font-variant="normal" fo:text-transform="none" fo:color="#252525" style:font-name="sans-serif" fo:letter-spacing="normal" fo:font-style="normal" fo:font-weight="normal"/>
    </style:style>
    <style:style style:name="T41" style:family="text">
      <style:text-properties fo:font-variant="normal" fo:text-transform="none" fo:color="#252525" fo:letter-spacing="normal"/>
    </style:style>
    <style:style style:name="T4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43" style:family="text">
      <style:text-properties fo:font-variant="normal" fo:text-transform="none" fo:color="#582800" style:font-name="Consolas" fo:letter-spacing="normal" fo:font-style="normal" fo:font-weight="normal"/>
    </style:style>
    <style:style style:name="T44" style:family="text">
      <style:text-properties fo:font-variant="normal" fo:text-transform="none" fo:color="#4e9a06" style:font-name="Consolas" fo:letter-spacing="normal" fo:font-style="normal" fo:font-weight="normal"/>
    </style:style>
    <style:style style:name="T45" style:family="text">
      <style:text-properties fo:font-variant="normal" fo:text-transform="none" fo:color="#ce5c00" fo:letter-spacing="normal" fo:font-style="normal" fo:font-weight="bold"/>
    </style:style>
    <style:style style:name="T46" style:family="text">
      <style:text-properties fo:font-variant="normal" fo:text-transform="none" fo:color="#463e2f" fo:letter-spacing="normal"/>
    </style:style>
    <style:style style:name="T47" style:family="text">
      <style:text-properties fo:font-variant="normal" fo:text-transform="none" fo:color="#463e2f" fo:letter-spacing="normal" fo:font-style="normal" fo:font-weight="normal"/>
    </style:style>
    <style:style style:name="T48" style:family="text">
      <style:text-properties fo:font-variant="normal" fo:text-transform="none" fo:color="#463e2f" style:font-name="roboto" fo:font-size="12.75pt" fo:letter-spacing="normal" fo:font-style="normal"/>
    </style:style>
    <style:style style:name="T49" style:family="text">
      <style:text-properties fo:font-variant="normal" fo:text-transform="none" fo:color="#463e2f" style:font-name="roboto" fo:font-size="12.75pt" fo:letter-spacing="normal" fo:font-style="normal" fo:font-weight="normal"/>
    </style:style>
    <style:style style:name="T50" style:family="text">
      <style:text-properties fo:font-variant="normal" fo:text-transform="none" fo:color="#463e2f" style:font-name="roboto" fo:font-size="12.75pt" fo:letter-spacing="normal" fo:font-weight="normal"/>
    </style:style>
    <style:style style:name="T51" style:family="text">
      <style:text-properties fo:font-variant="normal" fo:text-transform="none" fo:color="#463e2f" style:font-name="roboto" fo:font-size="10pt" fo:letter-spacing="normal" fo:font-style="normal" fo:font-weight="normal" style:font-size-asian="10pt" style:font-size-complex="10pt"/>
    </style:style>
    <style:style style:name="T52" style:family="text">
      <style:text-properties fo:font-variant="normal" fo:text-transform="none" fo:color="#463e2f" fo:font-size="10pt" fo:letter-spacing="normal" style:font-size-asian="10pt" style:font-size-complex="10pt"/>
    </style:style>
    <style:style style:name="T53" style:family="text">
      <style:text-properties fo:font-variant="normal" fo:text-transform="none" fo:color="#8f5902" fo:letter-spacing="normal" fo:font-style="italic" fo:font-weight="normal"/>
    </style:style>
    <style:style style:name="T54" style:family="text">
      <style:text-properties fo:font-variant="normal" fo:text-transform="none" fo:color="#ad770b" fo:letter-spacing="normal" fo:font-style="normal" fo:font-weight="normal" fo:padding="0.049cm" fo:border="0.06pt dashed #000000"/>
    </style:style>
    <style:style style:name="T55" style:family="text">
      <style:text-properties fo:font-variant="normal" fo:text-transform="none" fo:color="#ad770b" style:font-name="roboto" fo:font-size="12.75pt" fo:letter-spacing="normal" fo:font-style="normal" fo:font-weight="normal" fo:background-color="#f7f6f3" loext:char-shading-value="0" fo:padding="0.049cm" fo:border="0.06pt dashed #000000"/>
    </style:style>
    <style:style style:name="T56" style:family="text">
      <style:text-properties fo:font-variant="normal" fo:text-transform="none" style:font-name="roboto" fo:font-size="12.75pt" fo:letter-spacing="normal" fo:font-style="normal" fo:font-weight="normal"/>
    </style:style>
    <style:style style:name="T57" style:family="text">
      <style:text-properties fo:font-variant="normal" fo:text-transform="none" style:font-name="roboto" fo:font-size="12.75pt" fo:letter-spacing="normal" fo:font-style="normal" fo:font-weight="normal" officeooo:rsid="006247ce"/>
    </style:style>
    <style:style style:name="T58" style:family="text">
      <style:text-properties fo:font-variant="normal" fo:text-transform="none" fo:color="#9c8044" style:font-name="roboto" fo:font-size="12.75pt" fo:letter-spacing="normal" fo:font-style="normal"/>
    </style:style>
    <style:style style:name="T59" style:family="text">
      <style:text-properties fo:font-variant="normal" fo:text-transform="none" fo:color="#9c8044" style:font-name="roboto" fo:font-size="12.75pt" fo:letter-spacing="normal" fo:font-style="normal" fo:font-weight="normal"/>
    </style:style>
    <style:style style:name="T60" style:family="text">
      <style:text-properties fo:font-variant="normal" fo:text-transform="none" fo:color="#9c8044" style:font-name="roboto" fo:font-size="12.75pt" fo:letter-spacing="normal" fo:font-style="normal" officeooo:rsid="005c7309"/>
    </style:style>
    <style:style style:name="T61" style:family="text">
      <style:text-properties fo:font-variant="normal" fo:text-transform="none" fo:color="#9c8044" style:font-name="roboto" fo:font-size="10pt" fo:letter-spacing="normal" fo:font-weight="normal" style:font-size-asian="10pt" style:font-size-complex="10pt"/>
    </style:style>
    <style:style style:name="T62" style:family="text">
      <style:text-properties style:font-style-asian="normal"/>
    </style:style>
    <style:style style:name="T63" style:family="text">
      <style:text-properties style:font-style-asian="normal" style:font-weight-asian="normal"/>
    </style:style>
    <style:style style:name="T64" style:family="text">
      <style:text-properties fo:color="#660066"/>
    </style:style>
    <style:style style:name="T65" style:family="text">
      <style:text-properties fo:color="#880000" fo:font-style="normal" fo:font-weight="normal"/>
    </style:style>
    <style:style style:name="T66" style:family="text">
      <style:text-properties fo:color="#880000" style:font-style-asian="normal" style:font-weight-asian="normal"/>
    </style:style>
    <style:style style:name="T67" style:family="text">
      <style:text-properties fo:color="#222222" style:font-name="Ubuntu" fo:font-size="10.5pt" fo:background-color="#eeeeee" loext:char-shading-value="0" style:font-name-asian="Ubuntu" fo:padding="0cm" fo:border="none"/>
    </style:style>
    <style:style style:name="T68" style:family="text">
      <style:text-properties fo:color="#222222" style:font-name="Ubuntu" fo:font-size="10.5pt" fo:background-color="#eeeeee" loext:char-shading-value="0" style:font-name-asian="Ubuntu" style:font-size-asian="10.5pt" style:font-size-complex="10.5pt" fo:padding="0cm" fo:border="none"/>
    </style:style>
    <style:style style:name="T69" style:family="text">
      <style:text-properties fo:font-weight="bold"/>
    </style:style>
    <style:style style:name="T70" style:family="text">
      <style:text-properties fo:font-weight="bold" style:font-weight-asian="bold" style:font-weight-complex="bold"/>
    </style:style>
    <style:style style:name="T71" style:family="text">
      <style:text-properties fo:font-weight="bold" officeooo:rsid="00259f76" style:font-weight-asian="bold" style:font-weight-complex="bold"/>
    </style:style>
    <style:style style:name="T72" style:family="text">
      <style:text-properties fo:font-weight="bold" officeooo:rsid="0041e5fb" style:font-weight-asian="bold" style:font-weight-complex="bold"/>
    </style:style>
    <style:style style:name="T73" style:family="text">
      <style:text-properties fo:font-weight="bold" officeooo:rsid="004682d7" style:font-weight-asian="bold" style:font-weight-complex="bold"/>
    </style:style>
    <style:style style:name="T74" style:family="text">
      <style:text-properties officeooo:rsid="0009ac79"/>
    </style:style>
    <style:style style:name="T75" style:family="text">
      <style:text-properties fo:font-style="italic"/>
    </style:style>
    <style:style style:name="T76" style:family="text">
      <style:text-properties fo:font-style="italic" style:font-style-asian="italic" style:font-style-complex="italic"/>
    </style:style>
    <style:style style:name="T77" style:family="text">
      <style:text-properties fo:color="#dd1144"/>
    </style:style>
    <style:style style:name="T78" style:family="text">
      <style:text-properties fo:color="#009999"/>
    </style:style>
    <style:style style:name="T79" style:family="text">
      <style:text-properties fo:color="#999988" fo:font-style="italic"/>
    </style:style>
    <style:style style:name="T80" style:family="text">
      <style:text-properties fo:color="#999988" style:font-style-asian="italic"/>
    </style:style>
    <style:style style:name="T81" style:family="text">
      <style:text-properties officeooo:rsid="00154962"/>
    </style:style>
    <style:style style:name="T82" style:family="text">
      <style:text-properties fo:color="#990000"/>
    </style:style>
    <style:style style:name="T83" style:family="text">
      <style:text-properties fo:color="#990000" fo:font-weight="bold"/>
    </style:style>
    <style:style style:name="T84" style:family="text">
      <style:text-properties fo:color="#0086b3"/>
    </style:style>
    <style:style style:name="T85" style:family="text">
      <style:text-properties fo:color="#cc7832"/>
    </style:style>
    <style:style style:name="T86" style:family="text">
      <style:text-properties officeooo:rsid="002353bd"/>
    </style:style>
    <style:style style:name="T87" style:family="text">
      <style:text-properties fo:color="#000000"/>
    </style:style>
    <style:style style:name="T88" style:family="text">
      <style:text-properties fo:color="#000000" fo:font-weight="bold"/>
    </style:style>
    <style:style style:name="T89" style:family="text">
      <style:text-properties fo:color="#000000" style:font-name="sans-serif" fo:font-size="12pt"/>
    </style:style>
    <style:style style:name="T90" style:family="text">
      <style:text-properties fo:color="#582800"/>
    </style:style>
    <style:style style:name="T91" style:family="text">
      <style:text-properties fo:color="#004461" fo:font-weight="bold"/>
    </style:style>
    <style:style style:name="T92" style:family="text">
      <style:text-properties fo:color="#8f5902" fo:font-style="italic"/>
    </style:style>
    <style:style style:name="T93" style:family="text">
      <style:text-properties officeooo:rsid="00259f76"/>
    </style:style>
    <style:style style:name="T94" style:family="text">
      <style:text-properties fo:color="#004b6b" style:text-line-through-style="none" style:text-line-through-type="none" style:font-name="Ubuntu" fo:font-size="10.5pt" style:text-underline-style="none" style:text-blinking="false" style:font-name-asian="Ubuntu" style:font-size-asian="10.5pt" style:font-size-complex="10.5pt" fo:padding="0cm" fo:border="none"/>
    </style:style>
    <style:style style:name="T95" style:family="text">
      <style:text-properties style:font-name="Ubuntu" fo:font-size="10.5pt" fo:font-style="normal" fo:font-weight="normal" style:font-name-asian="Ubuntu" style:font-size-asian="10.5pt" style:font-size-complex="10.5pt"/>
    </style:style>
    <style:style style:name="T96" style:family="text">
      <style:text-properties style:font-name="Ubuntu" fo:font-size="10.5pt" fo:font-style="normal" style:font-name-asian="Ubuntu" style:font-size-asian="10.5pt" style:font-size-complex="10.5pt"/>
    </style:style>
    <style:style style:name="T97" style:family="text">
      <style:text-properties style:font-name="Ubuntu" fo:font-size="10.5pt" style:font-name-asian="Ubuntu" style:font-size-asian="10.5pt" style:font-style-asian="normal" style:font-weight-asian="normal" style:font-size-complex="10.5pt"/>
    </style:style>
    <style:style style:name="T98" style:family="text">
      <style:text-properties style:font-name="Ubuntu" fo:font-size="10.5pt" style:font-name-asian="Ubuntu" style:font-size-asian="10.5pt" style:font-size-complex="10.5pt"/>
    </style:style>
    <style:style style:name="T99" style:family="text">
      <style:text-properties style:font-name="Ubuntu" fo:font-size="10.5pt" officeooo:rsid="00259f76" style:font-name-asian="Ubuntu" style:font-size-asian="10.5pt" style:font-size-complex="10.5pt"/>
    </style:style>
    <style:style style:name="T100" style:family="text">
      <style:text-properties style:font-name="Ubuntu" fo:font-size="10.5pt" fo:font-weight="normal" officeooo:rsid="000d2729" style:font-name-asian="Ubuntu" style:font-size-asian="10.5pt" style:font-weight-asian="normal" style:font-size-complex="10.5pt" style:font-weight-complex="normal"/>
    </style:style>
    <style:style style:name="T101" style:family="text">
      <style:text-properties fo:color="#4e9a06"/>
    </style:style>
    <style:style style:name="T102" style:family="text">
      <style:text-properties fo:color="#839700"/>
    </style:style>
    <style:style style:name="T103" style:family="text">
      <style:text-properties fo:color="#ce5c00" fo:font-weight="bold"/>
    </style:style>
    <style:style style:name="T104" style:family="text">
      <style:text-properties fo:color="#ff0066"/>
    </style:style>
    <style:style style:name="T105" style:family="text">
      <style:text-properties style:use-window-font-color="true"/>
    </style:style>
    <style:style style:name="T106" style:family="text">
      <style:text-properties fo:font-weight="normal" officeooo:rsid="004682d7" style:font-weight-asian="normal" style:font-weight-complex="normal"/>
    </style:style>
    <style:style style:name="T107" style:family="text">
      <style:text-properties fo:font-weight="normal" officeooo:rsid="00483614" style:font-weight-asian="normal" style:font-weight-complex="normal"/>
    </style:style>
    <style:style style:name="T108" style:family="text">
      <style:text-properties fo:color="#204a87" fo:font-weight="bold"/>
    </style:style>
    <style:style style:name="T109" style:family="text">
      <style:text-properties fo:color="#ff00cc" fo:font-weight="bold" style:font-weight-asian="bold" style:font-weight-complex="bold"/>
    </style:style>
    <style:style style:name="T110" style:family="text">
      <style:text-properties officeooo:rsid="003a0986"/>
    </style:style>
    <style:style style:name="T111" style:family="text">
      <style:text-properties officeooo:rsid="0040b76a"/>
    </style:style>
    <style:style style:name="T112" style:family="text">
      <style:text-properties officeooo:rsid="0041e5fb"/>
    </style:style>
    <style:style style:name="T113" style:family="text">
      <style:text-properties officeooo:rsid="004682d7"/>
    </style:style>
    <style:style style:name="T114" style:family="text">
      <style:text-properties officeooo:rsid="004d80ca"/>
    </style:style>
    <style:style style:name="T115" style:family="text">
      <style:text-properties officeooo:rsid="005ab759"/>
    </style:style>
    <style:style style:name="T116" style:family="text">
      <style:text-properties officeooo:rsid="006157f5"/>
    </style:style>
    <style:style style:name="T117" style:family="text">
      <style:text-properties officeooo:rsid="006247ce"/>
    </style:style>
    <style:style style:name="T118" style:family="text">
      <style:text-properties officeooo:rsid="0067308e"/>
    </style:style>
    <style:style style:name="T119" style:family="text">
      <style:text-properties style:font-name="sans-serif" fo:font-size="12pt"/>
    </style:style>
    <style:style style:name="T120" style:family="text">
      <style:text-properties fo:color="#355f7c" style:text-line-through-style="none" style:text-line-through-type="none" style:font-name="sans-serif" fo:font-size="12pt" style:text-underline-style="none" fo:font-weight="bold" style:text-blinking="false" fo:background-color="transparent" loext:char-shading-value="0" fo:padding="0cm" fo:border="none"/>
    </style:style>
    <style:style style:name="T121" style:family="text">
      <style:text-properties fo:color="#0066cc" fo:padding="0cm" fo:border="none"/>
    </style:style>
    <style:style style:name="T122" style:family="text">
      <style:text-properties officeooo:rsid="0068525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87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121">An asterisk (*) is placed before the variable name that holds the values of all nonkeyword variable arguments. This tuple remains empty if no additional arguments are specified during the function call. Following is a simple example −</text:p>
      <text:p text:style-name="P142">#!/usr/bin/python</text:p>
      <text:p text:style-name="P191"># Function definition is here</text:p>
      <text:p text:style-name="P192"><text:span text:style-name="T1">def</text:span> printinfo<text:span text:style-name="T3">(</text:span> arg1<text:span text:style-name="T3">,</text:span> <text:span text:style-name="T3">*</text:span>vartuple <text:span text:style-name="T3">):</text:span></text:p>
      <text:p text:style-name="P193"><text:s text:c="3"/><text:span text:style-name="T7">"This prints a variable passed arguments"</text:span></text:p>
      <text:p text:style-name="P193"><text:s text:c="3"/><text:span text:style-name="T2">print</text:span><text:span text:style-name="T6"> </text:span><text:span text:style-name="T7">"Output is: "</text:span></text:p>
      <text:p text:style-name="P193"><text:s text:c="3"/><text:span text:style-name="T2">print</text:span><text:span text:style-name="T6"> arg1</text:span></text:p>
      <text:p text:style-name="P193"><text:s text:c="3"/><text:span text:style-name="T2">for</text:span><text:span text:style-name="T6"> </text:span><text:span text:style-name="T2">var</text:span><text:span text:style-name="T6"> </text:span><text:span text:style-name="T2">in</text:span><text:span text:style-name="T6"> vartuple</text:span><text:span text:style-name="T4">:</text:span></text:p>
      <text:p text:style-name="P193"><text:s text:c="6"/><text:span text:style-name="T2">print</text:span><text:span text:style-name="T6"> </text:span><text:span text:style-name="T2">var</text:span></text:p>
      <text:p text:style-name="P193"><text:s text:c="3"/><text:span text:style-name="T2">return</text:span><text:span text:style-name="T4">;</text:span></text:p>
      <text:p text:style-name="P195"/>
      <text:p text:style-name="P191"># Now you can call printinfo function</text:p>
      <text:p text:style-name="P192">printinfo<text:span text:style-name="T3">(</text:span> <text:span text:style-name="T8">10</text:span> <text:span text:style-name="T3">)</text:span></text:p>
      <text:p text:style-name="P192">printinfo<text:span text:style-name="T3">(</text:span> <text:span text:style-name="T8">70</text:span><text:span text:style-name="T3">,</text:span> <text:span text:style-name="T8">60</text:span><text:span text:style-name="T3">,</text:span> <text:span text:style-name="T8">50</text:span> <text:span text:style-name="T3">)</text:span></text:p>
      <text:p text:style-name="P138">When the above code is executed, it produces the following result −</text:p>
      <text:p text:style-name="P143"><text:span text:style-name="T10">Output</text:span> <text:span text:style-name="T1">is</text:span><text:span text:style-name="T3">:</text:span></text:p>
      <text:p text:style-name="P194">10</text:p>
      <text:p text:style-name="P192"><text:span text:style-name="T10">Output</text:span> <text:span text:style-name="T1">is</text:span><text:span text:style-name="T3">:</text:span></text:p>
      <text:p text:style-name="P194">70</text:p>
      <text:p text:style-name="P194">60</text:p>
      <text:p text:style-name="P194">50</text:p>
      <text:p text:style-name="P35"/>
      <text:p text:style-name="P181"/>
      <text:p text:style-name="P119"><text:span text:style-name="T19">The </text:span><text:span text:style-name="Source_20_Text"><text:span text:style-name="T20">*args</text:span></text:span><text:span text:style-name="T19"> and </text:span><text:span text:style-name="Source_20_Text"><text:span text:style-name="T20">**kwargs</text:span></text:span><text:span text:style-name="T19"> is a common idiom to allow arbitrary number of arguments to functions as described in the section </text:span><text:a xlink:type="simple" xlink:href="http://docs.python.org/dev/tutorial/controlflow.html#more-on-defining-functions"><text:span text:style-name="T23">more on defining functions</text:span></text:a><text:span text:style-name="T19"> in the Python documentation.</text:span></text:p>
      <text:p text:style-name="P135"><text:span text:style-name="T19">The </text:span><text:span text:style-name="Source_20_Text"><text:span text:style-name="T20">*args</text:span></text:span><text:span text:style-name="T19"> will give you all function parameters </text:span><text:a xlink:type="simple" xlink:href="https://docs.python.org/dev/tutorial/controlflow.html#arbitrary-argument-lists"><text:span text:style-name="T23">as a tuple</text:span></text:a><text:span text:style-name="T19">:</text:span></text:p>
      <text:p text:style-name="P137"><text:span text:style-name="Source_20_Text"><text:span text:style-name="T20">In [1]: def foo(*args):</text:span></text:span></text:p>
      <text:p text:style-name="P146"><text:span text:style-name="Source_20_Text"><text:span text:style-name="T22"><text:s text:c="3"/></text:span></text:span><text:span text:style-name="Source_20_Text"><text:span text:style-name="T20">...: <text:s text:c="4"/>for a in args:</text:span></text:span></text:p>
      <text:p text:style-name="P146"><text:span text:style-name="Source_20_Text"><text:span text:style-name="T22"><text:s text:c="3"/></text:span></text:span><text:span text:style-name="Source_20_Text"><text:span text:style-name="T20">...: <text:s text:c="8"/>print a</text:span></text:span></text:p>
      <text:p text:style-name="P146"><text:span text:style-name="Source_20_Text"><text:span text:style-name="T22"><text:s text:c="3"/></text:span></text:span><text:span text:style-name="Source_20_Text"><text:span text:style-name="T20">...: <text:s text:c="8"/></text:span></text:span></text:p>
      <text:p text:style-name="P146"><text:span text:style-name="Source_20_Text"><text:span text:style-name="T22"><text:s text:c="3"/></text:span></text:span><text:span text:style-name="Source_20_Text"><text:span text:style-name="T20">...: <text:s text:c="8"/></text:span></text:span></text:p>
      <text:p text:style-name="P147"/>
      <text:p text:style-name="P146"><text:span text:style-name="Source_20_Text"><text:span text:style-name="T20">In [2]: foo(1)</text:span></text:span></text:p>
      <text:p text:style-name="P146"><text:span text:style-name="Source_20_Text"><text:span text:style-name="T20">1</text:span></text:span></text:p>
      <text:p text:style-name="P147"/>
      <text:p text:style-name="P147"/>
      <text:p text:style-name="P146"><text:span text:style-name="Source_20_Text"><text:span text:style-name="T20">In [4]: foo(1,2,3)</text:span></text:span></text:p>
      <text:p text:style-name="P146"><text:span text:style-name="Source_20_Text"><text:span text:style-name="T20">1</text:span></text:span></text:p>
      <text:p text:style-name="P146"><text:span text:style-name="Source_20_Text"><text:span text:style-name="T20">2</text:span></text:span></text:p>
      <text:p text:style-name="P146"><text:soft-page-break/><text:span text:style-name="Source_20_Text"><text:span text:style-name="T20">3</text:span></text:span></text:p>
      <text:p text:style-name="P135"><text:span text:style-name="T19">The </text:span><text:span text:style-name="Source_20_Text"><text:span text:style-name="T20">**kwargs</text:span></text:span><text:span text:style-name="T19"> will give you all </text:span><text:span text:style-name="Strong_20_Emphasis"><text:span text:style-name="T21">keyword arguments</text:span></text:span><text:span text:style-name="T19"> except for those corresponding to a formal parameter as a dictionary.</text:span></text:p>
      <text:p text:style-name="P137"><text:span text:style-name="Source_20_Text"><text:span text:style-name="T20">In [5]: def bar(**kwargs):</text:span></text:span></text:p>
      <text:p text:style-name="P146"><text:span text:style-name="Source_20_Text"><text:span text:style-name="T22"><text:s text:c="3"/></text:span></text:span><text:span text:style-name="Source_20_Text"><text:span text:style-name="T20">...: <text:s text:c="4"/>for a in kwargs:</text:span></text:span></text:p>
      <text:p text:style-name="P146"><text:span text:style-name="Source_20_Text"><text:span text:style-name="T22"><text:s text:c="3"/></text:span></text:span><text:span text:style-name="Source_20_Text"><text:span text:style-name="T20">...: <text:s text:c="8"/>print a, kwargs[a]</text:span></text:span></text:p>
      <text:p text:style-name="P146"><text:span text:style-name="Source_20_Text"><text:span text:style-name="T22"><text:s text:c="3"/></text:span></text:span><text:span text:style-name="Source_20_Text"><text:span text:style-name="T20">...: <text:s text:c="8"/></text:span></text:span></text:p>
      <text:p text:style-name="P146"><text:span text:style-name="Source_20_Text"><text:span text:style-name="T22"><text:s text:c="3"/></text:span></text:span><text:span text:style-name="Source_20_Text"><text:span text:style-name="T20">...: <text:s text:c="8"/></text:span></text:span></text:p>
      <text:p text:style-name="P147"/>
      <text:p text:style-name="P146"><text:span text:style-name="Source_20_Text"><text:span text:style-name="T20">In [6]: bar(name='one', age=27)</text:span></text:span></text:p>
      <text:p text:style-name="P146"><text:span text:style-name="Source_20_Text"><text:span text:style-name="T20">age 27</text:span></text:span></text:p>
      <text:p text:style-name="P146"><text:span text:style-name="Source_20_Text"><text:span text:style-name="T20">name one</text:span></text:span></text:p>
      <text:p text:style-name="P136">Both idioms can be mixed with normal arguments to allow a set of fixed and some variable arguments:</text:p>
      <text:p text:style-name="P137"><text:span text:style-name="Source_20_Text"><text:span text:style-name="T20">def foo(kind, *args, **kwargs):</text:span></text:span></text:p>
      <text:p text:style-name="P146"><text:span text:style-name="Source_20_Text"><text:span text:style-name="T22"><text:s text:c="3"/></text:span></text:span><text:span text:style-name="Source_20_Text"><text:span text:style-name="T20">pass</text:span></text:span></text:p>
      <text:p text:style-name="P135"><text:span text:style-name="T19">An other usage of the </text:span><text:span text:style-name="Source_20_Text"><text:span text:style-name="T20">*l</text:span></text:span><text:span text:style-name="T19"> idiom is to </text:span><text:span text:style-name="Strong_20_Emphasis"><text:span text:style-name="T21">unpack argument lists</text:span></text:span><text:span text:style-name="T19"> when calling a function.</text:span></text:p>
      <text:p text:style-name="P137"><text:span text:style-name="Source_20_Text"><text:span text:style-name="T20">In [9]: def foo(bar, lee):</text:span></text:span></text:p>
      <text:p text:style-name="P146"><text:span text:style-name="Source_20_Text"><text:span text:style-name="T22"><text:s text:c="3"/></text:span></text:span><text:span text:style-name="Source_20_Text"><text:span text:style-name="T20">...: <text:s text:c="4"/>print bar, lee</text:span></text:span></text:p>
      <text:p text:style-name="P146"><text:span text:style-name="Source_20_Text"><text:span text:style-name="T22"><text:s text:c="3"/></text:span></text:span><text:span text:style-name="Source_20_Text"><text:span text:style-name="T20">...: <text:s text:c="4"/></text:span></text:span></text:p>
      <text:p text:style-name="P146"><text:span text:style-name="Source_20_Text"><text:span text:style-name="T22"><text:s text:c="3"/></text:span></text:span><text:span text:style-name="Source_20_Text"><text:span text:style-name="T20">...: <text:s text:c="4"/></text:span></text:span></text:p>
      <text:p text:style-name="P147"/>
      <text:p text:style-name="P146"><text:span text:style-name="Source_20_Text"><text:span text:style-name="T20">In [10]: l = [1,2]</text:span></text:span></text:p>
      <text:p text:style-name="P147"/>
      <text:p text:style-name="P146"><text:span text:style-name="Source_20_Text"><text:span text:style-name="T20">In [11]: foo(*l)</text:span></text:span></text:p>
      <text:p text:style-name="P146"><text:span text:style-name="Source_20_Text"><text:span text:style-name="T20">1 2</text:span></text:span></text:p>
      <text:p text:style-name="P35"/>
      <text:p text:style-name="P124"><text:span text:style-name="T74">I</text:span>t's also worth noting that you can use * and ** when calling functions as well. This is a shortcut that allows you to pass multiple arguments to a function directly using either a list/tuple or a dictionary. For example, if you have the following function:</text:p>
      <text:p text:style-name="P137"><text:span text:style-name="Source_20_Text"><text:span text:style-name="T20">def foo(x,y,z):</text:span></text:span></text:p>
      <text:p text:style-name="P146"><text:span text:style-name="Source_20_Text"><text:span text:style-name="T22"><text:s text:c="4"/></text:span></text:span><text:span text:style-name="Source_20_Text"><text:span text:style-name="T20">print "x=" + str(x)</text:span></text:span></text:p>
      <text:p text:style-name="P146"><text:span text:style-name="Source_20_Text"><text:span text:style-name="T22"><text:s text:c="4"/></text:span></text:span><text:span text:style-name="Source_20_Text"><text:span text:style-name="T20">print "y=" + str(y)</text:span></text:span></text:p>
      <text:p text:style-name="P146"><text:span text:style-name="Source_20_Text"><text:span text:style-name="T22"><text:s text:c="4"/></text:span></text:span><text:span text:style-name="Source_20_Text"><text:span text:style-name="T20">print "z=" + str(z)</text:span></text:span></text:p>
      <text:p text:style-name="P136">You can do things like:</text:p>
      <text:p text:style-name="P137"><text:span text:style-name="Source_20_Text"><text:span text:style-name="T20">&gt;&gt;&gt; mylist = [1,2,3]</text:span></text:span></text:p>
      <text:p text:style-name="P146"><text:span text:style-name="Source_20_Text"><text:span text:style-name="T20">&gt;&gt;&gt; foo(*mylist)</text:span></text:span></text:p>
      <text:p text:style-name="P146"><text:span text:style-name="Source_20_Text"><text:span text:style-name="T20">x=1</text:span></text:span></text:p>
      <text:p text:style-name="P146"><text:span text:style-name="Source_20_Text"><text:span text:style-name="T20">y=2</text:span></text:span></text:p>
      <text:p text:style-name="P146"><text:span text:style-name="Source_20_Text"><text:span text:style-name="T20">z=3</text:span></text:span></text:p>
      <text:p text:style-name="P147"/>
      <text:p text:style-name="P146"><text:span text:style-name="Source_20_Text"><text:span text:style-name="T20">&gt;&gt;&gt; mydict = {'x':1,'y':2,'z':3}</text:span></text:span></text:p>
      <text:p text:style-name="P146"><text:span text:style-name="Source_20_Text"><text:span text:style-name="T20">&gt;&gt;&gt; foo(**mydict)</text:span></text:span></text:p>
      <text:p text:style-name="P146"><text:span text:style-name="Source_20_Text"><text:span text:style-name="T20">x=1</text:span></text:span></text:p>
      <text:p text:style-name="P146"><text:span text:style-name="Source_20_Text"><text:span text:style-name="T20">y=2</text:span></text:span></text:p>
      <text:p text:style-name="P146"><text:span text:style-name="Source_20_Text"><text:span text:style-name="T20">z=3</text:span></text:span></text:p>
      <text:p text:style-name="P147"/>
      <text:p text:style-name="P146"><text:span text:style-name="Source_20_Text"><text:span text:style-name="T20">&gt;&gt;&gt; mytuple = (1, 2, 3)</text:span></text:span></text:p>
      <text:p text:style-name="P146"><text:span text:style-name="Source_20_Text"><text:span text:style-name="T20">&gt;&gt;&gt; foo(*mytuple)</text:span></text:span></text:p>
      <text:p text:style-name="P146"><text:span text:style-name="Source_20_Text"><text:span text:style-name="T20">x=1</text:span></text:span></text:p>
      <text:p text:style-name="P146"><text:span text:style-name="Source_20_Text"><text:span text:style-name="T20">y=2</text:span></text:span></text:p>
      <text:p text:style-name="P146"><text:span text:style-name="Source_20_Text"><text:span text:style-name="T20">z=3</text:span></text:span></text:p>
      <text:p text:style-name="P174"/>
      <text:p text:style-name="P35"/>
      <text:p text:style-name="P35"/>
      <text:p text:style-name="P35"/>
      <text:p text:style-name="P35"/>
      <text:p text:style-name="P35"/>
      <text:p text:style-name="P102"><text:soft-page-break/>class name: 类名</text:p>
      <text:p text:style-name="P122"><text:span text:style-name="T5">__name__: </text:span><text:span text:style-name="T62">类名</text:span></text:p>
      <text:p text:style-name="P48">__metaclass__ = ABCMeta </text:p>
      <text:p text:style-name="P48"/>
      <text:p text:style-name="P102">private class: </text:p>
      <text:h text:style-name="P201" text:outline-level="3">类的私有属性</text:h>
      <text:p text:style-name="P133"><text:span text:style-name="Strong_20_Emphasis"><text:span text:style-name="T11">__private_attrs</text:span></text:span><text:span text:style-name="T13">：两个下划线开头，声明该属性为私有，不能在类地外部被使用或直接访问。在类内部的方法中使用时</text:span><text:span text:style-name="Strong_20_Emphasis"><text:span text:style-name="T11">self.__private_attrs</text:span></text:span><text:span text:style-name="T13">。</text:span></text:p>
      <text:h text:style-name="P144" text:outline-level="3">类的方法</text:h>
      <text:p text:style-name="P130"><text:span text:style-name="T63">在类地内部，使用</text:span><text:span text:style-name="T6">def</text:span><text:span text:style-name="T63">关键字可以为类定义一个方法，与一般函数定义不同，类方法必须包含参数</text:span><text:span text:style-name="T6">self,</text:span><text:span text:style-name="T63">且为第一个参数</text:span></text:p>
      <text:h text:style-name="P144" text:outline-level="3">类的私有方法</text:h>
      <text:p text:style-name="P133"><text:span text:style-name="Strong_20_Emphasis"><text:span text:style-name="T11">__private_method</text:span></text:span><text:span text:style-name="T13">：两个下划线开头，声明该方法为私有方法，不能在类地外部调用。在类的内部调用 </text:span><text:span text:style-name="Strong_20_Emphasis"><text:span text:style-name="T11">slef.__private_methods</text:span></text:span></text:p>
      <text:h text:style-name="P201" text:outline-level="3">实例</text:h>
      <text:p text:style-name="P196">#coding=utf-8</text:p>
      <text:p text:style-name="P196">#!/usr/bin/python</text:p>
      <text:p text:style-name="P199"/>
      <text:p text:style-name="P197"><text:span text:style-name="T1">class</text:span> <text:span text:style-name="T64">JustCounter</text:span><text:span text:style-name="T3">:</text:span></text:p>
      <text:p text:style-name="P198"><text:s text:c="8"/><text:span text:style-name="T6">__secretCount </text:span><text:span text:style-name="T4">=</text:span><text:span text:style-name="T6"> </text:span><text:span text:style-name="T9">0</text:span><text:span text:style-name="T6"> <text:s/></text:span><text:span text:style-name="T65"># </text:span><text:span text:style-name="T66">私有变量</text:span></text:p>
      <text:p text:style-name="P198"><text:s text:c="8"/><text:span text:style-name="T6">publicCount </text:span><text:span text:style-name="T4">=</text:span><text:span text:style-name="T6"> </text:span><text:span text:style-name="T9">0</text:span><text:span text:style-name="T6"> <text:s text:c="3"/></text:span><text:span text:style-name="T65"># </text:span><text:span text:style-name="T66">公开变量</text:span></text:p>
      <text:p text:style-name="P199"/>
      <text:p text:style-name="P198"><text:s text:c="8"/><text:span text:style-name="T2">def</text:span><text:span text:style-name="T6"> count</text:span><text:span text:style-name="T4">(</text:span><text:span text:style-name="T2">self</text:span><text:span text:style-name="T4">):</text:span></text:p>
      <text:p text:style-name="P198"><text:s text:c="16"/><text:span text:style-name="T2">self</text:span><text:span text:style-name="T4">.</text:span><text:span text:style-name="T6">__secretCount </text:span><text:span text:style-name="T4">+=</text:span><text:span text:style-name="T6"> </text:span><text:span text:style-name="T9">1</text:span></text:p>
      <text:p text:style-name="P198"><text:s text:c="16"/><text:span text:style-name="T2">self</text:span><text:span text:style-name="T4">.</text:span><text:span text:style-name="T6">publicCount </text:span><text:span text:style-name="T4">+=</text:span><text:span text:style-name="T6"> </text:span><text:span text:style-name="T9">1</text:span></text:p>
      <text:p text:style-name="P198"><text:s text:c="16"/><text:span text:style-name="T2">print</text:span><text:span text:style-name="T6"> </text:span><text:span text:style-name="T2">self</text:span><text:span text:style-name="T4">.</text:span><text:span text:style-name="T6">__secretCount</text:span></text:p>
      <text:p text:style-name="P199"/>
      <text:p text:style-name="P197"><text:soft-page-break/>counter <text:span text:style-name="T3">=</text:span> <text:span text:style-name="T64">JustCounter</text:span><text:span text:style-name="T3">()</text:span></text:p>
      <text:p text:style-name="P197">counter<text:span text:style-name="T3">.</text:span>count<text:span text:style-name="T3">()</text:span></text:p>
      <text:p text:style-name="P197">counter<text:span text:style-name="T3">.</text:span>count<text:span text:style-name="T3">()</text:span></text:p>
      <text:p text:style-name="P197"><text:span text:style-name="T1">print</text:span> counter<text:span text:style-name="T3">.</text:span>publicCount</text:p>
      <text:p text:style-name="P198"><text:span text:style-name="T2">print</text:span><text:span text:style-name="T6"> counter</text:span><text:span text:style-name="T4">.</text:span><text:span text:style-name="T6">__secretCount <text:s/></text:span><text:span text:style-name="T65"># </text:span><text:span text:style-name="T66">报错，实例不能访问私有变量</text:span></text:p>
      <text:p text:style-name="P129"><text:span text:style-name="T95">Python</text:span><text:span text:style-name="T97">不允许实例化的类访问私有数据，但你可以使用 </text:span><text:span text:style-name="Strong_20_Emphasis"><text:span text:style-name="T96">object._className__attrName</text:span></text:span><text:span text:style-name="T98"> </text:span><text:span text:style-name="T97">访问属性，将如下代码替换以上代码的最后一行代码：</text:span></text:p>
      <text:p text:style-name="P140"><text:span text:style-name="T1">print</text:span> counter<text:span text:style-name="T3">.</text:span><text:span text:style-name="T64">_JustCounter__secretCount</text:span></text:p>
      <text:p text:style-name="P130"/>
      <text:p text:style-name="P139"/>
      <text:p text:style-name="P49">list = [1, 2, 3]</text:p>
      <text:p text:style-name="P49">tuple = (1, 2, 3) <text:s/># does not support reassignment </text:p>
      <text:p text:style-name="P49">dict = {“x”: 1, “y”: 2, “z”:3}</text:p>
      <text:p text:style-name="P49"/>
      <text:p text:style-name="P182"/>
      <text:p text:style-name="P49"/>
      <text:p text:style-name="P51">regular expression: is a sequence of characters that define a search pattern, mainly for use in pattern matching with strings, or string matching, i.e. “find and replace” - like operations. Regular expressions entered popular use from 1968 in two uses: pattern matching in the text editor and lexical analysis in a compiler. </text:p>
      <text:p text:style-name="P51"/>
      <text:p text:style-name="P51">/re/ – regular expression operations: </text:p>
      <text:p text:style-name="P51">This module provides regular expression matching operations similar to those found in Perl. Both patterns and strings to be searched can be Unicode strings as well as 8-bit strings. </text:p>
      <text:p text:style-name="P51"/>
      <text:p text:style-name="P52">Regular expression does not have any connection with canonical in Hamiltonian mechanism as well as those in statistical physics. </text:p>
      <text:p text:style-name="P52"/>
      <text:p text:style-name="P175"/>
      <text:p text:style-name="P52"/>
      <text:p text:style-name="P1"><text:span text:style-name="T100">JSON (JavaScript object notion) is a </text:span><text:span text:style-name="T11">is a lightweight data-interchange format. It is easy for humans to read and write. It is easy for machines to parse and generate. It is based on a subset of the </text:span><text:a xlink:type="simple" xlink:href="http://javascript.crockford.com/"><text:span text:style-name="T24">JavaScript Programming Language</text:span></text:a><text:span text:style-name="T11">,</text:span><text:a xlink:type="simple" xlink:href="http://www.ecma-international.org/publications/files/ecma-st/ECMA-262.pdf"><text:span text:style-name="T24">Standard ECMA-262 3rd Edition - December 1999</text:span></text:a><text:span text:style-name="T11">. JSON is a text format that is completely language independent but uses conventions that are familiar to programmers of the C-family of languages, including C, C++, C#, Java, JavaScript, Perl, Python, and many others. These properties make JSON an ideal data-interchange language.</text:span></text:p>
      <text:p text:style-name="P131">JSON is built on two structures:</text:p>
      <text:list xml:id="list1286857557457647413" text:style-name="L1">
        <text:list-item>
          <text:p text:style-name="P228">A collection of name/value pairs. In various languages, this is realized as an <text:span text:style-name="T75">object</text:span>, record, struct, dictionary, hash table, keyed list, or associative array.</text:p>
        </text:list-item>
        <text:list-item>
          <text:p text:style-name="P227">An ordered list of values. In most languages, this is realized as an <text:span text:style-name="T75">array</text:span>, vector, list, or sequence.</text:p>
        </text:list-item>
      </text:list>
      <text:p text:style-name="P180"/>
      <text:p text:style-name="P161">#coding=utf-8</text:p>
      <text:p text:style-name="P184"><text:soft-page-break/><text:span text:style-name="T69">print </text:span><text:span text:style-name="T77">"你好"</text:span></text:p>
      <text:p text:style-name="P52"/>
      <text:h text:style-name="P202" text:outline-level="2">多行语句</text:h>
      <text:p text:style-name="P130"><text:span text:style-name="T6">Python</text:span><text:span text:style-name="T63">语句中一般以新行作为为语句的结束符。</text:span></text:p>
      <text:p text:style-name="P130"><text:span text:style-name="T63">但是我们可以使用斜杠（ </text:span><text:span text:style-name="T6">\</text:span><text:span text:style-name="T63">）将一行的语句分为多行显示，如下所示：</text:span></text:p>
      <text:p text:style-name="P198"><text:s/><text:span text:style-name="T6">total </text:span><text:span text:style-name="T4">=</text:span><text:span text:style-name="T6"> item_one </text:span><text:span text:style-name="T4">+</text:span><text:span text:style-name="T6"> \ </text:span></text:p>
      <text:p text:style-name="P198"><text:s text:c="8"/><text:span text:style-name="T6">item_two </text:span><text:span text:style-name="T4">+</text:span><text:span text:style-name="T6"> \</text:span></text:p>
      <text:p text:style-name="P198"><text:s text:c="8"/><text:span text:style-name="T6">item_three</text:span></text:p>
      <text:p text:style-name="P198"><text:s text:c="3"/></text:p>
      <text:p text:style-name="P130"><text:span text:style-name="T63">语句中包含</text:span><text:span text:style-name="T6">[], {} </text:span><text:span text:style-name="T63">或 </text:span><text:span text:style-name="T6">() </text:span><text:span text:style-name="T63">括号就不需要使用多行连接符。如下实例：</text:span></text:p>
      <text:p text:style-name="P198"><text:s/><text:span text:style-name="T6">days </text:span><text:span text:style-name="T4">=</text:span><text:span text:style-name="T6"> </text:span><text:span text:style-name="T4">[</text:span><text:span text:style-name="T7">'Monday'</text:span><text:span text:style-name="T4">,</text:span><text:span text:style-name="T6"> </text:span><text:span text:style-name="T7">'Tuesday'</text:span><text:span text:style-name="T4">,</text:span><text:span text:style-name="T6"> </text:span><text:span text:style-name="T7">'Wednesday'</text:span><text:span text:style-name="T4">,</text:span></text:p>
      <text:p text:style-name="P198"><text:s text:c="8"/><text:span text:style-name="T7">'Thursday'</text:span><text:span text:style-name="T4">,</text:span><text:span text:style-name="T6"> </text:span><text:span text:style-name="T7">'Friday'</text:span><text:span text:style-name="T4">]</text:span></text:p>
      <text:p text:style-name="P52"/>
      <text:p text:style-name="P53">多变量赋值 </text:p>
      <text:p text:style-name="P23">a, b, c = 1, 2, "john"</text:p>
      <text:p text:style-name="P23"/>
      <text:p text:style-name="P172"/>
      <text:p text:style-name="P162"><text:span text:style-name="T69">print </text:span>list[<text:span text:style-name="T78">0</text:span>] <text:span text:style-name="T79"># </text:span><text:span text:style-name="T80">输出列表的第一个元素</text:span></text:p>
      <text:p text:style-name="P52"/>
      <text:p text:style-name="P51"/>
      <text:p text:style-name="P51"><text:span text:style-name="T25">#coding=utf-8</text:span><text:line-break/><text:span text:style-name="T25">#!/usr/bin/python</text:span><text:line-break/><text:line-break/><text:span text:style-name="T25">dict = {}</text:span><text:line-break/><text:span text:style-name="T25">dict['one'] = "This is one"</text:span><text:line-break/><text:span text:style-name="T25">dict[2] = "This is two"</text:span><text:line-break/><text:line-break/><text:span text:style-name="T25">tinydict = {'name': 'john','code':6734, 'dept': 'sales'}</text:span><text:line-break/><text:line-break/><text:line-break/><text:span text:style-name="T25">print dict['one'] # </text:span><text:span text:style-name="T26">输出键为</text:span><text:span text:style-name="T25">'one' </text:span><text:span text:style-name="T26">的值</text:span><text:line-break/><text:span text:style-name="T25">print dict[2] # </text:span><text:span text:style-name="T26">输出键为 </text:span><text:span text:style-name="T25">2 </text:span><text:span text:style-name="T26">的值</text:span><text:line-break/><text:span text:style-name="T25">print tinydict # </text:span><text:span text:style-name="T26">输出完整的字典</text:span><text:line-break/><text:span text:style-name="T25">print tinydict.keys() # </text:span><text:span text:style-name="T26">输出所有键</text:span><text:line-break/><text:span text:style-name="T25">print tinydict.values() # </text:span><text:span text:style-name="T26">输出所有值</text:span></text:p>
      <text:p text:style-name="P51"/>
      <text:p text:style-name="P24"/>
      <text:p text:style-name="P51"/>
      <text:p text:style-name="P54">pandas.DataFrame: similar thing as data.frame in R </text:p>
      <text:p text:style-name="P54"/>
      <text:p text:style-name="P54"><text:soft-page-break/>// but pd.DataFRame(colnames = [“aggregation”]) only contains one column </text:p>
      <text:p text:style-name="P54"/>
      <text:p text:style-name="P3"><text:span text:style-name="T5">@property </text:span><text:span text:style-name="T62">可以将</text:span><text:span text:style-name="T5">python</text:span><text:span text:style-name="T62">定义的函数“当做”属性访问，从而提供更加友好访问方式，但是有时候</text:span><text:span text:style-name="T5">setter/getter</text:span><text:span text:style-name="T62">也是需要的</text:span></text:p>
      <text:p text:style-name="P3"/>
      <text:p text:style-name="P5">metaclass: 元类</text:p>
      <text:p text:style-name="P4"/>
      <text:p text:style-name="P167"/>
      <text:p text:style-name="P55">pandas is python data analysis library toolkit. </text:p>
      <text:p text:style-name="P50"/>
      <text:p text:style-name="P56">pandas.DataFrame </text:p>
      <text:p text:style-name="P164"><text:bookmark text:name="pandas.DataFrame"/><text:span text:style-name="Emphasis"><text:span text:style-name="T32">class </text:span></text:span><text:span text:style-name="Teletype"><text:span text:style-name="T18">pandas.</text:span></text:span><text:span text:style-name="Teletype"><text:span text:style-name="T17">DataFrame</text:span></text:span><text:span text:style-name="T32">(</text:span><text:span text:style-name="Emphasis"><text:span text:style-name="T32">data=None</text:span></text:span><text:span text:style-name="T32">, </text:span><text:span text:style-name="Emphasis"><text:span text:style-name="T32">index=None</text:span></text:span><text:span text:style-name="T32">, </text:span><text:span text:style-name="Emphasis"><text:span text:style-name="T32">columns=None</text:span></text:span><text:span text:style-name="T32">,</text:span><text:span text:style-name="Emphasis"><text:span text:style-name="T32">dtype=None</text:span></text:span><text:span text:style-name="T32">, </text:span><text:span text:style-name="Emphasis"><text:span text:style-name="T32">copy=False</text:span></text:span><text:span text:style-name="T32">)</text:span></text:p>
      <text:p text:style-name="P183">Two-dimensional size-mutable, potentially heterogeneous tabular data structure with labeled axes (rows and columns). Arithmetic operations align on both row and column labels. Can be thought of as a dict-like container for Series objects. </text:p>
      <text:p text:style-name="P50"/>
      <text:p text:style-name="P50"><text:s/></text:p>
      <text:p text:style-name="P50">* <text:span text:style-name="T81">dim of a data frame or a matrix in python</text:span></text:p>
      <text:p text:style-name="P55">import numpy as np </text:p>
      <text:p text:style-name="P55">x = np.array([[1,2],[3,4],[5,6]])</text:p>
      <text:p text:style-name="P55">np.shape(x) </text:p>
      <text:p text:style-name="P55"/>
      <text:p text:style-name="P55"/>
      <text:p text:style-name="P57">metaclass: 元类 </text:p>
      <text:p text:style-name="P58">abstract base classes (ABC): 抽象基类 </text:p>
      <text:p text:style-name="P57"/>
      <text:p text:style-name="P36">class abc.ABCMeta </text:p>
      <text:p text:style-name="P6">Use this metaclass to create an ABC. An ABC can be subclassed directly, and then acts as a mix-in class.</text:p>
      <text:p text:style-name="P6"/>
      <text:p text:style-name="P14">abc.abstractmethod(function) </text:p>
      <text:p text:style-name="P6">A decorator indicating abstract methods. 封装 </text:p>
      <text:p text:style-name="P6">？？？？？？？</text:p>
      <text:p text:style-name="P6"/>
      <text:p text:style-name="P168"/>
      <text:p text:style-name="P6"/>
      <text:p text:style-name="P25">aggregate function: </text:p>
      <text:p text:style-name="P26">in database management: it is a function where the values of multiple rows are grouped together as input on certain criteria to form a single value of more significant meaning or measurement such as a set, a bag or a list. Including: </text:p>
      <text:p text:style-name="P26">average()</text:p>
      <text:p text:style-name="P26">count()</text:p>
      <text:p text:style-name="P26">maximum()</text:p>
      <text:p text:style-name="P26">sum(), etc. </text:p>
      <text:p text:style-name="P26"/>
      <text:p text:style-name="P15">what is the purpose of self in python? </text:p>
      <text:p text:style-name="P148"><text:span text:style-name="Source_20_Text"><text:span text:style-name="T67">class myClass:</text:span></text:span></text:p>
      <text:p text:style-name="P146"><text:span text:style-name="Source_20_Text"><text:span text:style-name="T22"><text:s text:c="4"/></text:span></text:span><text:span text:style-name="Source_20_Text"><text:span text:style-name="T20">def myFunc(self, name):</text:span></text:span></text:p>
      <text:p text:style-name="P146"><text:span text:style-name="Source_20_Text"><text:span text:style-name="T22"><text:s text:c="8"/></text:span></text:span><text:span text:style-name="Source_20_Text"><text:span text:style-name="T20">self.name = name</text:span></text:span></text:p>
      <text:p text:style-name="P7"/>
      <text:p text:style-name="P7">in Ruby: </text:p>
      <text:p text:style-name="P148"><text:span text:style-name="Source_20_Text"><text:span text:style-name="T67">class myClass</text:span></text:span></text:p>
      <text:p text:style-name="P146"><text:span text:style-name="Source_20_Text"><text:span text:style-name="T22"><text:s text:c="4"/></text:span></text:span><text:span text:style-name="Source_20_Text"><text:span text:style-name="T20">def myFunc(name)</text:span></text:span></text:p>
      <text:p text:style-name="P146"><text:span text:style-name="Source_20_Text"><text:span text:style-name="T22"><text:s text:c="8"/></text:span></text:span><text:span text:style-name="Source_20_Text"><text:span text:style-name="T20">@name = name</text:span></text:span></text:p>
      <text:p text:style-name="P146"><text:span text:style-name="Source_20_Text"><text:span text:style-name="T22"><text:s text:c="4"/></text:span></text:span><text:span text:style-name="Source_20_Text"><text:span text:style-name="T20">end</text:span></text:span></text:p>
      <text:p text:style-name="P146"><text:span text:style-name="Source_20_Text"><text:span text:style-name="T20">end</text:span></text:span></text:p>
      <text:p text:style-name="P7"/>
      <text:p text:style-name="P7">because python does not use @ syntax to refer to instance attributes. </text:p>
      <text:p text:style-name="P125"><text:soft-page-break/>Let’s take a simple vector class:</text:p>
      <text:p text:style-name="P137"><text:span text:style-name="Source_20_Text"><text:span text:style-name="T20">class Vector(object):</text:span></text:span></text:p>
      <text:p text:style-name="P146"><text:span text:style-name="Source_20_Text"><text:span text:style-name="T22"><text:s text:c="4"/></text:span></text:span><text:span text:style-name="Source_20_Text"><text:span text:style-name="T20">def __init__(self, x, y):</text:span></text:span></text:p>
      <text:p text:style-name="P146"><text:span text:style-name="Source_20_Text"><text:span text:style-name="T22"><text:s text:c="8"/></text:span></text:span><text:span text:style-name="Source_20_Text"><text:span text:style-name="T20">self.x = x</text:span></text:span></text:p>
      <text:p text:style-name="P146"><text:span text:style-name="Source_20_Text"><text:span text:style-name="T22"><text:s text:c="8"/></text:span></text:span><text:span text:style-name="Source_20_Text"><text:span text:style-name="T20">self.y = y</text:span></text:span></text:p>
      <text:p text:style-name="P136">Now, we want to have a method which calculates the length. What would it look like if we wanted to define it inside the class?</text:p>
      <text:p text:style-name="P137"><text:span text:style-name="Source_20_Text"><text:span text:style-name="T22"><text:s text:c="4"/></text:span></text:span><text:span text:style-name="Source_20_Text"><text:span text:style-name="T20">def length(self):</text:span></text:span></text:p>
      <text:p text:style-name="P146"><text:span text:style-name="Source_20_Text"><text:span text:style-name="T22"><text:s text:c="8"/></text:span></text:span><text:span text:style-name="Source_20_Text"><text:span text:style-name="T20">return math.sqrt(self.x ** 2 + self.y ** 2)</text:span></text:span></text:p>
      <text:p text:style-name="P136">And, what should it look like when we were to define it as a global method/function?</text:p>
      <text:p text:style-name="P137"><text:span text:style-name="Source_20_Text"><text:span text:style-name="T20">def length_global(vector):</text:span></text:span></text:p>
      <text:p text:style-name="P146"><text:span text:style-name="Source_20_Text"><text:span text:style-name="T22"><text:s text:c="4"/></text:span></text:span><text:span text:style-name="Source_20_Text"><text:span text:style-name="T20">return math.sqrt(vector.x ** 2 + vector.y ** 2)</text:span></text:span></text:p>
      <text:p text:style-name="P135"><text:span text:style-name="T19">So, the whole structure stays the same. Now, how can me make use of this? If we assume for a moment that we hadn’t written a </text:span><text:span text:style-name="Source_20_Text"><text:span text:style-name="T20">length</text:span></text:span><text:span text:style-name="T19"> method for our </text:span><text:span text:style-name="Source_20_Text"><text:span text:style-name="T20">Vector</text:span></text:span><text:span text:style-name="T19"> class, we could do this:</text:span></text:p>
      <text:p text:style-name="P137"><text:span text:style-name="Source_20_Text"><text:span text:style-name="T20">Vector.length_new = length_global</text:span></text:span></text:p>
      <text:p text:style-name="P146"><text:span text:style-name="Source_20_Text"><text:span text:style-name="T20">v = Vector(3, 4)</text:span></text:span></text:p>
      <text:p text:style-name="P146"><text:span text:style-name="Source_20_Text"><text:span text:style-name="T20">print v.length_new() # 5.0</text:span></text:span></text:p>
      <text:p text:style-name="P7"/>
      <text:p text:style-name="P7"/>
      <text:p text:style-name="P169"/>
      <text:p text:style-name="P7"/>
      <text:p text:style-name="P27"><text:s/>a = [3, 2, 1, 5]</text:p>
      <text:p text:style-name="P27">sorted(a)</text:p>
      <text:p text:style-name="P27">&gt;&gt;&gt; [1, 2, 3, 5]</text:p>
      <text:p text:style-name="P27"/>
      <text:p text:style-name="P27">&gt; df</text:p>
      <text:p text:style-name="P27"><text:s text:c="3"/>col1 <text:s/>col2</text:p>
      <text:p text:style-name="P27">1 <text:s text:c="4"/>1 <text:s text:c="4"/>4</text:p>
      <text:p text:style-name="P27">2 <text:s text:c="4"/>2 <text:s text:c="4"/>5</text:p>
      <text:p text:style-name="P27">3 <text:s text:c="4"/>3 <text:s text:c="4"/>6</text:p>
      <text:p text:style-name="P27">4 <text:s text:c="4"/>4 <text:s text:c="4"/>7</text:p>
      <text:p text:style-name="P27">getattr(df, “col1”) </text:p>
      <text:p text:style-name="P27"/>
      <text:p text:style-name="P27"/>
      <text:p text:style-name="P28">list(df3)</text:p>
      <text:p text:style-name="P28">['a', 'b', 'c', 'd', 'e']</text:p>
      <text:p text:style-name="P28">df3</text:p>
      <text:p text:style-name="P28"><text:s text:c="10"/>a <text:s text:c="8"/>b <text:s text:c="8"/>c <text:s text:c="8"/>d <text:s text:c="8"/>e</text:p>
      <text:p text:style-name="P28">0 <text:s/>1.237668 -1.090201 -0.747001 <text:s/>0.305940 -1.643787</text:p>
      <text:p text:style-name="P28">1 -0.846322 -0.650629 -1.942202 <text:s/>1.483391 -0.350382</text:p>
      <text:p text:style-name="P28"/>
      <text:p text:style-name="P28"/>
      <text:p text:style-name="P151"><text:span text:style-name="T69">def </text:span><text:span text:style-name="T83">dim_getday</text:span>(<text:span text:style-name="T84">self</text:span><text:span text:style-name="T85">, </text:span>dates<text:span text:style-name="T85">, </text:span>cutofftime <text:span text:style-name="T69">=</text:span><text:span text:style-name="T84">None</text:span>)<text:span text:style-name="T69">:</text:span></text:p>
      <text:p text:style-name="P200"><text:s text:c="4"/><text:span text:style-name="T69">if </text:span>(cutofftime <text:span text:style-name="T69">or </text:span><text:span text:style-name="T84">self</text:span>.cutofftime) <text:span text:style-name="T69">is </text:span><text:span text:style-name="T84">None</text:span><text:span text:style-name="T69">:</text:span></text:p>
      <text:p text:style-name="P200"><text:s text:c="8"/><text:span text:style-name="T69">print</text:span>(<text:span text:style-name="T77">"no cutofftime find"</text:span>)</text:p>
      <text:p text:style-name="P184"><text:s text:c="8"/><text:span text:style-name="T69">return </text:span><text:span text:style-name="T84">None</text:span></text:p>
      <text:p text:style-name="P28"/>
      <text:p text:style-name="P29">&gt;&gt;&gt; df</text:p>
      <text:p text:style-name="P29"><text:s text:c="3"/>col1 <text:s/>col2</text:p>
      <text:p text:style-name="P29">1 <text:s text:c="4"/>1 <text:s text:c="4"/>4</text:p>
      <text:p text:style-name="P29">2 <text:s text:c="4"/>2 <text:s text:c="4"/>5</text:p>
      <text:p text:style-name="P29">3 <text:s text:c="4"/>3 <text:s text:c="4"/>6</text:p>
      <text:p text:style-name="P29">4 <text:s text:c="4"/>4 <text:s text:c="4"/>7</text:p>
      <text:p text:style-name="P29">&gt;&gt;&gt; df.transpose()</text:p>
      <text:p text:style-name="P29"><text:s text:c="6"/>1 <text:s/>2 <text:s/>3 <text:s/>4</text:p>
      <text:p text:style-name="P29">col1 <text:s/>1 <text:s/>2 <text:s/>3 <text:s/>4</text:p>
      <text:p text:style-name="P29">col2 <text:s/>4 <text:s/>5 <text:s/>6 <text:s/>7</text:p>
      <text:p text:style-name="P154"># but transpose(df) is incorrect. python is a little bit wierd. x.hour() is also direct to an output rather than <text:soft-page-break/>hour(x)...</text:p>
      <text:p text:style-name="P185"># anyway, accept it lah! </text:p>
      <text:p text:style-name="P152">df <text:span text:style-name="T69">= </text:span>pd.DataFrame([[<text:span text:style-name="T77">"A"</text:span><text:span text:style-name="T85">,</text:span><text:span text:style-name="T77">"B"</text:span><text:span text:style-name="T85">,</text:span><text:span text:style-name="T77">"B"</text:span><text:span text:style-name="T85">,</text:span><text:span text:style-name="T77">"B"</text:span><text:span text:style-name="T85">,</text:span><text:span text:style-name="T77">"C"</text:span>]<text:span text:style-name="T85">,</text:span>[<text:span text:style-name="T78">1</text:span><text:span text:style-name="T85">,</text:span><text:span text:style-name="T78">2</text:span><text:span text:style-name="T85">,</text:span><text:span text:style-name="T78">5</text:span><text:span text:style-name="T85">,</text:span><text:span text:style-name="T78">3</text:span><text:span text:style-name="T85">,</text:span><text:span text:style-name="T78">3</text:span>]]<text:span text:style-name="T85">,</text:span>index<text:span text:style-name="T69">=</text:span>[<text:span text:style-name="T77">"C1"</text:span><text:span text:style-name="T85">,</text:span><text:span text:style-name="T77">"C2"</text:span>]).transpose()</text:p>
      <text:p text:style-name="P29">df.C1 </text:p>
      <text:p text:style-name="P29">df.C1.unique() </text:p>
      <text:p text:style-name="P29"/>
      <text:p text:style-name="P173"/>
      <text:p text:style-name="P29"/>
      <text:p text:style-name="P153"><text:span text:style-name="T69">import </text:span>pandas <text:span text:style-name="T69">as </text:span>pd</text:p>
      <text:p text:style-name="P200">df <text:span text:style-name="T69">= </text:span>pd.DataFrame([[<text:span text:style-name="T77">"A"</text:span><text:span text:style-name="T85">,</text:span><text:span text:style-name="T77">"B"</text:span><text:span text:style-name="T85">,</text:span><text:span text:style-name="T77">"B"</text:span><text:span text:style-name="T85">,</text:span><text:span text:style-name="T77">"B"</text:span><text:span text:style-name="T85">,</text:span><text:span text:style-name="T77">"C"</text:span>]<text:span text:style-name="T85">,</text:span>[<text:span text:style-name="T78">1</text:span><text:span text:style-name="T85">,</text:span><text:span text:style-name="T78">2</text:span><text:span text:style-name="T85">,</text:span><text:span text:style-name="T78">5</text:span><text:span text:style-name="T85">,</text:span><text:span text:style-name="T78">3</text:span><text:span text:style-name="T85">,</text:span><text:span text:style-name="T78">3</text:span>]]<text:span text:style-name="T85">,</text:span>index<text:span text:style-name="T69">=</text:span>[<text:span text:style-name="T77">"C1"</text:span><text:span text:style-name="T85">,</text:span><text:span text:style-name="T77">"C2"</text:span>]).transpose()</text:p>
      <text:p text:style-name="P200"><text:span text:style-name="T69">for </text:span>i <text:span text:style-name="T69">in </text:span>df.C1.unique()<text:span text:style-name="T69">:</text:span></text:p>
      <text:p text:style-name="P200"><text:s text:c="4"/><text:span text:style-name="T69">print </text:span>i</text:p>
      <text:p text:style-name="P200">dims <text:span text:style-name="T69">=</text:span><text:bookmark-start text:name="__DdeLink__2312_287708286"/><text:span text:style-name="T69"> </text:span><text:span text:style-name="T84">list</text:span>(df.C1.unique())<text:bookmark-end text:name="__DdeLink__2312_287708286"/> <text:s/><text:span text:style-name="T79"># as if colnames in R</text:span></text:p>
      <text:p text:style-name="P200"><text:span text:style-name="T69">print </text:span>dims</text:p>
      <text:p text:style-name="P200">combin_list <text:span text:style-name="T69">= </text:span>[]</text:p>
      <text:p text:style-name="P200"><text:span text:style-name="T69">for </text:span>d <text:span text:style-name="T69">in </text:span>dims<text:span text:style-name="T69">:</text:span></text:p>
      <text:p text:style-name="P200"><text:s text:c="3"/>combin_list.append(<text:span text:style-name="T84">list</text:span>(df.C2[df.C1 <text:span text:style-name="T69">== </text:span>d]))</text:p>
      <text:p text:style-name="P200"><text:s text:c="3"/><text:span text:style-name="T69">print </text:span>combin_list</text:p>
      <text:p text:style-name="P200"><text:s text:c="3"/><text:span text:style-name="T69">print</text:span>(pd.DataFrame(pd.tools.util.cartesian_product(combin_list)).transpose())</text:p>
      <text:p text:style-name="P200"><text:s text:c="3"/>cc <text:span text:style-name="T69">= </text:span>[[<text:span text:style-name="T77">'d7'</text:span><text:span text:style-name="T85">, </text:span><text:span text:style-name="T77">'d30'</text:span><text:span text:style-name="T85">, </text:span><text:span text:style-name="T77">'d60'</text:span><text:span text:style-name="T85">, </text:span><text:span text:style-name="T77">'d90'</text:span>]<text:span text:style-name="T85">, </text:span>[<text:span text:style-name="T77">'workday'</text:span><text:span text:style-name="T85">, </text:span><text:span text:style-name="T77">'holiday'</text:span>]<text:span text:style-name="T85">,</text:span>[<text:span text:style-name="T77">'earlymorning'</text:span><text:span text:style-name="T85">, </text:span><text:span text:style-name="T77">'morning'</text:span><text:span text:style-name="T85">, </text:span><text:span text:style-name="T77">'afternoon'</text:span><text:span text:style-name="T85">, </text:span><text:span text:style-name="T77">'evening'</text:span><text:span text:style-name="T85">, </text:span><text:span text:style-name="T77">'latenight'</text:span>]<text:span text:style-name="T85">,</text:span>[<text:span text:style-name="T77">'transfer'</text:span><text:span text:style-name="T85">, </text:span><text:span text:style-name="T77">'taobao'</text:span>]]</text:p>
      <text:p text:style-name="P200"><text:s text:c="3"/><text:span text:style-name="T69">print</text:span>(pd.DataFrame(pd.tools.util.cartesian_product(cc)).transpose())</text:p>
      <text:p text:style-name="P184"><text:s/></text:p>
      <text:p text:style-name="P30"/>
      <text:p text:style-name="P27"/>
      <text:p text:style-name="P8"/>
      <text:p text:style-name="P170"/>
      <text:p text:style-name="P7"/>
      <text:p text:style-name="P9">line break, start from another line </text:p>
      <text:p text:style-name="P149"><text:span text:style-name="Source_20_Text"><text:span text:style-name="T68">a = '1' + '2' + '3' + \</text:span></text:span></text:p>
      <text:p text:style-name="P146"><text:span text:style-name="Source_20_Text"><text:span text:style-name="T22"><text:s text:c="4"/></text:span></text:span><text:span text:style-name="Source_20_Text"><text:span text:style-name="T20">'4' + '5'</text:span></text:span></text:p>
      <text:p text:style-name="P9"/>
      <text:p text:style-name="P9"/>
      <text:p text:style-name="P7"/>
      <text:p text:style-name="P7"/>
      <text:p text:style-name="P169"/>
      <text:p text:style-name="P7"/>
      <text:p text:style-name="P10">sdk: software development kit </text:p>
      <text:p text:style-name="P10"/>
      <text:p text:style-name="P11">get current working directory </text:p>
      <text:p text:style-name="P11">import os </text:p>
      <text:p text:style-name="P11">os.getcwd() </text:p>
      <text:p text:style-name="P11"/>
      <text:p text:style-name="P12">change working dir </text:p>
      <text:p text:style-name="P31"><text:bookmark-start text:name="__DdeLink__1865_1393002260"/><text:bookmark-start text:name="__DdeLink__1871_1393002260"/><text:bookmark-start text:name="__DdeLink__1875_1393002260"/><text:bookmark-start text:name="__DdeLink__1861_1393002260"/><text:bookmark-start text:name="__DdeLink__1829_369578501"/>os.chdir("/home/dan/python/<text:bookmark-end text:name="__DdeLink__1829_369578501"/><text:span text:style-name="T86">pyrisk_ftp/cashbus-pyrisk/CashbusPy</text:span><text:bookmark-end text:name="__DdeLink__1861_1393002260"/>"<text:span text:style-name="T86">)</text:span><text:bookmark-end text:name="__DdeLink__1865_1393002260"/><text:bookmark-end text:name="__DdeLink__1871_1393002260"/><text:bookmark-end text:name="__DdeLink__1875_1393002260"/></text:p>
      <text:p text:style-name="P7"/>
      <text:p text:style-name="P155"># for installing mysqldb</text:p>
      <text:p text:style-name="P200">$ sudo apt<text:span text:style-name="T69">-</text:span>get install libmysqlclient<text:span text:style-name="T69">-</text:span>dev</text:p>
      <text:p text:style-name="P184">$ apt<text:span text:style-name="T69">-</text:span>get install python<text:span text:style-name="T69">-</text:span>mysqldb</text:p>
      <text:p text:style-name="P171"/>
      <text:p text:style-name="P2"><text:span text:style-name="T98">tips: </text:span><text:a xlink:type="simple" xlink:href="http://docs.python-guide.org/en/latest/writing/structure/"><text:span text:style-name="T99">http://docs.python-guide.org/en/latest/writing/structure/</text:span></text:a></text:p>
      <text:p text:style-name="P33"><text:span text:style-name="T12">1. </text:span><text:span text:style-name="T33">It is possible to simulate the more standard behavior by using a special syntax of the import statement: </text:span><text:span text:style-name="Source_20_Text"><text:span text:style-name="T35">from modu import *</text:span></text:span><text:span text:style-name="T33">. This is generally considered bad practice. </text:span><text:span text:style-name="Strong_20_Emphasis"><text:span text:style-name="T36">Using </text:span></text:span><text:span text:style-name="Source_20_Text"><text:span text:style-name="T33">import * </text:span></text:span><text:span text:style-name="Strong_20_Emphasis"><text:span text:style-name="T36">makes code harder to read and makes dependencies less compartmentalized</text:span></text:span><text:span text:style-name="T33">.</text:span></text:p>
      <text:p text:style-name="P13"/>
      <text:p text:style-name="P63"><text:soft-page-break/><text:span text:style-name="T15">2. good: </text:span><text:span text:style-name="T29">using </text:span><text:span text:style-name="T31">from modu import func </text:span><text:span text:style-name="T29">is a way to pinpoint the function you want to import and put it in the global namespace.</text:span></text:p>
      <text:p text:style-name="P63"/>
      <text:p text:style-name="P128"><text:span text:style-name="Strong_20_Emphasis"><text:span text:style-name="T38">Very bad</text:span></text:span></text:p>
      <text:p text:style-name="P141"><text:span text:style-name="T88">[</text:span><text:span text:style-name="T90">...</text:span><text:span text:style-name="T88">]</text:span></text:p>
      <text:p text:style-name="P188"><text:span text:style-name="T91">from</text:span> <text:span text:style-name="T87">modu</text:span> <text:span text:style-name="T91">import</text:span> <text:span text:style-name="T90">*</text:span></text:p>
      <text:p text:style-name="P188"><text:span text:style-name="T88">[</text:span><text:span text:style-name="T90">...</text:span><text:span text:style-name="T88">]</text:span></text:p>
      <text:p text:style-name="P188"><text:span text:style-name="T87">x</text:span> <text:span text:style-name="T90">=</text:span> <text:span text:style-name="T87">sqrt</text:span><text:span text:style-name="T88">(</text:span><text:span text:style-name="T82">4</text:span><text:span text:style-name="T88">)</text:span> <text:s/><text:span text:style-name="T92"># Is sqrt part of modu? A builtin? Defined above?</text:span></text:p>
      <text:p text:style-name="P134"><text:span text:style-name="Strong_20_Emphasis"><text:span text:style-name="T38">Better</text:span></text:span></text:p>
      <text:p text:style-name="P141"><text:span text:style-name="T91">from</text:span> <text:span text:style-name="T87">modu</text:span> <text:span text:style-name="T91">import</text:span> <text:span text:style-name="T87">sqrt</text:span></text:p>
      <text:p text:style-name="P188"><text:span text:style-name="T88">[</text:span><text:span text:style-name="T90">...</text:span><text:span text:style-name="T88">]</text:span></text:p>
      <text:p text:style-name="P188"><text:span text:style-name="T87">x</text:span> <text:span text:style-name="T90">=</text:span> <text:span text:style-name="T87">sqrt</text:span><text:span text:style-name="T88">(</text:span><text:span text:style-name="T82">4</text:span><text:span text:style-name="T88">)</text:span> <text:s/><text:span text:style-name="T92"># sqrt may be part of modu, if not redefined in between</text:span></text:p>
      <text:p text:style-name="P134"><text:span text:style-name="Strong_20_Emphasis"><text:span text:style-name="T38">Best</text:span></text:span></text:p>
      <text:p text:style-name="P141"><text:span text:style-name="T91">import</text:span> <text:span text:style-name="T87">modu</text:span></text:p>
      <text:p text:style-name="P188"><text:span text:style-name="T88">[</text:span><text:span text:style-name="T90">...</text:span><text:span text:style-name="T88">]</text:span></text:p>
      <text:p text:style-name="P188"><text:span text:style-name="T87">x</text:span> <text:span text:style-name="T90">=</text:span> <text:span text:style-name="T87">modu</text:span><text:span text:style-name="T90">.</text:span><text:span text:style-name="T87">sqrt</text:span><text:span text:style-name="T88">(</text:span><text:span text:style-name="T82">4</text:span><text:span text:style-name="T88">)</text:span> <text:s/><text:span text:style-name="T92"># sqrt is visibly part of modu's namespace</text:span></text:p>
      <text:p text:style-name="P63"/>
      <text:p text:style-name="P64"><text:span text:style-name="T28">3. Readability is one of the main features of Python. Being able to tell immediately where a class or function comes from, as in the </text:span><text:span text:style-name="T30">modu.func</text:span><text:span text:style-name="T28"> idiom, greatly improves code readability and understandability in all but the simplest single file projects.</text:span></text:p>
      <text:p text:style-name="P64"/>
      <text:p text:style-name="P66"><text:span text:style-name="T93">4. Any direcotry with an __init__.py file </text:span><text:span text:style-name="T27">is considered a Python package.</text:span></text:p>
      <text:p text:style-name="P34"><text:span text:style-name="T34">A file </text:span><text:span text:style-name="Source_20_Text"><text:span text:style-name="T34">modu.py </text:span></text:span><text:span text:style-name="T34">in the directory </text:span><text:span text:style-name="Source_20_Text"><text:span text:style-name="T34">pack/ </text:span></text:span><text:span text:style-name="T34">is imported with the statement </text:span><text:span text:style-name="Source_20_Text"><text:span text:style-name="T34">import pack.modu</text:span></text:span><text:span text:style-name="T34">.</text:span></text:p>
      <text:p text:style-name="P64"/>
      <text:p text:style-name="P67">Leaving an __init__.py file empty is considered normal and even a good practice. </text:p>
      <text:p text:style-name="P67"/>
      <text:p text:style-name="P66"><text:span text:style-name="T93">5. </text:span><text:span text:style-name="T71">import very.deep.module as mod</text:span></text:p>
      <text:p text:style-name="P37"/>
      <text:p text:style-name="P67">6. Python is not a strictly-speaking object-oriented programming language.</text:p>
      <text:p text:style-name="P67">In Python, everything is an object, and can be handled as such. This is what is meant when we say, for example, that functions are first-class objects. Functions, classes, strings, and even types are objects in Python: like any objects, they have a type, they can be passed as function arguments, they may have methods and properties. In this understanding, Python is an object-oriented language.</text:p>
      <text:p text:style-name="P64"/>
      <text:p text:style-name="P19">It is perfectly viable for a Python project to not be object-oriented, i.e. to use no or very few class definitions, class inheritance, or any other mechanisms that are specific to object-oriented programming.</text:p>
      <text:p text:style-name="P19"/>
      <text:p text:style-name="P16"><text:span text:style-name="T98">Moreover, as seen in the </text:span><text:a xlink:type="simple" xlink:href="http://docs.python-guide.org/en/latest/writing/structure/#modules"><text:span text:style-name="T94">modules</text:span></text:a><text:span text:style-name="T98"> section, the way Python handles modules and namespaces gives </text:span><text:soft-page-break/><text:span text:style-name="T98">the developer a natural way to ensure the encapsulation and separation of abstraction layers, both being the most common reasons to use object-orientation. Therefore, Python programmers have more latitude to not use object-orientation, when it is not required by the business model.</text:span></text:p>
      <text:p text:style-name="P19"/>
      <text:p text:style-name="P20">7. pure functios</text:p>
      <text:p text:style-name="P123">Carefully isolating functions with context and side-effects from functions with logic (called pure functions) allow the following benefits:</text:p>
      <text:list xml:id="list6567850297322565897" text:style-name="L2">
        <text:list-item>
          <text:p text:style-name="P231">Pure functions are deterministic: given a fixed input, the output will always be the same.</text:p>
        </text:list-item>
        <text:list-item>
          <text:p text:style-name="P232">Pure functions are much easier to change or replace if they need to be refactored or optimized.</text:p>
        </text:list-item>
        <text:list-item>
          <text:p text:style-name="P232">Pure functions are easier to test with unit-tests: There is less need for complex context setup and data cleaning afterwards.</text:p>
        </text:list-item>
        <text:list-item>
          <text:p text:style-name="P232">Pure functions are easier to manipulate, decorate, and pass around.</text:p>
        </text:list-item>
      </text:list>
      <text:p text:style-name="P20">In summary, pure functions are more efficient building blocks than classes and objects for some architectures because they have no context or side-effects. </text:p>
      <text:p text:style-name="P20"/>
      <text:p text:style-name="P17">Obviously, object-orientation is useful and even necessary in many cases, for example when developing graphical desktop applications or games. </text:p>
      <text:p text:style-name="P17"/>
      <text:p text:style-name="P18">8. decorators</text:p>
      <text:p text:style-name="P18">This mechanism is useful for separating concerns and avoiding external un-related logic ‘polluting’ the core logic of the function or method. A good example of a piece of functionality that is better handled with decoration is memoization or caching: you want to store the results of an expensive function in a table and use them directly instead of recomputing them when they have already been computed. This is clearly not part of the function logic.</text:p>
      <text:p text:style-name="P18"/>
      <text:p text:style-name="P21">9. dynamic typing</text:p>
      <text:p text:style-name="P18">It is therefore possible for the variable ‘a’ to be set to the value 1, then to the value ‘a string’, then to a function.</text:p>
      <text:p text:style-name="P18">It may be a good discipline to avoid assigning to a variable more than once, and it helps in grasping the concept of mutable and immutable types.</text:p>
      <text:p text:style-name="P20"/>
      <text:p text:style-name="P68"># bad </text:p>
      <text:p text:style-name="P68">print "\nmutable variables" </text:p>
      <text:p text:style-name="P68">nums = "" </text:p>
      <text:p text:style-name="P68">for n in range(20): </text:p>
      <text:p text:style-name="P68"><text:s text:c="2"/>nums += str(n) <text:s text:c="2"/># slow and inefficient </text:p>
      <text:p text:style-name="P68">print nums </text:p>
      <text:p text:style-name="P68"/>
      <text:p text:style-name="P68"># good </text:p>
      <text:p text:style-name="P68">nums = [] </text:p>
      <text:p text:style-name="P68">for n in range(20): </text:p>
      <text:p text:style-name="P68"><text:s text:c="4"/>nums.append(str(n)) </text:p>
      <text:p text:style-name="P68">print "".join(nums) </text:p>
      <text:p text:style-name="P68"/>
      <text:p text:style-name="P68"># best </text:p>
      <text:p text:style-name="P68">nums = [str(n) for n in range(20)] </text:p>
      <text:p text:style-name="P68"><text:soft-page-break/>print "".join(nums) </text:p>
      <text:p text:style-name="P68">print "nums", nums </text:p>
      <text:p text:style-name="P64"/>
      <text:p text:style-name="P64"/>
      <text:p text:style-name="P150"><text:span text:style-name="T87">foo</text:span> <text:span text:style-name="T90">=</text:span> <text:span text:style-name="T101">'foo'</text:span></text:p>
      <text:p text:style-name="P190"><text:span text:style-name="T16">bar</text:span><text:span text:style-name="T37"> </text:span><text:span text:style-name="T43">=</text:span><text:span text:style-name="T37"> </text:span><text:span text:style-name="T44">'bar'</text:span></text:p>
      <text:p text:style-name="P189"><text:span text:style-name="T87">foobar</text:span> <text:span text:style-name="T90">=</text:span> <text:span text:style-name="T101">'%s%s'</text:span> <text:span text:style-name="T90">%</text:span> <text:span text:style-name="T88">(</text:span><text:span text:style-name="T87">foo</text:span><text:span text:style-name="T88">,</text:span> <text:span text:style-name="T87">bar</text:span><text:span text:style-name="T88">)</text:span> <text:span text:style-name="T92"># It is OK</text:span></text:p>
      <text:p text:style-name="P189"><text:span text:style-name="T87">foobar</text:span> <text:span text:style-name="T90">=</text:span> <text:span text:style-name="T101">'{0}{1}'</text:span><text:span text:style-name="T90">.</text:span><text:span text:style-name="T87">format</text:span><text:span text:style-name="T88">(</text:span><text:span text:style-name="T87">foo</text:span><text:span text:style-name="T88">,</text:span> <text:span text:style-name="T87">bar</text:span><text:span text:style-name="T88">)</text:span> <text:span text:style-name="T92"># It is better</text:span></text:p>
      <text:p text:style-name="P189"><text:span text:style-name="T87">foobar</text:span> <text:span text:style-name="T90">=</text:span> <text:span text:style-name="T101">'{foo}{bar}'</text:span><text:span text:style-name="T90">.</text:span><text:span text:style-name="T87">format</text:span><text:span text:style-name="T88">(</text:span><text:span text:style-name="T87">foo</text:span><text:span text:style-name="T90">=</text:span><text:span text:style-name="T87">foo</text:span><text:span text:style-name="T88">,</text:span> <text:span text:style-name="T87">bar</text:span><text:span text:style-name="T90">=</text:span><text:span text:style-name="T87">bar</text:span><text:span text:style-name="T88">)</text:span> <text:span text:style-name="T92"># It is best</text:span></text:p>
      <text:p text:style-name="P64"/>
      <text:p text:style-name="P64"/>
      <text:p text:style-name="P64"/>
      <text:p text:style-name="P64"/>
      <text:p text:style-name="P64"/>
      <text:p text:style-name="P178"/>
      <text:p text:style-name="P65"/>
      <text:p text:style-name="P64"><text:span text:style-name="T39">Metaprogramming</text:span><text:span text:style-name="T41"> </text:span><text:span text:style-name="T40">is the writing of </text:span><text:a xlink:type="simple" xlink:href="https://en.wikipedia.org/wiki/Computer_program"><text:span text:style-name="T42">computer programs</text:span></text:a><text:span text:style-name="T41"> </text:span><text:span text:style-name="T40">with the ability to treat programs as their data. It means that a program could be designed to read, generate, analyse or transform other programs, and even modify itself while running.</text:span><text:bookmark text:name="cite_ref-1"/><text:a xlink:type="simple" xlink:href="https://en.wikipedia.org/wiki/Metaprogramming#cite_note-1">[1]</text:a><text:bookmark text:name="cite_ref-2"/><text:a xlink:type="simple" xlink:href="https://en.wikipedia.org/wiki/Metaprogramming#cite_note-2">[2]</text:a><text:span text:style-name="T41"> </text:span></text:p>
      <text:p text:style-name="P64"/>
      <text:p text:style-name="P179"/>
      <text:p text:style-name="P64"/>
      <text:p text:style-name="P38">Python classes: </text:p>
      <text:p text:style-name="P69"/>
      <text:p text:style-name="P97">the class inheritance mechanism allows multiple base classes, a derived class can override any methods of its base class or classes, and a method can call the method of a base class with the same name. Objects can contain arbitrary amounts and kinds of data. </text:p>
      <text:p text:style-name="P98"/>
      <text:p text:style-name="P97">There is a construct in python called a class that lets you structure your software in a particular way. You can add consistency to you programs so that they can be used in a cleaner way. </text:p>
      <text:p text:style-name="P98"/>
      <text:p text:style-name="P99"/>
      <text:p text:style-name="P157"><text:span text:style-name="T87">mystuff</text:span><text:span text:style-name="T88">[</text:span><text:span text:style-name="T102">'apple'</text:span><text:span text:style-name="T88">]</text:span> <text:span text:style-name="T92"># get apple from dict</text:span></text:p>
      <text:p text:style-name="P158"><text:bookmark text:name="python--ex40a.py-idio.html-2"/><text:span text:style-name="T87">mystuff</text:span><text:span text:style-name="T103">.</text:span><text:span text:style-name="T87">apple</text:span><text:span text:style-name="T88">()</text:span> <text:span text:style-name="T92"># get apple from the module</text:span></text:p>
      <text:p text:style-name="P187"><text:bookmark text:name="python--ex40a.py-idio.html-3"/><text:span text:style-name="T14">mystuff</text:span><text:span text:style-name="T45">.</text:span><text:span text:style-name="T14">tangerine</text:span><text:span text:style-name="T47"> </text:span><text:span text:style-name="T53"># same thing, it's just a variable</text:span></text:p>
      <text:p text:style-name="P99">Very common pattern in python: </text:p>
      <text:p text:style-name="P99">1. take a key = value style container</text:p>
      <text:p text:style-name="P99">2. get something out of it by the key's name</text:p>
      <text:p text:style-name="P99"/>
      <text:p text:style-name="P99">dictionary: the key is a string, syntax: <text:span text:style-name="T70">[key]</text:span></text:p>
      <text:p text:style-name="P100">module: the key is an identifier, syntax: <text:span text:style-name="T70">.key</text:span></text:p>
      <text:p text:style-name="P101">other than that they are nearly the same thing. </text:p>
      <text:p text:style-name="P101"/>
      <text:p text:style-name="P100">Think a module as a specialized dictionary that can store python code so you can access it with <text:span text:style-name="T104">/./ </text:span><text:span text:style-name="T105">operator.</text:span></text:p>
      <text:p text:style-name="P208">A class is way to take a grouping of functions and data and place them inside a container so you can access them with /./ (dot) operator. <text:s/></text:p>
      <text:p text:style-name="P101"/>
      <text:p text:style-name="P103">class MyStuff(object)： </text:p>
      <text:p text:style-name="P103"/>
      <text:p text:style-name="P103"><text:s text:c="4"/>def __init__(self): </text:p>
      <text:p text:style-name="P103"><text:s text:c="8"/>self.tangerine = "thousand years" </text:p>
      <text:p text:style-name="P103"><text:soft-page-break/><text:s text:c="9"/></text:p>
      <text:p text:style-name="P103"><text:s text:c="4"/>def apple(self): </text:p>
      <text:p text:style-name="P103"><text:s text:c="8"/>print "i am classy apples"</text:p>
      <text:p text:style-name="P70"/>
      <text:p text:style-name="P71"><text:span text:style-name="T49">Here's why classes are used instead of modules: You can take this </text:span><text:span text:style-name="Teletype"><text:span text:style-name="T54">MyStuff</text:span></text:span><text:span text:style-name="T46"> </text:span><text:span text:style-name="T49">class and use it to craft many of them, millions at a time if you want, and each one won't interfere with each other. When you import a module there is only one for the entire program unless you do some monster hacks.</text:span></text:p>
      <text:p text:style-name="P71"/>
      <text:p text:style-name="P212"/>
      <text:p text:style-name="P39">Objects are like import </text:p>
      <text:p text:style-name="P71">When you instantiate a class what you get is called an object. 实例化</text:p>
      <text:p text:style-name="P72"># calling the class </text:p>
      <text:p text:style-name="P72"># !!! this is not giving you the class, but instead is using the class as a blueprint for building a copy of that type of thing. </text:p>
      <text:p text:style-name="P104">print "\ninstantiate a class" </text:p>
      <text:p text:style-name="P104">thing = MyStuff() </text:p>
      <text:p text:style-name="P104">thing.apple() </text:p>
      <text:p text:style-name="P104">print thing.tangerine </text:p>
      <text:p text:style-name="P104"/>
      <text:p text:style-name="P105">1. classes are like blueprints or definitions for creating new mini-modules.</text:p>
      <text:p text:style-name="P105">2. instantiation is how you make one of these mini-modules and import it at the same time. “instantiate” just means to create an object from the class.</text:p>
      <text:p text:style-name="P105">3. the resulting created mini-module is called an object and you then assign it to a variable to work with it.</text:p>
      <text:p text:style-name="P105"/>
      <text:p text:style-name="P107">3 ways to get things from things </text:p>
      <text:p text:style-name="P159"># dict style</text:p>
      <text:p text:style-name="P156"><text:bookmark text:name="python--ex40a.py-idio.html-21"/><text:span text:style-name="T87">mystuff</text:span><text:span text:style-name="T88">[</text:span><text:span text:style-name="T102">'apples'</text:span><text:span text:style-name="T88">]</text:span></text:p>
      <text:p text:style-name="P163"><text:bookmark text:name="python--ex40a.py-idio.html-31"/></text:p>
      <text:p text:style-name="P160"><text:bookmark text:name="python--ex40a.py-idio.html-4"/># module style</text:p>
      <text:p text:style-name="P156"><text:bookmark text:name="python--ex40a.py-idio.html-5"/><text:span text:style-name="T87">mystuff</text:span><text:span text:style-name="T103">.</text:span><text:span text:style-name="T87">apples</text:span><text:span text:style-name="T88">()</text:span></text:p>
      <text:p text:style-name="P156"><text:bookmark text:name="python--ex40a.py-idio.html-6"/><text:span text:style-name="T108">print</text:span> <text:span text:style-name="T87">mystuff</text:span><text:span text:style-name="T103">.</text:span><text:span text:style-name="T87">tangerine</text:span></text:p>
      <text:p text:style-name="P163"><text:bookmark text:name="python--ex40a.py-idio.html-7"/></text:p>
      <text:p text:style-name="P160"><text:bookmark text:name="python--ex40a.py-idio.html-8"/># class style</text:p>
      <text:p text:style-name="P156"><text:bookmark text:name="python--ex40a.py-idio.html-9"/><text:span text:style-name="T87">thing</text:span> <text:span text:style-name="T103">=</text:span> <text:span text:style-name="T87">MyStuff</text:span><text:span text:style-name="T88">()</text:span></text:p>
      <text:p text:style-name="P156"><text:bookmark text:name="python--ex40a.py-idio.html-10"/><text:span text:style-name="T87">thing</text:span><text:span text:style-name="T103">.</text:span><text:span text:style-name="T87">apples</text:span><text:span text:style-name="T88">()</text:span></text:p>
      <text:p text:style-name="P186"><text:bookmark text:name="python--ex40a.py-idio.html-11"/><text:span text:style-name="T108">print</text:span> <text:span text:style-name="T87">thing</text:span><text:span text:style-name="T103">.</text:span><text:span text:style-name="T87">tangerine</text:span></text:p>
      <text:p text:style-name="P106">why do I need<text:span text:style-name="T70"> self </text:span>when I make <text:span text:style-name="T70">__init__ </text:span>or other functions for classes?</text:p>
      <text:p text:style-name="P106"><text:span text:style-name="T49">If you don't have </text:span><text:span text:style-name="Teletype"><text:span text:style-name="T54">self</text:span></text:span><text:span text:style-name="T49">, then code like </text:span><text:span text:style-name="Teletype"><text:span text:style-name="T54">cheese = 'Frank'</text:span></text:span><text:span text:style-name="T46"> </text:span><text:span text:style-name="T49">is ambiguous. That code isn't clear about whether you mean the </text:span><text:span text:style-name="Emphasis"><text:span text:style-name="T50">instance's</text:span></text:span><text:span text:style-name="T46"> </text:span><text:span text:style-name="Teletype"><text:span text:style-name="T54">cheese</text:span></text:span><text:span text:style-name="T46"> </text:span><text:span text:style-name="T49">attribute, </text:span><text:span text:style-name="Emphasis"><text:span text:style-name="T50">or</text:span></text:span><text:span text:style-name="T46"> </text:span><text:span text:style-name="T49">a local variable named </text:span><text:span text:style-name="Teletype"><text:span text:style-name="T54">cheese</text:span></text:span><text:span text:style-name="T49">. With </text:span><text:span text:style-name="Teletype"><text:span text:style-name="T54">self.cheese = 'Frank'</text:span></text:span><text:span text:style-name="T46"> </text:span><text:span text:style-name="T49">it's very clear you mean the instance attribute </text:span><text:span text:style-name="Teletype"><text:span text:style-name="T54">self.cheese</text:span></text:span><text:span text:style-name="T49">.</text:span></text:p>
      <text:p text:style-name="P106"/>
      <text:p text:style-name="P213">WORD DRILLS </text:p>
      <text:p text:style-name="P165">class</text:p>
      <text:p text:style-name="P203">Tell Python to make a new type of thing.</text:p>
      <text:p text:style-name="P145">object</text:p>
      <text:p text:style-name="P203">Two meanings: the most basic type of thing, and any instance of some thing.</text:p>
      <text:p text:style-name="P145">instance</text:p>
      <text:p text:style-name="P203"><text:soft-page-break/>What you get when you tell Python to create a class.</text:p>
      <text:p text:style-name="P145">def</text:p>
      <text:p text:style-name="P203">How you define a function inside a class.</text:p>
      <text:p text:style-name="P145">self</text:p>
      <text:p text:style-name="P203">Inside the functions in a class, self is a variable for the instance/object being accessed.</text:p>
      <text:p text:style-name="P145">inheritance</text:p>
      <text:p text:style-name="P203">The concept that one class can inherit traits from another class, much like you and your parents.</text:p>
      <text:p text:style-name="P145">composition</text:p>
      <text:p text:style-name="P203">The concept that a class can be composed of other classes as parts, much like how a car has wheels.</text:p>
      <text:p text:style-name="P145">attribute</text:p>
      <text:p text:style-name="P203">A property classes have that are from composition and are usually variables.</text:p>
      <text:p text:style-name="P145">is-a</text:p>
      <text:p text:style-name="P203">A phrase to say that something inherits from another, as in a "salmon" is-a "fish."</text:p>
      <text:p text:style-name="P145">has-a</text:p>
      <text:p text:style-name="P203">A phrase to say that something is composed of other things or has a trait, as in "a salmon has-a mouth."</text:p>
      <text:p text:style-name="P108"/>
      <text:p text:style-name="P64"/>
      <text:p text:style-name="P64"/>
      <text:p text:style-name="P40">PHRASE DRILLS </text:p>
      <text:p text:style-name="P166">class X(Y)</text:p>
      <text:p text:style-name="P203">"Make a class named X that is-a Y."</text:p>
      <text:p text:style-name="P145">class X(object): def __init__(self, J)</text:p>
      <text:p text:style-name="P203">"class X has-a __init__ that takes self and J parameters."</text:p>
      <text:p text:style-name="P145">class X(object): def M(self, J)</text:p>
      <text:p text:style-name="P203">"class X has-a function named M that takes self and J parameters."</text:p>
      <text:p text:style-name="P145">foo = X()</text:p>
      <text:p text:style-name="P203">"Set foo to an instance of class X."</text:p>
      <text:p text:style-name="P145">foo.M(J)</text:p>
      <text:p text:style-name="P203">"From foo get the M function, and call it with parameters self, J."</text:p>
      <text:p text:style-name="P145">foo.K = Q</text:p>
      <text:p text:style-name="P203">"From foo get the K attribute and set it to Q."</text:p>
      <text:p text:style-name="P64"/>
      <text:p text:style-name="P64"/>
      <text:p text:style-name="P64"/>
      <text:p text:style-name="P64"/>
      <text:p text:style-name="P73">is-, has-a, objects anc classes</text:p>
      <text:p text:style-name="P42">Fish: class </text:p>
      <text:p text:style-name="P42">Salmon: class </text:p>
      <text:p text:style-name="P42">Mary: instance </text:p>
      <text:p text:style-name="P73">Mary is the name of a Salmon. </text:p>
      <text:p text:style-name="P73">She's just a specific “instance” of a Salmon. </text:p>
      <text:p text:style-name="P41"><text:soft-page-break/>Fish is a class, and Salmon is a class, and Mary is an object. </text:p>
      <text:p text:style-name="P73">A Fish is a class, meaning it is <text:span text:style-name="T76">not a real thing</text:span>, but rather a word we attach to instances of things with similar attributes. Got fins？ Got gills? Lives in water? </text:p>
      <text:p text:style-name="P74">If we clarif the Fish further, and made a new class called “Salmon” that has more specific attribtues. Longer nose, reddish flesh, big, lives in the ocean or fresh water, tasty? </text:p>
      <text:p text:style-name="P74"/>
      <text:p text:style-name="P74"><text:span text:style-name="T51">No, you see this Salmon right here, I'll call her Mary and I'm going to make a tasty fillet out of her with a nice sauce." Now you have this </text:span><text:span text:style-name="Emphasis"><text:span text:style-name="T61">instance</text:span></text:span><text:span text:style-name="T52"> </text:span><text:span text:style-name="T51">of a Salmon (which also is an instance of a Fish) named Mary turned into something real that is filling your belly. It has become an object.</text:span></text:p>
      <text:p text:style-name="P96"/>
      <text:p text:style-name="P74">Mary is a kind of Salmon that is a kind of Fish. Object is a class is a class. </text:p>
      <text:p text:style-name="P74"/>
      <text:p text:style-name="P73"/>
      <text:p text:style-name="P42">Whether something is a class or object:</text:p>
      <text:p text:style-name="P74"><text:span text:style-name="T70">is-a</text:span> is the relationship between Fish and Salmon, objects and classes being related to each other by a class relationship. </text:p>
      <text:p text:style-name="P74"><text:span text:style-name="T70">has-a</text:span> is the relationship between Salmon and Gills. Objects and classes that are related only because they reference each other. </text:p>
      <text:p text:style-name="P73"/>
      <text:p text:style-name="P109">class Animal(object): </text:p>
      <text:p text:style-name="P75">just assume that python always requires (object) when you make a class. </text:p>
      <text:p text:style-name="P75"/>
      <text:p text:style-name="P43">SUPER</text:p>
      <text:p text:style-name="P75">## employee is a person </text:p>
      <text:p text:style-name="P75">class Employee(Person): </text:p>
      <text:p text:style-name="P75"><text:s text:c="4"/>def __init__(self, name, salary): </text:p>
      <text:p text:style-name="P111"><text:s text:c="8"/>super(Employee,self).__init__(name) </text:p>
      <text:p text:style-name="P75"><text:s text:c="8"/>## employee has a salary </text:p>
      <text:p text:style-name="P75"><text:s text:c="8"/>self.salary = salary </text:p>
      <text:p text:style-name="P75">#### super: that is how you can run the __init__ method of a parent class reliably. </text:p>
      <text:p text:style-name="P75">#### super() lets you avoid referring to the base class explicitly,which can be nice. </text:p>
      <text:p text:style-name="P75">#### super().__init__() to make you call, which is concise and does not require you to reference to parent or class names explicitly, which can be handy. </text:p>
      <text:p text:style-name="P64"/>
      <text:p text:style-name="P64"/>
      <text:p text:style-name="P75">BASIC OBJECT-ORIENTED ANALYSIS AND DESIGN </text:p>
      <text:p text:style-name="P75"/>
      <text:p text:style-name="P82">refer to lean python on the hard way </text:p>
      <text:p text:style-name="P75"/>
      <text:p text:style-name="P75"/>
      <text:p text:style-name="P75"/>
      <text:p text:style-name="P75"/>
      <text:p text:style-name="P75"/>
      <text:p text:style-name="P109"/>
      <text:p text:style-name="P115">Inheritance </text:p>
      <text:p text:style-name="P32">Inheritance is used to indicate that one class will get most or all of its features from a parent class. </text:p>
      <text:p text:style-name="P127">1. Actions on the child imply an action on the parent.</text:p>
      <text:p text:style-name="P127">2. actions on the child override the action on the parent</text:p>
      <text:p text:style-name="P127">3. actions on the child alter the action on the parent.</text:p>
      <text:p text:style-name="P127"/>
      <text:p text:style-name="P112">Implicit Inheritance</text:p>
      <text:p text:style-name="P76">class Parent(object): </text:p>
      <text:p text:style-name="P76"><text:tab/>def implicit(self): </text:p>
      <text:p text:style-name="P77"><text:soft-page-break/><text:tab/><text:tab/>print <text:span text:style-name="T110">"parent implicit()"</text:span></text:p>
      <text:p text:style-name="P76"/>
      <text:p text:style-name="P76"># inherit class Parent</text:p>
      <text:p text:style-name="P76">class Child(<text:span text:style-name="T70">Parent</text:span>): </text:p>
      <text:p text:style-name="P76"><text:tab/>pass </text:p>
      <text:p text:style-name="P76"/>
      <text:p text:style-name="P76">dad = Parent() </text:p>
      <text:p text:style-name="P76">son = Child() </text:p>
      <text:p text:style-name="P76"/>
      <text:p text:style-name="P76">dad.implicit() </text:p>
      <text:p text:style-name="P76">son.implicit()</text:p>
      <text:p text:style-name="P78"/>
      <text:p text:style-name="P78"># calling Child, even though Child does not have a implicit function defined, it still works and it calls the one defined in Parent. </text:p>
      <text:p text:style-name="P78"/>
      <text:p text:style-name="P112">Override explicitly </text:p>
      <text:p text:style-name="P78">even though child inherit some features from parent, but you still want child behaves differently. In this case you want to override the function in the child, effectively replacing the functionality. </text:p>
      <text:p text:style-name="P78"/>
      <table:table table:name="表格5" table:style-name="表格5">
        <table:table-column table:style-name="表格5.A"/>
        <table:table-row>
          <table:table-cell table:style-name="表格5.A1" office:value-type="string">
            <text:p text:style-name="P80">class Parent(object): </text:p>
            <text:p text:style-name="P80"><text:s text:c="4"/>def override(self): </text:p>
            <text:p text:style-name="P80"><text:s text:c="8"/>print "parent override()" </text:p>
            <text:p text:style-name="P80"/>
            <text:p text:style-name="P80"># inherit from Parent </text:p>
            <text:p text:style-name="P80">class Child(Parent): <text:s/></text:p>
            <text:p text:style-name="P80"><text:s text:c="4"/>def override(self): </text:p>
            <text:p text:style-name="P80"><text:s text:c="8"/>print "child override()" </text:p>
            <text:p text:style-name="P80"><text:s text:c="8"/></text:p>
            <text:p text:style-name="P80">dad = Parent() </text:p>
            <text:p text:style-name="P80">son = Child() </text:p>
            <text:p text:style-name="P80"/>
            <text:p text:style-name="P80">dad.override() </text:p>
            <text:p text:style-name="P80">son.override() </text:p>
          </table:table-cell>
        </table:table-row>
      </table:table>
      <text:p text:style-name="P79"/>
      <text:p text:style-name="P64"/>
      <text:p text:style-name="P113">Alter Before or After</text:p>
      <text:p text:style-name="P81"><text:span text:style-name="T112">The third way to use inheritance is a special case of overriding where you want to alter to the behavior or after the </text:span><text:span text:style-name="T72">Parent </text:span><text:span text:style-name="T112">class's version runs. </text:span>You first override the function just like in the last example, but then you use a python built-in function named <text:span text:style-name="T70">super</text:span> to get the <text:span text:style-name="T70">Parent </text:span>version to call. </text:p>
      <text:p text:style-name="P81"/>
      <table:table table:name="表格4" table:style-name="表格4">
        <table:table-column table:style-name="表格4.A"/>
        <table:table-row>
          <table:table-cell table:style-name="表格4.A1" office:value-type="string">
            <text:p text:style-name="P84">class Parent(object): </text:p>
            <text:p text:style-name="P84"><text:s text:c="4"/>def altered(self): </text:p>
            <text:p text:style-name="P84"><text:s text:c="8"/>print "parent altered()" </text:p>
            <text:p text:style-name="P84"><text:s text:c="8"/></text:p>
            <text:p text:style-name="P84">class Child(<text:span text:style-name="T109">Parent</text:span>): </text:p>
            <text:p text:style-name="P84"><text:s text:c="4"/>def altered(self): </text:p>
            <text:p text:style-name="P84"><text:s text:c="8"/>print "child, before parent alt<text:span text:style-name="T111">ere</text:span>d()" </text:p>
            <text:p text:style-name="P84"><text:s text:c="8"/><text:span text:style-name="T70">super(Child, self).altered() <text:s text:c="3"/># result is "parent altered()" </text:span></text:p>
            <text:p text:style-name="P84"><text:s text:c="8"/>print "child, after parent altered()" </text:p>
            <text:p text:style-name="P84"><text:s text:c="8"/></text:p>
            <text:p text:style-name="P84">dad = Parent() </text:p>
            <text:p text:style-name="P84">son = Child() </text:p>
            <text:p text:style-name="P84">#dad.altered() </text:p>
            <text:p text:style-name="P84">son.altered() </text:p>
            <text:p text:style-name="P84"/>
            <text:p text:style-name="P84"># result is </text:p>
            <text:p text:style-name="P84"># child, before parent alt<text:span text:style-name="T111">e</text:span>red() </text:p>
            <text:p text:style-name="P84"># parent altered() </text:p>
            <text:p text:style-name="P84"># child, after parent altered()</text:p>
          </table:table-cell>
        </table:table-row>
      </table:table>
      <text:p text:style-name="P64"><text:soft-page-break/></text:p>
      <text:p text:style-name="P83"/>
      <text:p text:style-name="P83"/>
      <text:p text:style-name="P64"/>
      <text:p text:style-name="P116">more about super()</text:p>
      <text:p text:style-name="P85"># make a class named <text:span text:style-name="T70">SuperFun</text:span> that inherits from the classes <text:span text:style-name="T70">Child</text:span> and<text:span text:style-name="T70"> BadStuff </text:span>at the same time. </text:p>
      <text:p text:style-name="P85">class SuperFun(Child, BadStuff): </text:p>
      <text:p text:style-name="P85"><text:tab/>pass </text:p>
      <text:p text:style-name="P85"/>
      <text:p text:style-name="P110">Using <text:span text:style-name="T70">super()</text:span> with <text:span text:style-name="T70">__init__</text:span></text:p>
      <text:p text:style-name="P86">The most common use of <text:span text:style-name="T70">super() </text:span><text:span text:style-name="T113">is in </text:span><text:span text:style-name="T73">__init__() </text:span><text:span text:style-name="T106">function in </text:span><text:span text:style-name="T107">base classes. </text:span></text:p>
      <text:p text:style-name="P44"/>
      <table:table table:name="表格3" table:style-name="表格3">
        <table:table-column table:style-name="表格3.A"/>
        <table:table-row>
          <table:table-cell table:style-name="表格3.A1" office:value-type="string">
            <text:p text:style-name="P210">Class Child(Parent): </text:p>
            <text:p text:style-name="P88"/>
            <text:p text:style-name="P211"><text:tab/>def __init__(self, stuff): </text:p>
            <text:p text:style-name="P211"><text:tab/><text:tab/>self.stuff = stuff </text:p>
            <text:p text:style-name="P45"><text:tab/><text:tab/>super(Child, self).__init__()</text:p>
          </table:table-cell>
        </table:table-row>
      </table:table>
      <text:p text:style-name="P87"/>
      <text:p text:style-name="P64"/>
      <text:p text:style-name="P64"/>
      <text:p text:style-name="P117">COMPOSITION</text:p>
      <text:p text:style-name="P89">use other classes and modules, <text:span text:style-name="T114">rather</text:span> than rely on implicit inheritance. </text:p>
      <text:p text:style-name="P89"/>
      <text:p text:style-name="P90">Wrong </text:p>
      <table:table table:name="表格1" table:style-name="表格1">
        <table:table-column table:style-name="表格1.A"/>
        <table:table-row>
          <table:table-cell table:style-name="表格1.A1" office:value-type="string">
            <text:p text:style-name="P207">print "\ncomposition" </text:p>
            <text:p text:style-name="P207">class Other(object): </text:p>
            <text:p text:style-name="P207"><text:s text:c="4"/>def override(self): </text:p>
            <text:p text:style-name="P207"><text:s text:c="8"/>print "other override()" </text:p>
            <text:p text:style-name="P207"><text:s text:c="8"/></text:p>
            <text:p text:style-name="P207"><text:s text:c="4"/>def implicit(self): </text:p>
            <text:p text:style-name="P207"><text:s text:c="8"/>print "other implicit()" </text:p>
            <text:p text:style-name="P207"><text:s text:c="8"/></text:p>
            <text:p text:style-name="P207"><text:s text:c="4"/>def altered(self): </text:p>
            <text:p text:style-name="P207"><text:s text:c="8"/>print "other altered()" </text:p>
            <text:p text:style-name="P207"><text:s text:c="8"/></text:p>
            <text:p text:style-name="P207">class Child(Other): </text:p>
            <text:p text:style-name="P207"><text:s text:c="16"/></text:p>
            <text:p text:style-name="P207"><text:s text:c="4"/>def implicit(self): </text:p>
            <text:p text:style-name="P207"><text:s text:c="8"/># !!! this does not work so we have to define __init__ and then use self.other.implicit() </text:p>
            <text:p text:style-name="P207"><text:s text:c="8"/>Child.implicit() <text:s text:c="2"/></text:p>
            <text:p text:style-name="P207"><text:s text:c="8"/></text:p>
            <text:p text:style-name="P207"><text:s text:c="4"/>def override(self): </text:p>
            <text:p text:style-name="P207"><text:s text:c="8"/>print "child override()" </text:p>
            <text:p text:style-name="P207"><text:s text:c="8"/></text:p>
            <text:p text:style-name="P207"><text:s text:c="4"/>def altered(self): </text:p>
            <text:p text:style-name="P207"><text:s text:c="8"/>print "child, before other altered()" </text:p>
            <text:p text:style-name="P207"><text:s text:c="8"/>super(Child, self).altered() <text:s text:c="2"/># if not defined in __init__, should I use super?? </text:p>
            <text:p text:style-name="P207"><text:s text:c="8"/>print "child, after other altered()" </text:p>
            <text:p text:style-name="P207"><text:s text:c="8"/></text:p>
            <text:p text:style-name="P207">son = Child() </text:p>
            <text:p text:style-name="P207">son.implicit() </text:p>
            <text:p text:style-name="P207">son.override() </text:p>
            <text:p text:style-name="P207">son.altered() </text:p>
          </table:table-cell>
        </table:table-row>
      </table:table>
      <text:p text:style-name="P90"/>
      <text:p text:style-name="P90">Correct </text:p>
      <table:table table:name="表格2" table:style-name="表格2">
        <table:table-column table:style-name="表格2.A"/>
        <table:table-row>
          <table:table-cell table:style-name="表格2.A1" office:value-type="string">
            <text:p text:style-name="P204">print "\ncomposition" </text:p>
            <text:p text:style-name="P204">class Other(object): </text:p>
            <text:p text:style-name="P204"><text:s text:c="4"/>def override(self): </text:p>
            <text:p text:style-name="P204"><text:soft-page-break/><text:s text:c="8"/>print "other override()" </text:p>
            <text:p text:style-name="P204"><text:s text:c="8"/></text:p>
            <text:p text:style-name="P204"><text:s text:c="4"/>def implicit(self): </text:p>
            <text:p text:style-name="P204"><text:s text:c="8"/>print "other implicit()" </text:p>
            <text:p text:style-name="P204"><text:s text:c="8"/></text:p>
            <text:p text:style-name="P204"><text:s text:c="4"/>def altered(self): </text:p>
            <text:p text:style-name="P204"><text:s text:c="8"/>print "other altered()" </text:p>
            <text:p text:style-name="P204"><text:s text:c="8"/></text:p>
            <text:p text:style-name="P204">class Child(<text:span text:style-name="T109">object</text:span>): </text:p>
            <text:p text:style-name="P204"/>
            <text:p text:style-name="P206"><text:s text:c="4"/>def __init__(self): </text:p>
            <text:p text:style-name="P206"><text:s text:c="8"/>self.other = Other() </text:p>
            <text:p text:style-name="P204"><text:s text:c="8"/></text:p>
            <text:p text:style-name="P204"><text:s text:c="4"/>def implicit(self): </text:p>
            <text:p text:style-name="P204"><text:s text:c="8"/><text:span text:style-name="T70">self.other.implicit</text:span>() </text:p>
            <text:p text:style-name="P204"><text:s text:c="8"/></text:p>
            <text:p text:style-name="P204"><text:s text:c="4"/>def override(self): </text:p>
            <text:p text:style-name="P204"><text:s text:c="8"/>print "child override()" </text:p>
            <text:p text:style-name="P204"><text:s text:c="8"/></text:p>
            <text:p text:style-name="P204"><text:s text:c="4"/>def altered(self): </text:p>
            <text:p text:style-name="P204"><text:s text:c="8"/>print "child, before other altered()" </text:p>
            <text:p text:style-name="P204"><text:s text:c="8"/>self.other.altered() <text:s text:c="2"/># if not defined in __init__, should I use super?? </text:p>
            <text:p text:style-name="P204"><text:s text:c="8"/>print "child, after other altered()" </text:p>
            <text:p text:style-name="P204"><text:s text:c="8"/></text:p>
            <text:p text:style-name="P204">son = Child() </text:p>
            <text:p text:style-name="P204">son.implicit() </text:p>
            <text:p text:style-name="P204">son.override() </text:p>
            <text:p text:style-name="P204">son.altered() </text:p>
          </table:table-cell>
        </table:table-row>
      </table:table>
      <text:p text:style-name="P90"/>
      <text:p text:style-name="P64"/>
      <text:p text:style-name="P118">Use <text:span text:style-name="T115">inheritance or composition</text:span></text:p>
      <text:p text:style-name="P91">1. avoid multiple inheritance at all cost, as it is too complex to <text:s/>be reliable.</text:p>
      <text:p text:style-name="P46">2. use composition to package code into modules that are used in many different unrelated places and situations.</text:p>
      <text:p text:style-name="P59">3. use inheritance only when there are clearly related reusable pieces of code that fit under a single common concept or if you have to <text:s/>because of something you are using.</text:p>
      <text:p text:style-name="P59"/>
      <text:p text:style-name="P59"/>
      <text:p text:style-name="P59">Classes act as templates that “mint” new objects,similar to how coins were minted using a die(template). </text:p>
      <text:p text:style-name="P60"/>
      <text:p text:style-name="P176"/>
      <text:p text:style-name="P61">Tips <text:s/><text:a xlink:type="simple" xlink:href="http://learnpythonthehardway.org/book/advice.html">http://learnpythonthehardway.org/book/advice.html</text:a> </text:p>
      <text:p text:style-name="P120"><text:bookmark text:name="p3"/><text:span text:style-name="T48">Which programming language you learn and use doesn't matter. Do </text:span><text:span text:style-name="Emphasis"><text:span text:style-name="T58">no</text:span></text:span><text:span text:style-name="Emphasis"><text:span text:style-name="T60">t </text:span></text:span><text:span text:style-name="T48">get sucked into the religion surrounding programming languages as that will only blind you to their true purpose of being your tool for doing interesting things.</text:span></text:p>
      <text:p text:style-name="P134"><text:bookmark text:name="p4"/><text:span text:style-name="T49">Programming as an intellectual activity is the </text:span><text:span text:style-name="Emphasis"><text:span text:style-name="T59">only </text:span></text:span><text:span text:style-name="T49">art form that allows you to create interactive art. You can create projects that other people can play with, and you can talk to them indirectly. No other art form is quite this interactive. Movies flow to the audience in one direction. Paintings do not move. Code goes both ways.</text:span></text:p>
      <text:p text:style-name="P132"><text:bookmark text:name="p5"/>Programming as a profession is only moderately interesting. It can be a good job, but you could make about the same money and be happier running a fast food <text:soft-page-break/>joint. You're much better off using code as your secret weapon in another profession.</text:p>
      <text:p text:style-name="P132"><text:bookmark text:name="p6"/>People who can code in the world of technology companies are a dime a dozen and get no respect. People who can code in biology, medicine, government, sociology, physics, history, and mathematics are respected and can do amazing things to advance those disciplines.</text:p>
      <text:p text:style-name="P62">I don't know. Maybe I should try to find a job in another industry after two or three years' coding. As for my PhD, maybe it should not be cs? But damn it, is it possible to switch from a to b to c, etc? I don't have that much time lah. </text:p>
      <text:p text:style-name="P62">Anyway, not the direction is bank and insurance scoring. </text:p>
      <text:p text:style-name="P62"><text:s/></text:p>
      <text:p text:style-name="P177"/>
      <text:p text:style-name="P64"/>
      <text:p text:style-name="P114">A Project Skeleton</text:p>
      <text:p text:style-name="P64"/>
      <text:p text:style-name="P92">Have project layout, automated tests, modules, and install scripts. </text:p>
      <text:p text:style-name="P92"/>
      <text:p text:style-name="P93">As for folders and files, refer to project/skeleton </text:p>
      <text:p text:style-name="P93"/>
      <text:p text:style-name="P93">running nose tests </text:p>
      <table:table table:name="表格6" table:style-name="表格6">
        <table:table-column table:style-name="表格6.A"/>
        <table:table-row>
          <table:table-cell table:style-name="表格6.A1" office:value-type="string">
            <text:p text:style-name="P205">$ cd .. <text:s text:c="2"/><text:span text:style-name="T116">$ inside skeleton folder </text:span></text:p>
            <text:p text:style-name="P205"># ls </text:p>
            <text:p text:style-name="P205">NAME bin docs setup.py tests </text:p>
            <text:p text:style-name="P205">$ nosetests </text:p>
            <text:p text:style-name="P205">. </text:p>
            <text:p text:style-name="P205">Ran 1 test in 0.003s </text:p>
            <text:p text:style-name="P205">OK </text:p>
          </table:table-cell>
        </table:table-row>
      </table:table>
      <text:p text:style-name="P93"/>
      <text:p text:style-name="P47">Using the skeleton </text:p>
      <text:p text:style-name="P47"/>
      <text:p text:style-name="P94">Whenever you want to start a new project, just do this: </text:p>
      <text:p text:style-name="P126"><text:s text:c="10"/><text:span text:style-name="T117">1. </text:span>Make a copy of your skeleton directory. Name it after your new project.</text:p>
      <text:list xml:id="list6669426213693568241" text:style-name="L3">
        <text:list-header>
          <text:p text:style-name="P230"><text:span text:style-name="T57">2. </text:span><text:span text:style-name="T56">Rename (move) the </text:span><text:span text:style-name="Teletype"><text:span text:style-name="T55">NAME</text:span></text:span><text:span text:style-name="T56"> directory to be the name of your project or whatever you want to call your root module.</text:span></text:p>
          <text:p text:style-name="P230"><text:span text:style-name="T57">3. </text:span><text:span text:style-name="T56">Edit your </text:span><text:span text:style-name="Teletype"><text:span text:style-name="T55">setup.py</text:span></text:span><text:span text:style-name="T56"> to have all the information for your project.</text:span></text:p>
          <text:p text:style-name="P229"><text:span text:style-name="T57">4. </text:span><text:span text:style-name="T56">Rename </text:span><text:span text:style-name="Teletype"><text:span text:style-name="T55">tests/NAME_tests.py</text:span></text:span><text:span text:style-name="T56"> to also have your module name.</text:span></text:p>
          <text:p text:style-name="P229"><text:span text:style-name="T57">5. </text:span><text:span text:style-name="T56">Double check it's all working by using</text:span><text:span text:style-name="Teletype"><text:span text:style-name="T55">nosetests</text:span></text:span><text:span text:style-name="T56"> again.</text:span></text:p>
          <text:p text:style-name="P233"><text:span text:style-name="T117">6. </text:span>Start coding.</text:p>
        </text:list-header>
      </text:list>
      <text:p text:style-name="P64"/>
      <text:p text:style-name="P95">Folder bin: a standard place to put scripts that are run on the command line, not a place to put modules. </text:p>
      <text:p text:style-name="P95"/>
      <text:p text:style-name="P95"><text:s/></text:p>
      <text:p text:style-name="P226"/>
      <text:p text:style-name="P220">python <text:span text:style-name="T118">doc about class </text:span></text:p>
      <text:p text:style-name="P22"/>
      <text:p text:style-name="P215">Objects can have multiple names, which is known as aliasing in other languages. </text:p>
      <text:p text:style-name="P215"><text:soft-page-break/>Aliases behave like pointers in some respects. </text:p>
      <text:p text:style-name="P215"/>
      <text:p text:style-name="P221">1. how scopes and namespaces work</text:p>
      <text:p text:style-name="P221"><text:span text:style-name="T119">namespaces are commonly structured as hierarchies to allow reuse of names in different contexts. </text:span></text:p>
      <text:p text:style-name="P221"/>
      <text:p text:style-name="P224"><text:span text:style-name="T119">NAMESPACE</text:span></text:p>
      <text:p text:style-name="P221"><text:span text:style-name="T119">A namespace is a mapping from names to objects. </text:span></text:p>
      <text:p text:style-name="P221">There is absolutely no relation between names in different namespaces. </text:p>
      <text:p text:style-name="P221">Users must prefix it with the module name. </text:p>
      <text:p text:style-name="P222">z.real</text:p>
      <text:p text:style-name="P221"><text:span text:style-name="T70">real</text:span> is an attribute of the object <text:span text:style-name="T70">z.</text:span> </text:p>
      <text:p text:style-name="P221"/>
      <text:p text:style-name="P223"><text:span text:style-name="T119">modname.funcname</text:span></text:p>
      <text:p text:style-name="P216"><text:span text:style-name="T70">modname</text:span> is a module object and<text:span text:style-name="T70"> funcname </text:span>is an attribute of it. </text:p>
      <text:p text:style-name="P22"><text:span text:style-name="T89">In this case there happens to be a straightforward mapping between the module’s attributes and the global names defined in the module: they share the same namespace!</text:span></text:p>
      <text:p text:style-name="P22"><text:span text:style-name="T89"/></text:p>
      <text:p text:style-name="P22"><text:span text:style-name="T89">Module attributes are writable: you can write </text:span><text:span text:style-name="Teletype"><text:span text:style-name="T121">modname.the_answer = 42</text:span></text:span><text:span text:style-name="T89">. Writable attributes may also be deleted with the </text:span><text:a xlink:type="simple" xlink:href="https://docs.python.org/2/reference/simple_stmts.html#del"><text:span text:style-name="Teletype">del</text:span></text:a><text:span text:style-name="Teletype"><text:span text:style-name="T120"> </text:span></text:span><text:span text:style-name="T89">statement.</text:span></text:p>
      <text:p text:style-name="P22"/>
      <text:p text:style-name="P22">Namespace containing built-in names: </text:p>
      <text:p text:style-name="P22">when the python interpreter starts up, never deleted </text:p>
      <text:p text:style-name="P22"/>
      <text:p text:style-name="P22">__main__ </text:p>
      <text:p text:style-name="P22">__builtin__ </text:p>
      <text:p text:style-name="P22"/>
      <text:p text:style-name="P22"/>
      <text:p text:style-name="P217">local namespace: created when the function is called. </text:p>
      <text:p text:style-name="P217">Deleted when the function returns or raises an exception. </text:p>
      <text:p text:style-name="P217"/>
      <text:p text:style-name="P225">SCOPE</text:p>
      <text:p text:style-name="P22">A scope <text:span text:style-name="T122">is a textual region of a python program where a namespace is directoly accessible. </text:span></text:p>
      <text:p text:style-name="P22"/>
      <text:p text:style-name="P22"/>
      <text:p text:style-name="P218">If no global statement is in effect – assignments to names always go into the innermost scope. </text:p>
      <text:p text:style-name="P218"/>
      <text:p text:style-name="P218"/>
      <text:p text:style-name="P219">Class</text:p>
      <text:p text:style-name="P219">the statements inside a class definition will usually be function definitions. </text:p>
      <text:p text:style-name="P219">When a class definition is entered, a new namespace is created, and used as the local scope – thus, all assignments to local variables go into this new namespace. </text:p>
      <text:p text:style-name="P219"/>
      <text:p text:style-name="P22"/>
      <text:p text:style-name="P22"/>
      <text:p text:style-name="P22"/>
      <text:p text:style-name="P22"/>
      <text:p text:style-name="P22"/>
      <text:p text:style-name="P22"/>
      <text:p text:style-name="P169"/>
      <text:p text:style-name="P169"/>
      <text:p text:style-name="P169"/>
      <text:p text:style-name="P169"/>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Deja Vu Sans Mono', 'Bitstream Vera Sans Mono', monospace"/>
    <style:font-face style:name="goudy old style" svg:font-family="'goudy old style', 'minion pro', 'bell mt', Georgia, 'Hiragino Mincho Pro'"/>
    <style:font-face style:name="monospace" svg:font-family="monospace, serif"/>
    <style:font-face style:name="roboto" svg:font-family="roboto"/>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Fallback" style:font-family-complex="'Droid Sans Fallback'"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0T10:35:46.099367305</meta:creation-date>
    <dc:date>2015-08-14T20:33:40.311287592</dc:date>
    <meta:editing-duration>P2DT11H34M18S</meta:editing-duration>
    <meta:editing-cycles>56</meta:editing-cycles>
    <meta:generator>LibreOffice/4.2.8.2$Linux_X86_64 LibreOffice_project/420m0$Build-2</meta:generator>
    <meta:document-statistic meta:table-count="6" meta:image-count="0" meta:object-count="0" meta:page-count="19" meta:paragraph-count="591" meta:word-count="4706" meta:character-count="27691" meta:non-whitespace-character-count="22693"/>
  </office:meta>
</office:document-meta>
</file>